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b2b2b2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13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19" style:family="table-cell" style:parent-style-name="Default" style:data-style-name="N114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order-bottom="none" fo:background-color="#b2b2b2" fo:border-left="none" fo:border-right="0.74pt solid #000000" fo:border-top="none"/>
    </style:style>
    <style:style style:name="ce21" style:family="table-cell" style:parent-style-name="Default" style:data-style-name="N114">
      <style:table-cell-properties fo:border-bottom="0.74pt solid #000000" fo:border-left="none" fo:border-right="0.74pt solid #000000" fo:border-top="none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24" style:family="table-cell" style:parent-style-name="Default" style:data-style-name="N1">
      <style:table-cell-properties fo:border-bottom="none" fo:border-left="0.74pt solid #000000" fo:border-right="none" fo:border-top="none"/>
    </style:style>
    <style:style style:name="ce25" style:family="table-cell" style:parent-style-name="Default" style:data-style-name="N1">
      <style:table-cell-properties fo:border-bottom="none" fo:background-color="#b2b2b2" fo:border-left="0.74pt solid #000000" fo:border-right="none" fo:border-top="none"/>
    </style:style>
    <style:style style:name="ce26" style:family="table-cell" style:parent-style-name="Default" style:data-style-name="N1">
      <style:table-cell-properties fo:border-bottom="0.74pt solid #000000" fo:border-left="0.74pt solid #000000" fo:border-right="none" fo:border-top="none"/>
    </style:style>
    <style:style style:name="ce6" style:family="table-cell" style:parent-style-name="Default" style:data-style-name="N1"/>
    <style:style style:name="ce28" style:family="table-cell" style:parent-style-name="Default" style:data-style-name="N1">
      <style:table-cell-properties fo:background-color="#b2b2b2"/>
    </style:style>
    <style:style style:name="ce29" style:family="table-cell" style:parent-style-name="Default" style:data-style-name="N1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border-bottom="0.74pt solid #000000" fo:border-left="none" fo:border-right="0.74pt solid #000000" fo:border-top="none"/>
    </style:style>
    <style:style style:name="ce31" style:family="table-cell" style:parent-style-name="Default">
      <style:table-cell-properties fo:background-color="#afd095" fo:border="0.74pt solid #000000"/>
    </style:style>
    <style:style style:name="ce32" style:family="table-cell" style:parent-style-name="Default" style:data-style-name="N1">
      <style:table-cell-properties fo:background-color="#afd095" fo:border="0.74pt solid #000000"/>
    </style:style>
    <style:style style:name="ce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4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-bottom="0.74pt solid #000000" fo:border-left="none" fo:border-right="none" fo:border-top="0.74pt solid #000000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-bottom="0.74pt solid #000000" fo:border-left="none" fo:border-right="0.74pt solid #000000" fo:border-top="0.74pt solid #000000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es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74" table:default-cell-style-name="Default"/>
        <table:table-row table:style-name="ro1">
          <table:table-cell table:style-name="ce1"/>
          <table:table-cell table:style-name="ce27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8" table:number-rows-spanned="1">
            <text:p>ack_ewma <text:s/>send_ewma</text:p>
          </table:table-cell>
          <table:covered-table-cell table:style-name="ce14"/>
          <table:covered-table-cell table:number-columns-repeated="6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6"/>
          <table:table-cell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MLP</text:p>
          </table:table-cell>
          <table:table-cell table:style-name="ce11" office:value-type="float" office:value="872" calcext:value-type="float">
            <text:p>872</text:p>
          </table:table-cell>
          <table:table-cell office:value-type="float" office:value="79" calcext:value-type="float">
            <text:p>79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24" office:value-type="float" office:value="893" calcext:value-type="float">
            <text:p>893</text:p>
          </table:table-cell>
          <table:table-cell office:value-type="float" office:value="77" calcext:value-type="float">
            <text:p>77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11" office:value-type="float" office:value="738" calcext:value-type="float">
            <text:p>738</text:p>
          </table:table-cell>
          <table:table-cell office:value-type="float" office:value="218" calcext:value-type="float">
            <text:p>218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11" office:value-type="float" office:value="635" calcext:value-type="float">
            <text:p>635</text:p>
          </table:table-cell>
          <table:table-cell office:value-type="float" office:value="318" calcext:value-type="float">
            <text:p>318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22"/>
          <table:table-cell table:number-columns-repeated="16354"/>
        </table:table-row>
        <table:table-row table:style-name="ro1">
          <table:covered-table-cell/>
          <table:table-cell table:style-name="ce11" office:value-type="float" office:value="111" calcext:value-type="float">
            <text:p>111</text:p>
          </table:table-cell>
          <table:table-cell office:value-type="float" office:value="831" calcext:value-type="float">
            <text:p>831</text:p>
          </table:table-cell>
          <table:table-cell table:style-name="ce19" table:formula="of:=([.B3]+[.C4])/([.B3]+[.C3]+[.B4]+[.C4])" office:value-type="float" office:value="0.899630216587427" calcext:value-type="float">
            <text:p>0,900</text:p>
          </table:table-cell>
          <table:table-cell table:style-name="ce19" table:formula="of:=1-[.D4]" office:value-type="float" office:value="0.100369783412573" calcext:value-type="float">
            <text:p>0,100</text:p>
          </table:table-cell>
          <table:table-cell table:style-name="ce19" table:formula="of:=[.C4]/([.B4]+[.C4])" office:value-type="float" office:value="0.882165605095541" calcext:value-type="float">
            <text:p>0,882</text:p>
          </table:table-cell>
          <table:table-cell table:style-name="ce19" table:formula="of:=[.C4]/([.C4]+[.C3])" office:value-type="float" office:value="0.913186813186813" calcext:value-type="float">
            <text:p>0,913</text:p>
          </table:table-cell>
          <table:table-cell table:style-name="ce19" table:formula="of:=2*[.G4]*[.F4]/([.F4]+[.G4])" office:value-type="float" office:value="0.897408207343413" calcext:value-type="float">
            <text:p>0,897</text:p>
          </table:table-cell>
          <table:table-cell table:style-name="ce24" office:value-type="float" office:value="121" calcext:value-type="float">
            <text:p>121</text:p>
          </table:table-cell>
          <table:table-cell office:value-type="float" office:value="802" calcext:value-type="float">
            <text:p>802</text:p>
          </table:table-cell>
          <table:table-cell table:style-name="ce19" table:formula="of:=([.I3]+[.J4])/([.I3]+[.J3]+[.I4]+[.J4])" office:value-type="float" office:value="0.89540412044374" calcext:value-type="float">
            <text:p>0,895</text:p>
          </table:table-cell>
          <table:table-cell table:style-name="ce19" table:formula="of:=1-[.K4]" office:value-type="float" office:value="0.10459587955626" calcext:value-type="float">
            <text:p>0,105</text:p>
          </table:table-cell>
          <table:table-cell table:style-name="ce19" table:formula="of:=[.J4]/([.I4]+[.J4])" office:value-type="float" office:value="0.868905742145179" calcext:value-type="float">
            <text:p>0,869</text:p>
          </table:table-cell>
          <table:table-cell table:style-name="ce19" table:formula="of:=[.J4]/([.J4]+[.J3])" office:value-type="float" office:value="0.912400455062571" calcext:value-type="float">
            <text:p>0,912</text:p>
          </table:table-cell>
          <table:table-cell table:style-name="ce19" table:formula="of:=2*[.N4]*[.M4]/([.M4]+[.N4])" office:value-type="float" office:value="0.890122086570477" calcext:value-type="float">
            <text:p>0,890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921" calcext:value-type="float">
            <text:p>921</text:p>
          </table:table-cell>
          <table:table-cell table:style-name="ce19" table:formula="of:=([.P3]+[.Q4])/([.P3]+[.Q3]+[.P4]+[.Q4])" office:value-type="float" office:value="0.876386687797147" calcext:value-type="float">
            <text:p>0,876</text:p>
          </table:table-cell>
          <table:table-cell table:style-name="ce19" table:formula="of:=1-[.R4]" office:value-type="float" office:value="0.123613312202853" calcext:value-type="float">
            <text:p>0,124</text:p>
          </table:table-cell>
          <table:table-cell table:style-name="ce19" table:formula="of:=[.Q4]/([.P4]+[.Q4])" office:value-type="float" office:value="0.982924226254002" calcext:value-type="float">
            <text:p>0,983</text:p>
          </table:table-cell>
          <table:table-cell table:style-name="ce19" table:formula="of:=[.Q4]/([.Q4]+[.Q3])" office:value-type="float" office:value="0.808604038630378" calcext:value-type="float">
            <text:p>0,809</text:p>
          </table:table-cell>
          <table:table-cell table:style-name="ce19" table:formula="of:=2*[.U4]*[.T4]/([.T4]+[.U4])" office:value-type="float" office:value="0.88728323699422" calcext:value-type="float">
            <text:p>0,887</text:p>
          </table:table-cell>
          <table:table-cell table:style-name="ce11" office:value-type="float" office:value="303" calcext:value-type="float">
            <text:p>303</text:p>
          </table:table-cell>
          <table:table-cell office:value-type="float" office:value="637" calcext:value-type="float">
            <text:p>637</text:p>
          </table:table-cell>
          <table:table-cell table:style-name="ce19" table:formula="of:=([.W3]+[.X4])/([.W3]+[.X3]+[.W4]+[.X4])" office:value-type="float" office:value="0.671949286846276" calcext:value-type="float">
            <text:p>0,672</text:p>
          </table:table-cell>
          <table:table-cell table:style-name="ce19" table:formula="of:=1-[.Y4]" office:value-type="float" office:value="0.328050713153724" calcext:value-type="float">
            <text:p>0,328</text:p>
          </table:table-cell>
          <table:table-cell table:style-name="ce19" table:formula="of:=[.X4]/([.W4]+[.X4])" office:value-type="float" office:value="0.677659574468085" calcext:value-type="float">
            <text:p>0,678</text:p>
          </table:table-cell>
          <table:table-cell table:style-name="ce19" table:formula="of:=[.X4]/([.X4]+[.X3])" office:value-type="float" office:value="0.667015706806283" calcext:value-type="float">
            <text:p>0,667</text:p>
          </table:table-cell>
          <table:table-cell table:style-name="ce19" table:formula="of:=2*[.AB4]*[.AA4]/([.AA4]+[.AB4])" office:value-type="float" office:value="0.672295514511873" calcext:value-type="float">
            <text:p>0,672</text:p>
          </table:table-cell>
          <table:table-cell table:style-name="ce22"/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6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11" office:value-type="float" office:value="883" calcext:value-type="float">
            <text:p>883</text:p>
          </table:table-cell>
          <table:table-cell office:value-type="float" office:value="69" calcext:value-type="float">
            <text:p>69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24" office:value-type="float" office:value="879" calcext:value-type="float">
            <text:p>879</text:p>
          </table:table-cell>
          <table:table-cell office:value-type="float" office:value="117" calcext:value-type="float">
            <text:p>117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11" office:value-type="float" office:value="785" calcext:value-type="float">
            <text:p>785</text:p>
          </table:table-cell>
          <table:table-cell office:value-type="float" office:value="175" calcext:value-type="float">
            <text:p>17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11" office:value-type="float" office:value="652" calcext:value-type="float">
            <text:p>652</text:p>
          </table:table-cell>
          <table:table-cell office:value-type="float" office:value="317" calcext:value-type="float">
            <text:p>317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22"/>
          <table:table-cell table:number-columns-repeated="16354"/>
        </table:table-row>
        <table:table-row table:style-name="ro1">
          <table:covered-table-cell/>
          <table:table-cell table:style-name="ce11" office:value-type="float" office:value="137" calcext:value-type="float">
            <text:p>137</text:p>
          </table:table-cell>
          <table:table-cell office:value-type="float" office:value="800" calcext:value-type="float">
            <text:p>800</text:p>
          </table:table-cell>
          <table:table-cell table:style-name="ce19" table:formula="of:=([.B6]+[.C7])/([.B6]+[.C6]+[.B7]+[.C7])" office:value-type="float" office:value="0.890947591318158" calcext:value-type="float">
            <text:p>0,891</text:p>
          </table:table-cell>
          <table:table-cell table:style-name="ce19" table:formula="of:=1-[.D7]" office:value-type="float" office:value="0.109052408681842" calcext:value-type="float">
            <text:p>0,109</text:p>
          </table:table-cell>
          <table:table-cell table:style-name="ce19" table:formula="of:=[.C7]/([.B7]+[.C7])" office:value-type="float" office:value="0.853788687299893" calcext:value-type="float">
            <text:p>0,854</text:p>
          </table:table-cell>
          <table:table-cell table:style-name="ce19" table:formula="of:=[.C7]/([.C7]+[.C6])" office:value-type="float" office:value="0.920598388952819" calcext:value-type="float">
            <text:p>0,921</text:p>
          </table:table-cell>
          <table:table-cell table:style-name="ce19" table:formula="of:=2*[.G7]*[.F7]/([.F7]+[.G7])" office:value-type="float" office:value="0.8859357696567" calcext:value-type="float">
            <text:p>0,886</text:p>
          </table:table-cell>
          <table:table-cell table:style-name="ce24" office:value-type="float" office:value="114" calcext:value-type="float">
            <text:p>114</text:p>
          </table:table-cell>
          <table:table-cell office:value-type="float" office:value="779" calcext:value-type="float">
            <text:p>779</text:p>
          </table:table-cell>
          <table:table-cell table:style-name="ce19" table:formula="of:=([.I6]+[.J7])/([.I6]+[.J6]+[.I7]+[.J7])" office:value-type="float" office:value="0.877713075701429" calcext:value-type="float">
            <text:p>0,878</text:p>
          </table:table-cell>
          <table:table-cell table:style-name="ce19" table:formula="of:=1-[.K7]" office:value-type="float" office:value="0.122286924298571" calcext:value-type="float">
            <text:p>0,122</text:p>
          </table:table-cell>
          <table:table-cell table:style-name="ce19" table:formula="of:=[.J7]/([.I7]+[.J7])" office:value-type="float" office:value="0.872340425531915" calcext:value-type="float">
            <text:p>0,872</text:p>
          </table:table-cell>
          <table:table-cell table:style-name="ce19" table:formula="of:=[.J7]/([.J7]+[.J6])" office:value-type="float" office:value="0.869419642857143" calcext:value-type="float">
            <text:p>0,869</text:p>
          </table:table-cell>
          <table:table-cell table:style-name="ce19" table:formula="of:=2*[.N7]*[.M7]/([.M7]+[.N7])" office:value-type="float" office:value="0.870877585243153" calcext:value-type="float">
            <text:p>0,871</text:p>
          </table:table-cell>
          <table:table-cell table:style-name="ce11" office:value-type="float" office:value="86" calcext:value-type="float">
            <text:p>86</text:p>
          </table:table-cell>
          <table:table-cell office:value-type="float" office:value="843" calcext:value-type="float">
            <text:p>843</text:p>
          </table:table-cell>
          <table:table-cell table:style-name="ce19" table:formula="of:=([.P6]+[.Q7])/([.P6]+[.Q6]+[.P7]+[.Q7])" office:value-type="float" office:value="0.861831656961355" calcext:value-type="float">
            <text:p>0,862</text:p>
          </table:table-cell>
          <table:table-cell table:style-name="ce19" table:formula="of:=1-[.R7]" office:value-type="float" office:value="0.138168343038645" calcext:value-type="float">
            <text:p>0,138</text:p>
          </table:table-cell>
          <table:table-cell table:style-name="ce19" table:formula="of:=[.Q7]/([.P7]+[.Q7])" office:value-type="float" office:value="0.907427341227126" calcext:value-type="float">
            <text:p>0,907</text:p>
          </table:table-cell>
          <table:table-cell table:style-name="ce19" table:formula="of:=[.Q7]/([.Q7]+[.Q6])" office:value-type="float" office:value="0.828094302554028" calcext:value-type="float">
            <text:p>0,828</text:p>
          </table:table-cell>
          <table:table-cell table:style-name="ce19" table:formula="of:=2*[.U7]*[.T7]/([.T7]+[.U7])" office:value-type="float" office:value="0.865947611710324" calcext:value-type="float">
            <text:p>0,866</text:p>
          </table:table-cell>
          <table:table-cell table:style-name="ce11" office:value-type="float" office:value="260" calcext:value-type="float">
            <text:p>260</text:p>
          </table:table-cell>
          <table:table-cell office:value-type="float" office:value="660" calcext:value-type="float">
            <text:p>660</text:p>
          </table:table-cell>
          <table:table-cell table:style-name="ce19" table:formula="of:=([.W6]+[.X7])/([.W6]+[.X6]+[.W7]+[.X7])" office:value-type="float" office:value="0.694547379565908" calcext:value-type="float">
            <text:p>0,695</text:p>
          </table:table-cell>
          <table:table-cell table:style-name="ce19" table:formula="of:=1-[.Y7]" office:value-type="float" office:value="0.305452620434092" calcext:value-type="float">
            <text:p>0,305</text:p>
          </table:table-cell>
          <table:table-cell table:style-name="ce19" table:formula="of:=[.X7]/([.W7]+[.X7])" office:value-type="float" office:value="0.717391304347826" calcext:value-type="float">
            <text:p>0,717</text:p>
          </table:table-cell>
          <table:table-cell table:style-name="ce19" table:formula="of:=[.X7]/([.X7]+[.X6])" office:value-type="float" office:value="0.67553735926305" calcext:value-type="float">
            <text:p>0,676</text:p>
          </table:table-cell>
          <table:table-cell table:style-name="ce19" table:formula="of:=2*[.AB7]*[.AA7]/([.AA7]+[.AB7])" office:value-type="float" office:value="0.695835529783869" calcext:value-type="float">
            <text:p>0,696</text:p>
          </table:table-cell>
          <table:table-cell table:style-name="ce22"/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6"/>
          <table:table-cell table:style-name="ce7"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CNN</text:p>
          </table:table-cell>
          <table:table-cell table:style-name="ce11" office:value-type="float" office:value="922" calcext:value-type="float">
            <text:p>922</text:p>
          </table:table-cell>
          <table:table-cell office:value-type="float" office:value="61" calcext:value-type="float">
            <text:p>6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24" office:value-type="float" office:value="749" calcext:value-type="float">
            <text:p>749</text:p>
          </table:table-cell>
          <table:table-cell office:value-type="float" office:value="231" calcext:value-type="float">
            <text:p>23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11" office:value-type="float" office:value="741" calcext:value-type="float">
            <text:p>741</text:p>
          </table:table-cell>
          <table:table-cell office:value-type="float" office:value="243" calcext:value-type="float">
            <text:p>243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11" office:value-type="float" office:value="662" calcext:value-type="float">
            <text:p>662</text:p>
          </table:table-cell>
          <table:table-cell office:value-type="float" office:value="287" calcext:value-type="float">
            <text:p>287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22"/>
          <table:table-cell table:number-columns-repeated="16354"/>
        </table:table-row>
        <table:table-row table:style-name="ro1">
          <table:covered-table-cell/>
          <table:table-cell table:style-name="ce13" office:value-type="float" office:value="78" calcext:value-type="float">
            <text:p>78</text:p>
          </table:table-cell>
          <table:table-cell table:style-name="ce16" office:value-type="float" office:value="828" calcext:value-type="float">
            <text:p>828</text:p>
          </table:table-cell>
          <table:table-cell table:style-name="ce21" table:formula="of:=([.B9]+[.C10])/([.B9]+[.C9]+[.B10]+[.C10])" office:value-type="float" office:value="0.92641609317099" calcext:value-type="float">
            <text:p>0,926</text:p>
          </table:table-cell>
          <table:table-cell table:style-name="ce21" table:formula="of:=1-[.D10]" office:value-type="float" office:value="0.0735839068290101" calcext:value-type="float">
            <text:p>0,074</text:p>
          </table:table-cell>
          <table:table-cell table:style-name="ce21" table:formula="of:=[.C10]/([.B10]+[.C10])" office:value-type="float" office:value="0.913907284768212" calcext:value-type="float">
            <text:p>0,914</text:p>
          </table:table-cell>
          <table:table-cell table:style-name="ce21" table:formula="of:=[.C10]/([.C10]+[.C9])" office:value-type="float" office:value="0.931383577052868" calcext:value-type="float">
            <text:p>0,931</text:p>
          </table:table-cell>
          <table:table-cell table:style-name="ce21" table:formula="of:=2*[.G10]*[.F10]/([.F10]+[.G10])" office:value-type="float" office:value="0.922562674094708" calcext:value-type="float">
            <text:p>0,923</text:p>
          </table:table-cell>
          <table:table-cell table:style-name="ce26" office:value-type="float" office:value="17" calcext:value-type="float">
            <text:p>17</text:p>
          </table:table-cell>
          <table:table-cell table:style-name="ce29" office:value-type="float" office:value="892" calcext:value-type="float">
            <text:p>892</text:p>
          </table:table-cell>
          <table:table-cell table:style-name="ce19" table:formula="of:=([.I9]+[.J10])/([.I9]+[.J9]+[.I10]+[.J10])" office:value-type="float" office:value="0.868713605082054" calcext:value-type="float">
            <text:p>0,869</text:p>
          </table:table-cell>
          <table:table-cell table:style-name="ce19" table:formula="of:=1-[.K10]" office:value-type="float" office:value="0.131286394917946" calcext:value-type="float">
            <text:p>0,131</text:p>
          </table:table-cell>
          <table:table-cell table:style-name="ce19" table:formula="of:=[.J10]/([.I10]+[.J10])" office:value-type="float" office:value="0.981298129812981" calcext:value-type="float">
            <text:p>0,981</text:p>
          </table:table-cell>
          <table:table-cell table:style-name="ce19" table:formula="of:=[.J10]/([.J10]+[.J9])" office:value-type="float" office:value="0.794300979519145" calcext:value-type="float">
            <text:p>0,794</text:p>
          </table:table-cell>
          <table:table-cell table:style-name="ce19" table:formula="of:=2*[.N10]*[.M10]/([.M10]+[.N10])" office:value-type="float" office:value="0.877952755905512" calcext:value-type="float">
            <text:p>0,878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889" calcext:value-type="float">
            <text:p>889</text:p>
          </table:table-cell>
          <table:table-cell table:style-name="ce19" table:formula="of:=([.P9]+[.Q10])/([.P9]+[.Q9]+[.P10]+[.Q10])" office:value-type="float" office:value="0.862890418210694" calcext:value-type="float">
            <text:p>0,863</text:p>
          </table:table-cell>
          <table:table-cell table:style-name="ce19" table:formula="of:=1-[.R10]" office:value-type="float" office:value="0.137109581789307" calcext:value-type="float">
            <text:p>0,137</text:p>
          </table:table-cell>
          <table:table-cell table:style-name="ce19" table:formula="of:=[.Q10]/([.P10]+[.Q10])" office:value-type="float" office:value="0.98232044198895" calcext:value-type="float">
            <text:p>0,982</text:p>
          </table:table-cell>
          <table:table-cell table:style-name="ce19" table:formula="of:=[.Q10]/([.Q10]+[.Q9])" office:value-type="float" office:value="0.785335689045936" calcext:value-type="float">
            <text:p>0,785</text:p>
          </table:table-cell>
          <table:table-cell table:style-name="ce19" table:formula="of:=2*[.U10]*[.T10]/([.T10]+[.U10])" office:value-type="float" office:value="0.872852233676976" calcext:value-type="float">
            <text:p>0,873</text:p>
          </table:table-cell>
          <table:table-cell table:style-name="ce13" office:value-type="float" office:value="342" calcext:value-type="float">
            <text:p>342</text:p>
          </table:table-cell>
          <table:table-cell table:style-name="ce16" office:value-type="float" office:value="603" calcext:value-type="float">
            <text:p>603</text:p>
          </table:table-cell>
          <table:table-cell table:style-name="ce19" table:formula="of:=([.W9]+[.X10])/([.W9]+[.X9]+[.W10]+[.X10])" office:value-type="float" office:value="0.667898627243928" calcext:value-type="float">
            <text:p>0,668</text:p>
          </table:table-cell>
          <table:table-cell table:style-name="ce19" table:formula="of:=1-[.Y10]" office:value-type="float" office:value="0.332101372756072" calcext:value-type="float">
            <text:p>0,332</text:p>
          </table:table-cell>
          <table:table-cell table:style-name="ce19" table:formula="of:=[.X10]/([.W10]+[.X10])" office:value-type="float" office:value="0.638095238095238" calcext:value-type="float">
            <text:p>0,638</text:p>
          </table:table-cell>
          <table:table-cell table:style-name="ce19" table:formula="of:=[.X10]/([.X10]+[.X9])" office:value-type="float" office:value="0.677528089887641" calcext:value-type="float">
            <text:p>0,678</text:p>
          </table:table-cell>
          <table:table-cell table:style-name="ce19" table:formula="of:=2*[.AB10]*[.AA10]/([.AA10]+[.AB10])" office:value-type="float" office:value="0.657220708446866" calcext:value-type="float">
            <text:p>0,657</text:p>
          </table:table-cell>
          <table:table-cell table:style-name="ce30"/>
          <table:table-cell table:number-columns-repeated="16354"/>
        </table:table-row>
        <table:table-row table:style-name="ro1" table:number-rows-repeated="9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eneralização_5Fluxos_Reno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NO 5 FLUXOS</text:p>
          </table:table-cell>
          <table:covered-table-cell table:style-name="ce27"/>
          <table:covered-table-cell table:style-name="ce14"/>
          <table:covered-table-cell table:style-name="ce17"/>
          <table:table-cell table:style-name="ce17" table:number-columns-repeated="4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MLP</text:p>
          </table:table-cell>
          <table:table-cell table:style-name="ce31" office:value-type="float" office:value="1551" calcext:value-type="float">
            <text:p>1551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19" calcext:value-type="float">
            <text:p>1519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610" calcext:value-type="float">
            <text:p>1610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1171" calcext:value-type="float">
            <text:p>1171</text:p>
          </table:table-cell>
          <table:table-cell table:style-name="ce19" table:formula="of:=([.B5]+[.C6])/([.B5]+[.C5]+[.B6]+[.C6])" office:value-type="float" office:value="0.972142857142857" calcext:value-type="float">
            <text:p>0,972</text:p>
          </table:table-cell>
          <table:table-cell table:style-name="ce19" table:formula="of:=1-[.D6]" office:value-type="float" office:value="0.0278571428571428" calcext:value-type="float">
            <text:p>0,028</text:p>
          </table:table-cell>
          <table:table-cell table:style-name="ce19" table:formula="of:=[.C6]/([.B6]+[.C6])" office:value-type="float" office:value="0.937550040032026" calcext:value-type="float">
            <text:p>0,938</text:p>
          </table:table-cell>
          <table:table-cell table:style-name="ce19" table:formula="of:=[.C6]/([.C6]+[.C5])" office:value-type="float" office:value="1" calcext:value-type="float">
            <text:p>1,000</text:p>
          </table:table-cell>
          <table:table-cell table:style-name="ce19" table:formula="of:=2*[.G6]*[.F6]/([.F6]+[.G6])" office:value-type="float" office:value="0.967768595041322" calcext:value-type="float">
            <text:p>0,968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156" calcext:value-type="float">
            <text:p>1156</text:p>
          </table:table-cell>
          <table:table-cell table:style-name="ce19" table:formula="of:=([.I5]+[.J6])/([.I5]+[.J5]+[.I6]+[.J6])" office:value-type="float" office:value="0.955357142857143" calcext:value-type="float">
            <text:p>0,955</text:p>
          </table:table-cell>
          <table:table-cell table:style-name="ce19" table:formula="of:=1-[.K6]" office:value-type="float" office:value="0.0446428571428571" calcext:value-type="float">
            <text:p>0,045</text:p>
          </table:table-cell>
          <table:table-cell table:style-name="ce19" table:formula="of:=[.J6]/([.I6]+[.J6])" office:value-type="float" office:value="0.902419984387198" calcext:value-type="float">
            <text:p>0,902</text:p>
          </table:table-cell>
          <table:table-cell table:style-name="ce19" table:formula="of:=[.J6]/([.J6]+[.J5])" office:value-type="float" office:value="1" calcext:value-type="float">
            <text:p>1,000</text:p>
          </table:table-cell>
          <table:table-cell table:style-name="ce19" table:formula="of:=2*[.N6]*[.M6]/([.M6]+[.N6])" office:value-type="float" office:value="0.948707427164547" calcext:value-type="float">
            <text:p>0,949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175" calcext:value-type="float">
            <text:p>1175</text:p>
          </table:table-cell>
          <table:table-cell table:style-name="ce19" table:formula="of:=([.P5]+[.Q6])/([.P5]+[.Q5]+[.P6]+[.Q6])" office:value-type="float" office:value="0.994642857142857" calcext:value-type="float">
            <text:p>0,995</text:p>
          </table:table-cell>
          <table:table-cell table:style-name="ce19" table:formula="of:=1-[.R6]" office:value-type="float" office:value="0.00535714285714284" calcext:value-type="float">
            <text:p>0,005</text:p>
          </table:table-cell>
          <table:table-cell table:style-name="ce19" table:formula="of:=[.Q6]/([.P6]+[.Q6])" office:value-type="float" office:value="0.987394957983193" calcext:value-type="float">
            <text:p>0,987</text:p>
          </table:table-cell>
          <table:table-cell table:style-name="ce19" table:formula="of:=[.Q6]/([.Q6]+[.Q5])" office:value-type="float" office:value="1" calcext:value-type="float">
            <text:p>1,000</text:p>
          </table:table-cell>
          <table:table-cell table:style-name="ce19" table:formula="of:=2*[.U6]*[.T6]/([.T6]+[.U6])" office:value-type="float" office:value="0.993657505285412" calcext:value-type="float">
            <text:p>0,994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518" calcext:value-type="float">
            <text:p>1518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476" calcext:value-type="float">
            <text:p>1476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460" calcext:value-type="float">
            <text:p>1460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1190" calcext:value-type="float">
            <text:p>1190</text:p>
          </table:table-cell>
          <table:table-cell table:style-name="ce19" table:formula="of:=([.B8]+[.C9])/([.B8]+[.C8]+[.B9]+[.C9])" office:value-type="float" office:value="0.968180193063997" calcext:value-type="float">
            <text:p>0,968</text:p>
          </table:table-cell>
          <table:table-cell table:style-name="ce19" table:formula="of:=1-[.D9]" office:value-type="float" office:value="0.0318198069360028" calcext:value-type="float">
            <text:p>0,032</text:p>
          </table:table-cell>
          <table:table-cell table:style-name="ce19" table:formula="of:=[.C9]/([.B9]+[.C9])" office:value-type="float" office:value="0.930414386239249" calcext:value-type="float">
            <text:p>0,930</text:p>
          </table:table-cell>
          <table:table-cell table:style-name="ce19" table:formula="of:=[.C9]/([.C9]+[.C8])" office:value-type="float" office:value="1" calcext:value-type="float">
            <text:p>1,000</text:p>
          </table:table-cell>
          <table:table-cell table:style-name="ce19" table:formula="of:=2*[.G9]*[.F9]/([.F9]+[.G9])" office:value-type="float" office:value="0.963953017415958" calcext:value-type="float">
            <text:p>0,964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184" calcext:value-type="float">
            <text:p>1184</text:p>
          </table:table-cell>
          <table:table-cell table:style-name="ce19" table:formula="of:=([.I8]+[.J9])/([.I8]+[.J8]+[.I9]+[.J9])" office:value-type="float" office:value="0.951018948873793" calcext:value-type="float">
            <text:p>0,951</text:p>
          </table:table-cell>
          <table:table-cell table:style-name="ce19" table:formula="of:=1-[.K9]" office:value-type="float" office:value="0.0489810511262067" calcext:value-type="float">
            <text:p>0,049</text:p>
          </table:table-cell>
          <table:table-cell table:style-name="ce19" table:formula="of:=[.J9]/([.I9]+[.J9])" office:value-type="float" office:value="0.896290688872067" calcext:value-type="float">
            <text:p>0,896</text:p>
          </table:table-cell>
          <table:table-cell table:style-name="ce19" table:formula="of:=[.J9]/([.J9]+[.J8])" office:value-type="float" office:value="1" calcext:value-type="float">
            <text:p>1,000</text:p>
          </table:table-cell>
          <table:table-cell table:style-name="ce19" table:formula="of:=2*[.N9]*[.M9]/([.M9]+[.N9])" office:value-type="float" office:value="0.945309381237525" calcext:value-type="float">
            <text:p>0,945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1179" calcext:value-type="float">
            <text:p>1179</text:p>
          </table:table-cell>
          <table:table-cell table:style-name="ce19" table:formula="of:=([.P8]+[.Q9])/([.P8]+[.Q8]+[.P9]+[.Q9])" office:value-type="float" office:value="0.943510904540579" calcext:value-type="float">
            <text:p>0,944</text:p>
          </table:table-cell>
          <table:table-cell table:style-name="ce19" table:formula="of:=1-[.R9]" office:value-type="float" office:value="0.0564890954594208" calcext:value-type="float">
            <text:p>0,056</text:p>
          </table:table-cell>
          <table:table-cell table:style-name="ce19" table:formula="of:=[.Q9]/([.P9]+[.Q9])" office:value-type="float" office:value="0.881824981301421" calcext:value-type="float">
            <text:p>0,882</text:p>
          </table:table-cell>
          <table:table-cell table:style-name="ce19" table:formula="of:=[.Q9]/([.Q9]+[.Q8])" office:value-type="float" office:value="1" calcext:value-type="float">
            <text:p>1,000</text:p>
          </table:table-cell>
          <table:table-cell table:style-name="ce19" table:formula="of:=2*[.U9]*[.T9]/([.T9]+[.U9])" office:value-type="float" office:value="0.937201907790143" calcext:value-type="float">
            <text:p>0,937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CNN</text:p>
          </table:table-cell>
          <table:table-cell table:style-name="ce31" office:value-type="float" office:value="1585" calcext:value-type="float">
            <text:p>1585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84" calcext:value-type="float">
            <text:p>1584</text:p>
          </table:table-cell>
          <table:table-cell table:style-name="ce32" office:value-type="float" office:value="2" calcext:value-type="float">
            <text:p>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607" calcext:value-type="float">
            <text:p>1607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1173" calcext:value-type="float">
            <text:p>1173</text:p>
          </table:table-cell>
          <table:table-cell table:style-name="ce21" table:formula="of:=([.B11]+[.C12])/([.B11]+[.C11]+[.B12]+[.C12])" office:value-type="float" office:value="0.986056489095459" calcext:value-type="float">
            <text:p>0,986</text:p>
          </table:table-cell>
          <table:table-cell table:style-name="ce21" table:formula="of:=1-[.D12]" office:value-type="float" office:value="0.0139435109045406" calcext:value-type="float">
            <text:p>0,014</text:p>
          </table:table-cell>
          <table:table-cell table:style-name="ce21" table:formula="of:=[.C12]/([.B12]+[.C12])" office:value-type="float" office:value="0.967821782178218" calcext:value-type="float">
            <text:p>0,968</text:p>
          </table:table-cell>
          <table:table-cell table:style-name="ce21" table:formula="of:=[.C12]/([.C12]+[.C11])" office:value-type="float" office:value="1" calcext:value-type="float">
            <text:p>1,000</text:p>
          </table:table-cell>
          <table:table-cell table:style-name="ce21" table:formula="of:=2*[.G12]*[.F12]/([.F12]+[.G12])" office:value-type="float" office:value="0.983647798742138" calcext:value-type="float">
            <text:p>0,98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198" calcext:value-type="float">
            <text:p>1198</text:p>
          </table:table-cell>
          <table:table-cell table:style-name="ce21" table:formula="of:=([.I11]+[.J12])/([.I11]+[.J11]+[.I12]+[.J12])" office:value-type="float" office:value="0.994637111190561" calcext:value-type="float">
            <text:p>0,995</text:p>
          </table:table-cell>
          <table:table-cell table:style-name="ce21" table:formula="of:=1-[.K12]" office:value-type="float" office:value="0.00536288880943869" calcext:value-type="float">
            <text:p>0,005</text:p>
          </table:table-cell>
          <table:table-cell table:style-name="ce21" table:formula="of:=[.J12]/([.I12]+[.J12])" office:value-type="float" office:value="0.989265070189926" calcext:value-type="float">
            <text:p>0,989</text:p>
          </table:table-cell>
          <table:table-cell table:style-name="ce21" table:formula="of:=[.J12]/([.J12]+[.J11])" office:value-type="float" office:value="0.998333333333333" calcext:value-type="float">
            <text:p>0,998</text:p>
          </table:table-cell>
          <table:table-cell table:style-name="ce21" table:formula="of:=2*[.N12]*[.M12]/([.M12]+[.N12])" office:value-type="float" office:value="0.993778515138946" calcext:value-type="float">
            <text:p>0,99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176" calcext:value-type="float">
            <text:p>1176</text:p>
          </table:table-cell>
          <table:table-cell table:style-name="ce21" table:formula="of:=([.P11]+[.Q12])/([.P11]+[.Q11]+[.P12]+[.Q12])" office:value-type="float" office:value="0.994994637111191" calcext:value-type="float">
            <text:p>0,995</text:p>
          </table:table-cell>
          <table:table-cell table:style-name="ce21" table:formula="of:=1-[.R12]" office:value-type="float" office:value="0.00500536288880948" calcext:value-type="float">
            <text:p>0,005</text:p>
          </table:table-cell>
          <table:table-cell table:style-name="ce21" table:formula="of:=[.Q12]/([.P12]+[.Q12])" office:value-type="float" office:value="0.989066442388562" calcext:value-type="float">
            <text:p>0,989</text:p>
          </table:table-cell>
          <table:table-cell table:style-name="ce21" table:formula="of:=[.Q12]/([.Q12]+[.Q11])" office:value-type="float" office:value="0.999150382327952" calcext:value-type="float">
            <text:p>0,999</text:p>
          </table:table-cell>
          <table:table-cell table:style-name="ce21" table:formula="of:=2*[.U12]*[.T12]/([.T12]+[.U12])" office:value-type="float" office:value="0.994082840236686" calcext:value-type="float">
            <text:p>0,994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10Fluxos_Reno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NO 10 FLUXOS</text:p>
          </table:table-cell>
          <table:covered-table-cell table:style-name="ce27"/>
          <table:covered-table-cell table:style-name="ce14"/>
          <table:covered-table-cell table:style-name="ce17"/>
          <table:table-cell table:style-name="ce17" table:number-columns-repeated="4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MLP</text:p>
          </table:table-cell>
          <table:table-cell table:style-name="ce31" office:value-type="float" office:value="1430" calcext:value-type="float">
            <text:p>1430</text:p>
          </table:table-cell>
          <table:table-cell table:style-name="ce31" office:value-type="float" office:value="21" calcext:value-type="float">
            <text:p>2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401" calcext:value-type="float">
            <text:p>1401</text:p>
          </table:table-cell>
          <table:table-cell table:style-name="ce32" office:value-type="float" office:value="14" calcext:value-type="float">
            <text:p>14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444" calcext:value-type="float">
            <text:p>1444</text:p>
          </table:table-cell>
          <table:table-cell table:style-name="ce31" office:value-type="float" office:value="6" calcext:value-type="float">
            <text:p>6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1300" calcext:value-type="float">
            <text:p>1300</text:p>
          </table:table-cell>
          <table:table-cell table:style-name="ce19" table:formula="of:=([.B5]+[.C6])/([.B5]+[.C5]+[.B6]+[.C6])" office:value-type="float" office:value="0.975" calcext:value-type="float">
            <text:p>0,975</text:p>
          </table:table-cell>
          <table:table-cell table:style-name="ce19" table:formula="of:=1-[.D6]" office:value-type="float" office:value="0.025" calcext:value-type="float">
            <text:p>0,025</text:p>
          </table:table-cell>
          <table:table-cell table:style-name="ce19" table:formula="of:=[.C6]/([.B6]+[.C6])" office:value-type="float" office:value="0.963676797627873" calcext:value-type="float">
            <text:p>0,964</text:p>
          </table:table-cell>
          <table:table-cell table:style-name="ce19" table:formula="of:=[.C6]/([.C6]+[.C5])" office:value-type="float" office:value="0.984102952308857" calcext:value-type="float">
            <text:p>0,984</text:p>
          </table:table-cell>
          <table:table-cell table:style-name="ce19" table:formula="of:=2*[.G6]*[.F6]/([.F6]+[.G6])" office:value-type="float" office:value="0.973782771535581" calcext:value-type="float">
            <text:p>0,974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322" calcext:value-type="float">
            <text:p>1322</text:p>
          </table:table-cell>
          <table:table-cell table:style-name="ce19" table:formula="of:=([.I5]+[.J6])/([.I5]+[.J5]+[.I6]+[.J6])" office:value-type="float" office:value="0.9725" calcext:value-type="float">
            <text:p>0,973</text:p>
          </table:table-cell>
          <table:table-cell table:style-name="ce19" table:formula="of:=1-[.K6]" office:value-type="float" office:value="0.0275" calcext:value-type="float">
            <text:p>0,027</text:p>
          </table:table-cell>
          <table:table-cell table:style-name="ce19" table:formula="of:=[.J6]/([.I6]+[.J6])" office:value-type="float" office:value="0.954512635379061" calcext:value-type="float">
            <text:p>0,955</text:p>
          </table:table-cell>
          <table:table-cell table:style-name="ce19" table:formula="of:=[.J6]/([.J6]+[.J5])" office:value-type="float" office:value="0.989520958083832" calcext:value-type="float">
            <text:p>0,990</text:p>
          </table:table-cell>
          <table:table-cell table:style-name="ce19" table:formula="of:=2*[.N6]*[.M6]/([.M6]+[.N6])" office:value-type="float" office:value="0.97170158030136" calcext:value-type="float">
            <text:p>0,972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1289" calcext:value-type="float">
            <text:p>1289</text:p>
          </table:table-cell>
          <table:table-cell table:style-name="ce19" table:formula="of:=([.P5]+[.Q6])/([.P5]+[.Q5]+[.P6]+[.Q6])" office:value-type="float" office:value="0.976071428571429" calcext:value-type="float">
            <text:p>0,976</text:p>
          </table:table-cell>
          <table:table-cell table:style-name="ce19" table:formula="of:=1-[.R6]" office:value-type="float" office:value="0.0239285714285714" calcext:value-type="float">
            <text:p>0,024</text:p>
          </table:table-cell>
          <table:table-cell table:style-name="ce19" table:formula="of:=[.Q6]/([.P6]+[.Q6])" office:value-type="float" office:value="0.954814814814815" calcext:value-type="float">
            <text:p>0,955</text:p>
          </table:table-cell>
          <table:table-cell table:style-name="ce19" table:formula="of:=[.Q6]/([.Q6]+[.Q5])" office:value-type="float" office:value="0.995366795366795" calcext:value-type="float">
            <text:p>0,995</text:p>
          </table:table-cell>
          <table:table-cell table:style-name="ce19" table:formula="of:=2*[.U6]*[.T6]/([.T6]+[.U6])" office:value-type="float" office:value="0.974669187145558" calcext:value-type="float">
            <text:p>0,975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446" calcext:value-type="float">
            <text:p>1446</text:p>
          </table:table-cell>
          <table:table-cell table:style-name="ce31" office:value-type="float" office:value="21" calcext:value-type="float">
            <text:p>2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413" calcext:value-type="float">
            <text:p>1413</text:p>
          </table:table-cell>
          <table:table-cell table:style-name="ce32" office:value-type="float" office:value="19" calcext:value-type="float">
            <text:p>19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358" calcext:value-type="float">
            <text:p>1358</text:p>
          </table:table-cell>
          <table:table-cell table:style-name="ce31" office:value-type="float" office:value="5" calcext:value-type="float">
            <text:p>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1282" calcext:value-type="float">
            <text:p>1282</text:p>
          </table:table-cell>
          <table:table-cell table:style-name="ce19" table:formula="of:=([.B8]+[.C9])/([.B8]+[.C8]+[.B9]+[.C9])" office:value-type="float" office:value="0.975330711476582" calcext:value-type="float">
            <text:p>0,975</text:p>
          </table:table-cell>
          <table:table-cell table:style-name="ce19" table:formula="of:=1-[.D9]" office:value-type="float" office:value="0.024669288523418" calcext:value-type="float">
            <text:p>0,025</text:p>
          </table:table-cell>
          <table:table-cell table:style-name="ce19" table:formula="of:=[.C9]/([.B9]+[.C9])" office:value-type="float" office:value="0.96390977443609" calcext:value-type="float">
            <text:p>0,964</text:p>
          </table:table-cell>
          <table:table-cell table:style-name="ce19" table:formula="of:=[.C9]/([.C9]+[.C8])" office:value-type="float" office:value="0.983883346124329" calcext:value-type="float">
            <text:p>0,984</text:p>
          </table:table-cell>
          <table:table-cell table:style-name="ce19" table:formula="of:=2*[.G9]*[.F9]/([.F9]+[.G9])" office:value-type="float" office:value="0.973794151158374" calcext:value-type="float">
            <text:p>0,97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288" calcext:value-type="float">
            <text:p>1288</text:p>
          </table:table-cell>
          <table:table-cell table:style-name="ce19" table:formula="of:=([.I8]+[.J9])/([.I8]+[.J8]+[.I9]+[.J9])" office:value-type="float" office:value="0.965677511619592" calcext:value-type="float">
            <text:p>0,966</text:p>
          </table:table-cell>
          <table:table-cell table:style-name="ce19" table:formula="of:=1-[.K9]" office:value-type="float" office:value="0.0343224883804076" calcext:value-type="float">
            <text:p>0,034</text:p>
          </table:table-cell>
          <table:table-cell table:style-name="ce19" table:formula="of:=[.J9]/([.I9]+[.J9])" office:value-type="float" office:value="0.943589743589744" calcext:value-type="float">
            <text:p>0,944</text:p>
          </table:table-cell>
          <table:table-cell table:style-name="ce19" table:formula="of:=[.J9]/([.J9]+[.J8])" office:value-type="float" office:value="0.985462892119357" calcext:value-type="float">
            <text:p>0,985</text:p>
          </table:table-cell>
          <table:table-cell table:style-name="ce19" table:formula="of:=2*[.N9]*[.M9]/([.M9]+[.N9])" office:value-type="float" office:value="0.964071856287425" calcext:value-type="float">
            <text:p>0,964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1312" calcext:value-type="float">
            <text:p>1312</text:p>
          </table:table-cell>
          <table:table-cell table:style-name="ce19" table:formula="of:=([.P8]+[.Q9])/([.P8]+[.Q8]+[.P9]+[.Q9])" office:value-type="float" office:value="0.954594208080086" calcext:value-type="float">
            <text:p>0,955</text:p>
          </table:table-cell>
          <table:table-cell table:style-name="ce19" table:formula="of:=1-[.R9]" office:value-type="float" office:value="0.0454057919199142" calcext:value-type="float">
            <text:p>0,045</text:p>
          </table:table-cell>
          <table:table-cell table:style-name="ce19" table:formula="of:=[.Q9]/([.P9]+[.Q9])" office:value-type="float" office:value="0.914923291492329" calcext:value-type="float">
            <text:p>0,915</text:p>
          </table:table-cell>
          <table:table-cell table:style-name="ce19" table:formula="of:=[.Q9]/([.Q9]+[.Q8])" office:value-type="float" office:value="0.996203492786636" calcext:value-type="float">
            <text:p>0,996</text:p>
          </table:table-cell>
          <table:table-cell table:style-name="ce19" table:formula="of:=2*[.U9]*[.T9]/([.T9]+[.U9])" office:value-type="float" office:value="0.953834969102145" calcext:value-type="float">
            <text:p>0,954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CNN</text:p>
          </table:table-cell>
          <table:table-cell table:style-name="ce31" office:value-type="float" office:value="1408" calcext:value-type="float">
            <text:p>1408</text:p>
          </table:table-cell>
          <table:table-cell table:style-name="ce31" office:value-type="float" office:value="6" calcext:value-type="float">
            <text:p>6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417" calcext:value-type="float">
            <text:p>1417</text:p>
          </table:table-cell>
          <table:table-cell table:style-name="ce32" office:value-type="float" office:value="12" calcext:value-type="float">
            <text:p>1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426" calcext:value-type="float">
            <text:p>1426</text:p>
          </table:table-cell>
          <table:table-cell table:style-name="ce31" office:value-type="float" office:value="11" calcext:value-type="float">
            <text:p>1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1329" calcext:value-type="float">
            <text:p>1329</text:p>
          </table:table-cell>
          <table:table-cell table:style-name="ce21" table:formula="of:=([.B11]+[.C12])/([.B11]+[.C11]+[.B12]+[.C12])" office:value-type="float" office:value="0.978548444762245" calcext:value-type="float">
            <text:p>0,979</text:p>
          </table:table-cell>
          <table:table-cell table:style-name="ce21" table:formula="of:=1-[.D12]" office:value-type="float" office:value="0.0214515552377548" calcext:value-type="float">
            <text:p>0,021</text:p>
          </table:table-cell>
          <table:table-cell table:style-name="ce21" table:formula="of:=[.C12]/([.B12]+[.C12])" office:value-type="float" office:value="0.960954446854664" calcext:value-type="float">
            <text:p>0,961</text:p>
          </table:table-cell>
          <table:table-cell table:style-name="ce21" table:formula="of:=[.C12]/([.C12]+[.C11])" office:value-type="float" office:value="0.995505617977528" calcext:value-type="float">
            <text:p>0,996</text:p>
          </table:table-cell>
          <table:table-cell table:style-name="ce21" table:formula="of:=2*[.G12]*[.F12]/([.F12]+[.G12])" office:value-type="float" office:value="0.977924944812362" calcext:value-type="float">
            <text:p>0,97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319" calcext:value-type="float">
            <text:p>1319</text:p>
          </table:table-cell>
          <table:table-cell table:style-name="ce21" table:formula="of:=([.I11]+[.J12])/([.I11]+[.J11]+[.I12]+[.J12])" office:value-type="float" office:value="0.978190918841616" calcext:value-type="float">
            <text:p>0,978</text:p>
          </table:table-cell>
          <table:table-cell table:style-name="ce21" table:formula="of:=1-[.K12]" office:value-type="float" office:value="0.021809081158384" calcext:value-type="float">
            <text:p>0,022</text:p>
          </table:table-cell>
          <table:table-cell table:style-name="ce21" table:formula="of:=[.J12]/([.I12]+[.J12])" office:value-type="float" office:value="0.964181286549708" calcext:value-type="float">
            <text:p>0,964</text:p>
          </table:table-cell>
          <table:table-cell table:style-name="ce21" table:formula="of:=[.J12]/([.J12]+[.J11])" office:value-type="float" office:value="0.990984222389181" calcext:value-type="float">
            <text:p>0,991</text:p>
          </table:table-cell>
          <table:table-cell table:style-name="ce21" table:formula="of:=2*[.N12]*[.M12]/([.M12]+[.N12])" office:value-type="float" office:value="0.977399036680252" calcext:value-type="float">
            <text:p>0,977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1316" calcext:value-type="float">
            <text:p>1316</text:p>
          </table:table-cell>
          <table:table-cell table:style-name="ce21" table:formula="of:=([.P11]+[.Q12])/([.P11]+[.Q11]+[.P12]+[.Q12])" office:value-type="float" office:value="0.980336074365392" calcext:value-type="float">
            <text:p>0,980</text:p>
          </table:table-cell>
          <table:table-cell table:style-name="ce21" table:formula="of:=1-[.R12]" office:value-type="float" office:value="0.0196639256346085" calcext:value-type="float">
            <text:p>0,020</text:p>
          </table:table-cell>
          <table:table-cell table:style-name="ce21" table:formula="of:=[.Q12]/([.P12]+[.Q12])" office:value-type="float" office:value="0.967647058823529" calcext:value-type="float">
            <text:p>0,968</text:p>
          </table:table-cell>
          <table:table-cell table:style-name="ce21" table:formula="of:=[.Q12]/([.Q12]+[.Q11])" office:value-type="float" office:value="0.991710625470987" calcext:value-type="float">
            <text:p>0,992</text:p>
          </table:table-cell>
          <table:table-cell table:style-name="ce21" table:formula="of:=2*[.U12]*[.T12]/([.T12]+[.U12])" office:value-type="float" office:value="0.979531075548939" calcext:value-type="float">
            <text:p>0,980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20Fluxos_Reno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no 20 FLUXOS</text:p>
          </table:table-cell>
          <table:covered-table-cell table:style-name="ce27"/>
          <table:covered-table-cell table:style-name="ce14"/>
          <table:covered-table-cell table:style-name="ce17"/>
          <table:table-cell table:style-name="ce17" table:number-columns-repeated="4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MLP</text:p>
          </table:table-cell>
          <table:table-cell table:style-name="ce31" office:value-type="float" office:value="1312" calcext:value-type="float">
            <text:p>1312</text:p>
          </table:table-cell>
          <table:table-cell table:style-name="ce31" office:value-type="float" office:value="38" calcext:value-type="float">
            <text:p>38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281" calcext:value-type="float">
            <text:p>1281</text:p>
          </table:table-cell>
          <table:table-cell table:style-name="ce32" office:value-type="float" office:value="34" calcext:value-type="float">
            <text:p>34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262" calcext:value-type="float">
            <text:p>1262</text:p>
          </table:table-cell>
          <table:table-cell table:style-name="ce31" office:value-type="float" office:value="6" calcext:value-type="float">
            <text:p>6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1416" calcext:value-type="float">
            <text:p>1416</text:p>
          </table:table-cell>
          <table:table-cell table:style-name="ce19" table:formula="of:=([.B5]+[.C6])/([.B5]+[.C5]+[.B6]+[.C6])" office:value-type="float" office:value="0.974285714285714" calcext:value-type="float">
            <text:p>0,974</text:p>
          </table:table-cell>
          <table:table-cell table:style-name="ce19" table:formula="of:=1-[.D6]" office:value-type="float" office:value="0.0257142857142857" calcext:value-type="float">
            <text:p>0,026</text:p>
          </table:table-cell>
          <table:table-cell table:style-name="ce19" table:formula="of:=[.C6]/([.B6]+[.C6])" office:value-type="float" office:value="0.976551724137931" calcext:value-type="float">
            <text:p>0,977</text:p>
          </table:table-cell>
          <table:table-cell table:style-name="ce19" table:formula="of:=[.C6]/([.C6]+[.C5])" office:value-type="float" office:value="0.973865199449794" calcext:value-type="float">
            <text:p>0,974</text:p>
          </table:table-cell>
          <table:table-cell table:style-name="ce19" table:formula="of:=2*[.G6]*[.F6]/([.F6]+[.G6])" office:value-type="float" office:value="0.975206611570248" calcext:value-type="float">
            <text:p>0,97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445" calcext:value-type="float">
            <text:p>1445</text:p>
          </table:table-cell>
          <table:table-cell table:style-name="ce19" table:formula="of:=([.I5]+[.J6])/([.I5]+[.J5]+[.I6]+[.J6])" office:value-type="float" office:value="0.973571428571429" calcext:value-type="float">
            <text:p>0,974</text:p>
          </table:table-cell>
          <table:table-cell table:style-name="ce19" table:formula="of:=1-[.K6]" office:value-type="float" office:value="0.0264285714285715" calcext:value-type="float">
            <text:p>0,026</text:p>
          </table:table-cell>
          <table:table-cell table:style-name="ce19" table:formula="of:=[.J6]/([.I6]+[.J6])" office:value-type="float" office:value="0.973063973063973" calcext:value-type="float">
            <text:p>0,973</text:p>
          </table:table-cell>
          <table:table-cell table:style-name="ce19" table:formula="of:=[.J6]/([.J6]+[.J5])" office:value-type="float" office:value="0.977011494252874" calcext:value-type="float">
            <text:p>0,977</text:p>
          </table:table-cell>
          <table:table-cell table:style-name="ce19" table:formula="of:=2*[.N6]*[.M6]/([.M6]+[.N6])" office:value-type="float" office:value="0.975033738191633" calcext:value-type="float">
            <text:p>0,975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1441" calcext:value-type="float">
            <text:p>1441</text:p>
          </table:table-cell>
          <table:table-cell table:style-name="ce19" table:formula="of:=([.P5]+[.Q6])/([.P5]+[.Q5]+[.P6]+[.Q6])" office:value-type="float" office:value="0.965357142857143" calcext:value-type="float">
            <text:p>0,965</text:p>
          </table:table-cell>
          <table:table-cell table:style-name="ce19" table:formula="of:=1-[.R6]" office:value-type="float" office:value="0.0346428571428572" calcext:value-type="float">
            <text:p>0,035</text:p>
          </table:table-cell>
          <table:table-cell table:style-name="ce19" table:formula="of:=[.Q6]/([.P6]+[.Q6])" office:value-type="float" office:value="0.940600522193211" calcext:value-type="float">
            <text:p>0,941</text:p>
          </table:table-cell>
          <table:table-cell table:style-name="ce19" table:formula="of:=[.Q6]/([.Q6]+[.Q5])" office:value-type="float" office:value="0.995853489979268" calcext:value-type="float">
            <text:p>0,996</text:p>
          </table:table-cell>
          <table:table-cell table:style-name="ce19" table:formula="of:=2*[.U6]*[.T6]/([.T6]+[.U6])" office:value-type="float" office:value="0.967438737831487" calcext:value-type="float">
            <text:p>0,967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308" calcext:value-type="float">
            <text:p>1308</text:p>
          </table:table-cell>
          <table:table-cell table:style-name="ce31" office:value-type="float" office:value="34" calcext:value-type="float">
            <text:p>34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341" calcext:value-type="float">
            <text:p>1341</text:p>
          </table:table-cell>
          <table:table-cell table:style-name="ce32" office:value-type="float" office:value="23" calcext:value-type="float">
            <text:p>23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271" calcext:value-type="float">
            <text:p>1271</text:p>
          </table:table-cell>
          <table:table-cell table:style-name="ce31" office:value-type="float" office:value="30" calcext:value-type="float">
            <text:p>3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430" calcext:value-type="float">
            <text:p>1430</text:p>
          </table:table-cell>
          <table:table-cell table:style-name="ce19" table:formula="of:=([.B8]+[.C9])/([.B8]+[.C8]+[.B9]+[.C9])" office:value-type="float" office:value="0.978905970682875" calcext:value-type="float">
            <text:p>0,979</text:p>
          </table:table-cell>
          <table:table-cell table:style-name="ce19" table:formula="of:=1-[.D9]" office:value-type="float" office:value="0.0210940293171255" calcext:value-type="float">
            <text:p>0,021</text:p>
          </table:table-cell>
          <table:table-cell table:style-name="ce19" table:formula="of:=[.C9]/([.B9]+[.C9])" office:value-type="float" office:value="0.982817869415808" calcext:value-type="float">
            <text:p>0,983</text:p>
          </table:table-cell>
          <table:table-cell table:style-name="ce19" table:formula="of:=[.C9]/([.C9]+[.C8])" office:value-type="float" office:value="0.976775956284153" calcext:value-type="float">
            <text:p>0,977</text:p>
          </table:table-cell>
          <table:table-cell table:style-name="ce19" table:formula="of:=2*[.G9]*[.F9]/([.F9]+[.G9])" office:value-type="float" office:value="0.979787598492634" calcext:value-type="float">
            <text:p>0,98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380" calcext:value-type="float">
            <text:p>1380</text:p>
          </table:table-cell>
          <table:table-cell table:style-name="ce19" table:formula="of:=([.I8]+[.J9])/([.I8]+[.J8]+[.I9]+[.J9])" office:value-type="float" office:value="0.972828030032177" calcext:value-type="float">
            <text:p>0,973</text:p>
          </table:table-cell>
          <table:table-cell table:style-name="ce19" table:formula="of:=1-[.K9]" office:value-type="float" office:value="0.0271719699678227" calcext:value-type="float">
            <text:p>0,027</text:p>
          </table:table-cell>
          <table:table-cell table:style-name="ce19" table:formula="of:=[.J9]/([.I9]+[.J9])" office:value-type="float" office:value="0.963014654570831" calcext:value-type="float">
            <text:p>0,963</text:p>
          </table:table-cell>
          <table:table-cell table:style-name="ce19" table:formula="of:=[.J9]/([.J9]+[.J8])" office:value-type="float" office:value="0.983606557377049" calcext:value-type="float">
            <text:p>0,984</text:p>
          </table:table-cell>
          <table:table-cell table:style-name="ce19" table:formula="of:=2*[.N9]*[.M9]/([.M9]+[.N9])" office:value-type="float" office:value="0.973201692524683" calcext:value-type="float">
            <text:p>0,973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1393" calcext:value-type="float">
            <text:p>1393</text:p>
          </table:table-cell>
          <table:table-cell table:style-name="ce19" table:formula="of:=([.P8]+[.Q9])/([.P8]+[.Q8]+[.P9]+[.Q9])" office:value-type="float" office:value="0.95244905255631" calcext:value-type="float">
            <text:p>0,952</text:p>
          </table:table-cell>
          <table:table-cell table:style-name="ce19" table:formula="of:=1-[.R9]" office:value-type="float" office:value="0.0475509474436897" calcext:value-type="float">
            <text:p>0,048</text:p>
          </table:table-cell>
          <table:table-cell table:style-name="ce19" table:formula="of:=[.Q9]/([.P9]+[.Q9])" office:value-type="float" office:value="0.931149732620321" calcext:value-type="float">
            <text:p>0,931</text:p>
          </table:table-cell>
          <table:table-cell table:style-name="ce19" table:formula="of:=[.Q9]/([.Q9]+[.Q8])" office:value-type="float" office:value="0.978917779339424" calcext:value-type="float">
            <text:p>0,979</text:p>
          </table:table-cell>
          <table:table-cell table:style-name="ce19" table:formula="of:=2*[.U9]*[.T9]/([.T9]+[.U9])" office:value-type="float" office:value="0.954436450839329" calcext:value-type="float">
            <text:p>0,954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CNN</text:p>
          </table:table-cell>
          <table:table-cell table:style-name="ce31" office:value-type="float" office:value="1306" calcext:value-type="float">
            <text:p>1306</text:p>
          </table:table-cell>
          <table:table-cell table:style-name="ce31" office:value-type="float" office:value="22" calcext:value-type="float">
            <text:p>2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250" calcext:value-type="float">
            <text:p>1250</text:p>
          </table:table-cell>
          <table:table-cell table:style-name="ce32" office:value-type="float" office:value="5" calcext:value-type="float">
            <text:p>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271" calcext:value-type="float">
            <text:p>1271</text:p>
          </table:table-cell>
          <table:table-cell table:style-name="ce31" office:value-type="float" office:value="8" calcext:value-type="float">
            <text:p>8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431" calcext:value-type="float">
            <text:p>1431</text:p>
          </table:table-cell>
          <table:table-cell table:style-name="ce21" table:formula="of:=([.B11]+[.C12])/([.B11]+[.C11]+[.B12]+[.C12])" office:value-type="float" office:value="0.978548444762245" calcext:value-type="float">
            <text:p>0,979</text:p>
          </table:table-cell>
          <table:table-cell table:style-name="ce21" table:formula="of:=1-[.D12]" office:value-type="float" office:value="0.0214515552377548" calcext:value-type="float">
            <text:p>0,021</text:p>
          </table:table-cell>
          <table:table-cell table:style-name="ce21" table:formula="of:=[.C12]/([.B12]+[.C12])" office:value-type="float" office:value="0.974132062627638" calcext:value-type="float">
            <text:p>0,974</text:p>
          </table:table-cell>
          <table:table-cell table:style-name="ce21" table:formula="of:=[.C12]/([.C12]+[.C11])" office:value-type="float" office:value="0.984858912594632" calcext:value-type="float">
            <text:p>0,985</text:p>
          </table:table-cell>
          <table:table-cell table:style-name="ce21" table:formula="of:=2*[.G12]*[.F12]/([.F12]+[.G12])" office:value-type="float" office:value="0.979466119096509" calcext:value-type="float">
            <text:p>0,979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441" calcext:value-type="float">
            <text:p>1441</text:p>
          </table:table-cell>
          <table:table-cell table:style-name="ce21" table:formula="of:=([.I11]+[.J12])/([.I11]+[.J11]+[.I12]+[.J12])" office:value-type="float" office:value="0.9621022524133" calcext:value-type="float">
            <text:p>0,962</text:p>
          </table:table-cell>
          <table:table-cell table:style-name="ce21" table:formula="of:=1-[.K12]" office:value-type="float" office:value="0.0378977475867001" calcext:value-type="float">
            <text:p>0,038</text:p>
          </table:table-cell>
          <table:table-cell table:style-name="ce21" table:formula="of:=[.J12]/([.I12]+[.J12])" office:value-type="float" office:value="0.934500648508431" calcext:value-type="float">
            <text:p>0,935</text:p>
          </table:table-cell>
          <table:table-cell table:style-name="ce21" table:formula="of:=[.J12]/([.J12]+[.J11])" office:value-type="float" office:value="0.996542185338866" calcext:value-type="float">
            <text:p>0,997</text:p>
          </table:table-cell>
          <table:table-cell table:style-name="ce21" table:formula="of:=2*[.N12]*[.M12]/([.M12]+[.N12])" office:value-type="float" office:value="0.964524765729585" calcext:value-type="float">
            <text:p>0,965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1442" calcext:value-type="float">
            <text:p>1442</text:p>
          </table:table-cell>
          <table:table-cell table:style-name="ce21" table:formula="of:=([.P11]+[.Q12])/([.P11]+[.Q11]+[.P12]+[.Q12])" office:value-type="float" office:value="0.969967822667143" calcext:value-type="float">
            <text:p>0,970</text:p>
          </table:table-cell>
          <table:table-cell table:style-name="ce21" table:formula="of:=1-[.R12]" office:value-type="float" office:value="0.0300321773328567" calcext:value-type="float">
            <text:p>0,030</text:p>
          </table:table-cell>
          <table:table-cell table:style-name="ce21" table:formula="of:=[.Q12]/([.P12]+[.Q12])" office:value-type="float" office:value="0.949934123847167" calcext:value-type="float">
            <text:p>0,950</text:p>
          </table:table-cell>
          <table:table-cell table:style-name="ce21" table:formula="of:=[.Q12]/([.Q12]+[.Q11])" office:value-type="float" office:value="0.99448275862069" calcext:value-type="float">
            <text:p>0,994</text:p>
          </table:table-cell>
          <table:table-cell table:style-name="ce21" table:formula="of:=2*[.U12]*[.T12]/([.T12]+[.U12])" office:value-type="float" office:value="0.971698113207547" calcext:value-type="float">
            <text:p>0,972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40Fluxos_Reno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no 40 FLUXOS</text:p>
          </table:table-cell>
          <table:covered-table-cell table:style-name="ce27"/>
          <table:covered-table-cell table:style-name="ce14"/>
          <table:covered-table-cell table:style-name="ce17"/>
          <table:table-cell table:style-name="ce17" table:number-columns-repeated="4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MLP</text:p>
          </table:table-cell>
          <table:table-cell table:style-name="ce31" office:value-type="float" office:value="1203" calcext:value-type="float">
            <text:p>1203</text:p>
          </table:table-cell>
          <table:table-cell table:style-name="ce31" office:value-type="float" office:value="136" calcext:value-type="float">
            <text:p>136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214" calcext:value-type="float">
            <text:p>1214</text:p>
          </table:table-cell>
          <table:table-cell table:style-name="ce32" office:value-type="float" office:value="125" calcext:value-type="float">
            <text:p>12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063" calcext:value-type="float">
            <text:p>1063</text:p>
          </table:table-cell>
          <table:table-cell table:style-name="ce31" office:value-type="float" office:value="21" calcext:value-type="float">
            <text:p>2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1398" calcext:value-type="float">
            <text:p>1398</text:p>
          </table:table-cell>
          <table:table-cell table:style-name="ce19" table:formula="of:=([.B5]+[.C6])/([.B5]+[.C5]+[.B6]+[.C6])" office:value-type="float" office:value="0.928928571428571" calcext:value-type="float">
            <text:p>0,929</text:p>
          </table:table-cell>
          <table:table-cell table:style-name="ce19" table:formula="of:=1-[.D6]" office:value-type="float" office:value="0.0710714285714286" calcext:value-type="float">
            <text:p>0,071</text:p>
          </table:table-cell>
          <table:table-cell table:style-name="ce19" table:formula="of:=[.C6]/([.B6]+[.C6])" office:value-type="float" office:value="0.956878850102669" calcext:value-type="float">
            <text:p>0,957</text:p>
          </table:table-cell>
          <table:table-cell table:style-name="ce19" table:formula="of:=[.C6]/([.C6]+[.C5])" office:value-type="float" office:value="0.911342894393742" calcext:value-type="float">
            <text:p>0,911</text:p>
          </table:table-cell>
          <table:table-cell table:style-name="ce19" table:formula="of:=2*[.G6]*[.F6]/([.F6]+[.G6])" office:value-type="float" office:value="0.93355592654424" calcext:value-type="float">
            <text:p>0,934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392" calcext:value-type="float">
            <text:p>1392</text:p>
          </table:table-cell>
          <table:table-cell table:style-name="ce19" table:formula="of:=([.I5]+[.J6])/([.I5]+[.J5]+[.I6]+[.J6])" office:value-type="float" office:value="0.930714285714286" calcext:value-type="float">
            <text:p>0,931</text:p>
          </table:table-cell>
          <table:table-cell table:style-name="ce19" table:formula="of:=1-[.K6]" office:value-type="float" office:value="0.0692857142857143" calcext:value-type="float">
            <text:p>0,069</text:p>
          </table:table-cell>
          <table:table-cell table:style-name="ce19" table:formula="of:=[.J6]/([.I6]+[.J6])" office:value-type="float" office:value="0.952772073921971" calcext:value-type="float">
            <text:p>0,953</text:p>
          </table:table-cell>
          <table:table-cell table:style-name="ce19" table:formula="of:=[.J6]/([.J6]+[.J5])" office:value-type="float" office:value="0.917600527356625" calcext:value-type="float">
            <text:p>0,918</text:p>
          </table:table-cell>
          <table:table-cell table:style-name="ce19" table:formula="of:=2*[.N6]*[.M6]/([.M6]+[.N6])" office:value-type="float" office:value="0.934855607790463" calcext:value-type="float">
            <text:p>0,935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1503" calcext:value-type="float">
            <text:p>1503</text:p>
          </table:table-cell>
          <table:table-cell table:style-name="ce19" table:formula="of:=([.P5]+[.Q6])/([.P5]+[.Q5]+[.P6]+[.Q6])" office:value-type="float" office:value="0.916428571428572" calcext:value-type="float">
            <text:p>0,916</text:p>
          </table:table-cell>
          <table:table-cell table:style-name="ce19" table:formula="of:=1-[.R6]" office:value-type="float" office:value="0.0835714285714285" calcext:value-type="float">
            <text:p>0,084</text:p>
          </table:table-cell>
          <table:table-cell table:style-name="ce19" table:formula="of:=[.Q6]/([.P6]+[.Q6])" office:value-type="float" office:value="0.875874125874126" calcext:value-type="float">
            <text:p>0,876</text:p>
          </table:table-cell>
          <table:table-cell table:style-name="ce19" table:formula="of:=[.Q6]/([.Q6]+[.Q5])" office:value-type="float" office:value="0.986220472440945" calcext:value-type="float">
            <text:p>0,986</text:p>
          </table:table-cell>
          <table:table-cell table:style-name="ce19" table:formula="of:=2*[.U6]*[.T6]/([.T6]+[.U6])" office:value-type="float" office:value="0.927777777777778" calcext:value-type="float">
            <text:p>0,928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253" calcext:value-type="float">
            <text:p>1253</text:p>
          </table:table-cell>
          <table:table-cell table:style-name="ce31" office:value-type="float" office:value="141" calcext:value-type="float">
            <text:p>14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183" calcext:value-type="float">
            <text:p>1183</text:p>
          </table:table-cell>
          <table:table-cell table:style-name="ce32" office:value-type="float" office:value="134" calcext:value-type="float">
            <text:p>134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102" calcext:value-type="float">
            <text:p>1102</text:p>
          </table:table-cell>
          <table:table-cell table:style-name="ce31" office:value-type="float" office:value="136" calcext:value-type="float">
            <text:p>136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1354" calcext:value-type="float">
            <text:p>1354</text:p>
          </table:table-cell>
          <table:table-cell table:style-name="ce19" table:formula="of:=([.B8]+[.C9])/([.B8]+[.C8]+[.B9]+[.C9])" office:value-type="float" office:value="0.932070075080443" calcext:value-type="float">
            <text:p>0,932</text:p>
          </table:table-cell>
          <table:table-cell table:style-name="ce19" table:formula="of:=1-[.D9]" office:value-type="float" office:value="0.0679299249195566" calcext:value-type="float">
            <text:p>0,068</text:p>
          </table:table-cell>
          <table:table-cell table:style-name="ce19" table:formula="of:=[.C9]/([.B9]+[.C9])" office:value-type="float" office:value="0.965074839629366" calcext:value-type="float">
            <text:p>0,965</text:p>
          </table:table-cell>
          <table:table-cell table:style-name="ce19" table:formula="of:=[.C9]/([.C9]+[.C8])" office:value-type="float" office:value="0.905685618729097" calcext:value-type="float">
            <text:p>0,906</text:p>
          </table:table-cell>
          <table:table-cell table:style-name="ce19" table:formula="of:=2*[.G9]*[.F9]/([.F9]+[.G9])" office:value-type="float" office:value="0.934437543133195" calcext:value-type="float">
            <text:p>0,934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389" calcext:value-type="float">
            <text:p>1389</text:p>
          </table:table-cell>
          <table:table-cell table:style-name="ce19" table:formula="of:=([.I8]+[.J9])/([.I8]+[.J8]+[.I9]+[.J9])" office:value-type="float" office:value="0.91955666785842" calcext:value-type="float">
            <text:p>0,920</text:p>
          </table:table-cell>
          <table:table-cell table:style-name="ce19" table:formula="of:=1-[.K9]" office:value-type="float" office:value="0.0804433321415803" calcext:value-type="float">
            <text:p>0,080</text:p>
          </table:table-cell>
          <table:table-cell table:style-name="ce19" table:formula="of:=[.J9]/([.I9]+[.J9])" office:value-type="float" office:value="0.938513513513514" calcext:value-type="float">
            <text:p>0,939</text:p>
          </table:table-cell>
          <table:table-cell table:style-name="ce19" table:formula="of:=[.J9]/([.J9]+[.J8])" office:value-type="float" office:value="0.912015758371635" calcext:value-type="float">
            <text:p>0,912</text:p>
          </table:table-cell>
          <table:table-cell table:style-name="ce19" table:formula="of:=2*[.N9]*[.M9]/([.M9]+[.N9])" office:value-type="float" office:value="0.925074925074925" calcext:value-type="float">
            <text:p>0,925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1391" calcext:value-type="float">
            <text:p>1391</text:p>
          </table:table-cell>
          <table:table-cell table:style-name="ce19" table:formula="of:=([.P8]+[.Q9])/([.P8]+[.Q8]+[.P9]+[.Q9])" office:value-type="float" office:value="0.891312120128709" calcext:value-type="float">
            <text:p>0,891</text:p>
          </table:table-cell>
          <table:table-cell table:style-name="ce19" table:formula="of:=1-[.R9]" office:value-type="float" office:value="0.108687879871291" calcext:value-type="float">
            <text:p>0,109</text:p>
          </table:table-cell>
          <table:table-cell table:style-name="ce19" table:formula="of:=[.Q9]/([.P9]+[.Q9])" office:value-type="float" office:value="0.892238614496472" calcext:value-type="float">
            <text:p>0,892</text:p>
          </table:table-cell>
          <table:table-cell table:style-name="ce19" table:formula="of:=[.Q9]/([.Q9]+[.Q8])" office:value-type="float" office:value="0.910936476751801" calcext:value-type="float">
            <text:p>0,911</text:p>
          </table:table-cell>
          <table:table-cell table:style-name="ce19" table:formula="of:=2*[.U9]*[.T9]/([.T9]+[.U9])" office:value-type="float" office:value="0.90149060272197" calcext:value-type="float">
            <text:p>0,901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CNN</text:p>
          </table:table-cell>
          <table:table-cell table:style-name="ce31" office:value-type="float" office:value="1179" calcext:value-type="float">
            <text:p>1179</text:p>
          </table:table-cell>
          <table:table-cell table:style-name="ce31" office:value-type="float" office:value="110" calcext:value-type="float">
            <text:p>11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033" calcext:value-type="float">
            <text:p>1033</text:p>
          </table:table-cell>
          <table:table-cell table:style-name="ce32" office:value-type="float" office:value="12" calcext:value-type="float">
            <text:p>1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028" calcext:value-type="float">
            <text:p>1028</text:p>
          </table:table-cell>
          <table:table-cell table:style-name="ce31" office:value-type="float" office:value="21" calcext:value-type="float">
            <text:p>2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1392" calcext:value-type="float">
            <text:p>1392</text:p>
          </table:table-cell>
          <table:table-cell table:style-name="ce21" table:formula="of:=([.B11]+[.C12])/([.B11]+[.C11]+[.B12]+[.C12])" office:value-type="float" office:value="0.919199141937791" calcext:value-type="float">
            <text:p>0,919</text:p>
          </table:table-cell>
          <table:table-cell table:style-name="ce21" table:formula="of:=1-[.D12]" office:value-type="float" office:value="0.0808008580622095" calcext:value-type="float">
            <text:p>0,081</text:p>
          </table:table-cell>
          <table:table-cell table:style-name="ce21" table:formula="of:=[.C12]/([.B12]+[.C12])" office:value-type="float" office:value="0.923076923076923" calcext:value-type="float">
            <text:p>0,923</text:p>
          </table:table-cell>
          <table:table-cell table:style-name="ce21" table:formula="of:=[.C12]/([.C12]+[.C11])" office:value-type="float" office:value="0.92676431424767" calcext:value-type="float">
            <text:p>0,927</text:p>
          </table:table-cell>
          <table:table-cell table:style-name="ce21" table:formula="of:=2*[.G12]*[.F12]/([.F12]+[.G12])" office:value-type="float" office:value="0.924916943521595" calcext:value-type="float">
            <text:p>0,925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512" calcext:value-type="float">
            <text:p>1512</text:p>
          </table:table-cell>
          <table:table-cell table:style-name="ce21" table:formula="of:=([.I11]+[.J12])/([.I11]+[.J11]+[.I12]+[.J12])" office:value-type="float" office:value="0.90990346800143" calcext:value-type="float">
            <text:p>0,910</text:p>
          </table:table-cell>
          <table:table-cell table:style-name="ce21" table:formula="of:=1-[.K12]" office:value-type="float" office:value="0.0900965319985699" calcext:value-type="float">
            <text:p>0,090</text:p>
          </table:table-cell>
          <table:table-cell table:style-name="ce21" table:formula="of:=[.J12]/([.I12]+[.J12])" office:value-type="float" office:value="0.863013698630137" calcext:value-type="float">
            <text:p>0,863</text:p>
          </table:table-cell>
          <table:table-cell table:style-name="ce21" table:formula="of:=[.J12]/([.J12]+[.J11])" office:value-type="float" office:value="0.992125984251969" calcext:value-type="float">
            <text:p>0,992</text:p>
          </table:table-cell>
          <table:table-cell table:style-name="ce21" table:formula="of:=2*[.N12]*[.M12]/([.M12]+[.N12])" office:value-type="float" office:value="0.923076923076923" calcext:value-type="float">
            <text:p>0,923</text:p>
          </table:table-cell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1494" calcext:value-type="float">
            <text:p>1494</text:p>
          </table:table-cell>
          <table:table-cell table:style-name="ce21" table:formula="of:=([.P11]+[.Q12])/([.P11]+[.Q11]+[.P12]+[.Q12])" office:value-type="float" office:value="0.901680371826958" calcext:value-type="float">
            <text:p>0,902</text:p>
          </table:table-cell>
          <table:table-cell table:style-name="ce21" table:formula="of:=1-[.R12]" office:value-type="float" office:value="0.0983196281730425" calcext:value-type="float">
            <text:p>0,098</text:p>
          </table:table-cell>
          <table:table-cell table:style-name="ce21" table:formula="of:=[.Q12]/([.P12]+[.Q12])" office:value-type="float" office:value="0.854691075514874" calcext:value-type="float">
            <text:p>0,855</text:p>
          </table:table-cell>
          <table:table-cell table:style-name="ce21" table:formula="of:=[.Q12]/([.Q12]+[.Q11])" office:value-type="float" office:value="0.986138613861386" calcext:value-type="float">
            <text:p>0,986</text:p>
          </table:table-cell>
          <table:table-cell table:style-name="ce21" table:formula="of:=2*[.U12]*[.T12]/([.T12]+[.U12])" office:value-type="float" office:value="0.915721728470732" calcext:value-type="float">
            <text:p>0,916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5Fluxos_CUBIC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UBIC 5 FLUXOS</text:p>
          </table:table-cell>
          <table:covered-table-cell table:style-name="ce27"/>
          <table:covered-table-cell table:style-name="ce14"/>
          <table:covered-table-cell table:style-name="ce17"/>
          <table:table-cell table:style-name="ce17" table:number-columns-repeated="4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MLP</text:p>
          </table:table-cell>
          <table:table-cell table:style-name="ce31" office:value-type="float" office:value="1275" calcext:value-type="float">
            <text:p>1275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268" calcext:value-type="float">
            <text:p>1268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388" calcext:value-type="float">
            <text:p>1388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1401" calcext:value-type="float">
            <text:p>1401</text:p>
          </table:table-cell>
          <table:table-cell table:style-name="ce19" table:formula="of:=([.B5]+[.C6])/([.B5]+[.C5]+[.B6]+[.C6])" office:value-type="float" office:value="0.955714285714286" calcext:value-type="float">
            <text:p>0,956</text:p>
          </table:table-cell>
          <table:table-cell table:style-name="ce19" table:formula="of:=1-[.D6]" office:value-type="float" office:value="0.0442857142857143" calcext:value-type="float">
            <text:p>0,044</text:p>
          </table:table-cell>
          <table:table-cell table:style-name="ce19" table:formula="of:=[.C6]/([.B6]+[.C6])" office:value-type="float" office:value="0.918688524590164" calcext:value-type="float">
            <text:p>0,919</text:p>
          </table:table-cell>
          <table:table-cell table:style-name="ce19" table:formula="of:=[.C6]/([.C6]+[.C5])" office:value-type="float" office:value="1" calcext:value-type="float">
            <text:p>1,000</text:p>
          </table:table-cell>
          <table:table-cell table:style-name="ce19" table:formula="of:=2*[.G6]*[.F6]/([.F6]+[.G6])" office:value-type="float" office:value="0.957621326042379" calcext:value-type="float">
            <text:p>0,958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363" calcext:value-type="float">
            <text:p>1363</text:p>
          </table:table-cell>
          <table:table-cell table:style-name="ce19" table:formula="of:=([.I5]+[.J6])/([.I5]+[.J5]+[.I6]+[.J6])" office:value-type="float" office:value="0.939642857142857" calcext:value-type="float">
            <text:p>0,940</text:p>
          </table:table-cell>
          <table:table-cell table:style-name="ce19" table:formula="of:=1-[.K6]" office:value-type="float" office:value="0.0603571428571429" calcext:value-type="float">
            <text:p>0,060</text:p>
          </table:table-cell>
          <table:table-cell table:style-name="ce19" table:formula="of:=[.J6]/([.I6]+[.J6])" office:value-type="float" office:value="0.889686684073107" calcext:value-type="float">
            <text:p>0,890</text:p>
          </table:table-cell>
          <table:table-cell table:style-name="ce19" table:formula="of:=[.J6]/([.J6]+[.J5])" office:value-type="float" office:value="1" calcext:value-type="float">
            <text:p>1,000</text:p>
          </table:table-cell>
          <table:table-cell table:style-name="ce19" table:formula="of:=2*[.N6]*[.M6]/([.M6]+[.N6])" office:value-type="float" office:value="0.941623488773748" calcext:value-type="float">
            <text:p>0,942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352" calcext:value-type="float">
            <text:p>1352</text:p>
          </table:table-cell>
          <table:table-cell table:style-name="ce19" table:formula="of:=([.P5]+[.Q6])/([.P5]+[.Q5]+[.P6]+[.Q6])" office:value-type="float" office:value="0.978571428571429" calcext:value-type="float">
            <text:p>0,979</text:p>
          </table:table-cell>
          <table:table-cell table:style-name="ce19" table:formula="of:=1-[.R6]" office:value-type="float" office:value="0.0214285714285715" calcext:value-type="float">
            <text:p>0,021</text:p>
          </table:table-cell>
          <table:table-cell table:style-name="ce19" table:formula="of:=[.Q6]/([.P6]+[.Q6])" office:value-type="float" office:value="0.957507082152975" calcext:value-type="float">
            <text:p>0,958</text:p>
          </table:table-cell>
          <table:table-cell table:style-name="ce19" table:formula="of:=[.Q6]/([.Q6]+[.Q5])" office:value-type="float" office:value="1" calcext:value-type="float">
            <text:p>1,000</text:p>
          </table:table-cell>
          <table:table-cell table:style-name="ce19" table:formula="of:=2*[.U6]*[.T6]/([.T6]+[.U6])" office:value-type="float" office:value="0.978292329956585" calcext:value-type="float">
            <text:p>0,978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260" calcext:value-type="float">
            <text:p>1260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250" calcext:value-type="float">
            <text:p>1250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252" calcext:value-type="float">
            <text:p>1252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1371" calcext:value-type="float">
            <text:p>1371</text:p>
          </table:table-cell>
          <table:table-cell table:style-name="ce19" table:formula="of:=([.B8]+[.C9])/([.B8]+[.C8]+[.B9]+[.C9])" office:value-type="float" office:value="0.940650697175545" calcext:value-type="float">
            <text:p>0,941</text:p>
          </table:table-cell>
          <table:table-cell table:style-name="ce19" table:formula="of:=1-[.D9]" office:value-type="float" office:value="0.0593493028244547" calcext:value-type="float">
            <text:p>0,059</text:p>
          </table:table-cell>
          <table:table-cell table:style-name="ce19" table:formula="of:=[.C9]/([.B9]+[.C9])" office:value-type="float" office:value="0.891997397527651" calcext:value-type="float">
            <text:p>0,892</text:p>
          </table:table-cell>
          <table:table-cell table:style-name="ce19" table:formula="of:=[.C9]/([.C9]+[.C8])" office:value-type="float" office:value="1" calcext:value-type="float">
            <text:p>1,000</text:p>
          </table:table-cell>
          <table:table-cell table:style-name="ce19" table:formula="of:=2*[.G9]*[.F9]/([.F9]+[.G9])" office:value-type="float" office:value="0.942916093535076" calcext:value-type="float">
            <text:p>0,943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356" calcext:value-type="float">
            <text:p>1356</text:p>
          </table:table-cell>
          <table:table-cell table:style-name="ce19" table:formula="of:=([.I8]+[.J9])/([.I8]+[.J8]+[.I9]+[.J9])" office:value-type="float" office:value="0.931712549159814" calcext:value-type="float">
            <text:p>0,932</text:p>
          </table:table-cell>
          <table:table-cell table:style-name="ce19" table:formula="of:=1-[.K9]" office:value-type="float" office:value="0.068287450840186" calcext:value-type="float">
            <text:p>0,068</text:p>
          </table:table-cell>
          <table:table-cell table:style-name="ce19" table:formula="of:=[.J9]/([.I9]+[.J9])" office:value-type="float" office:value="0.876535229476406" calcext:value-type="float">
            <text:p>0,877</text:p>
          </table:table-cell>
          <table:table-cell table:style-name="ce19" table:formula="of:=[.J9]/([.J9]+[.J8])" office:value-type="float" office:value="1" calcext:value-type="float">
            <text:p>1,000</text:p>
          </table:table-cell>
          <table:table-cell table:style-name="ce19" table:formula="of:=2*[.N9]*[.M9]/([.M9]+[.N9])" office:value-type="float" office:value="0.934205993799518" calcext:value-type="float">
            <text:p>0,934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1359" calcext:value-type="float">
            <text:p>1359</text:p>
          </table:table-cell>
          <table:table-cell table:style-name="ce19" table:formula="of:=([.P8]+[.Q9])/([.P8]+[.Q8]+[.P9]+[.Q9])" office:value-type="float" office:value="0.93350017876296" calcext:value-type="float">
            <text:p>0,934</text:p>
          </table:table-cell>
          <table:table-cell table:style-name="ce19" table:formula="of:=1-[.R9]" office:value-type="float" office:value="0.0664998212370397" calcext:value-type="float">
            <text:p>0,066</text:p>
          </table:table-cell>
          <table:table-cell table:style-name="ce19" table:formula="of:=[.Q9]/([.P9]+[.Q9])" office:value-type="float" office:value="0.879611650485437" calcext:value-type="float">
            <text:p>0,880</text:p>
          </table:table-cell>
          <table:table-cell table:style-name="ce19" table:formula="of:=[.Q9]/([.Q9]+[.Q8])" office:value-type="float" office:value="1" calcext:value-type="float">
            <text:p>1,000</text:p>
          </table:table-cell>
          <table:table-cell table:style-name="ce19" table:formula="of:=2*[.U9]*[.T9]/([.T9]+[.U9])" office:value-type="float" office:value="0.935950413223141" calcext:value-type="float">
            <text:p>0,936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CNN</text:p>
          </table:table-cell>
          <table:table-cell table:style-name="ce31" office:value-type="float" office:value="1310" calcext:value-type="float">
            <text:p>1310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356" calcext:value-type="float">
            <text:p>1356</text:p>
          </table:table-cell>
          <table:table-cell table:style-name="ce32" office:value-type="float" office:value="2" calcext:value-type="float">
            <text:p>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375" calcext:value-type="float">
            <text:p>1375</text:p>
          </table:table-cell>
          <table:table-cell table:style-name="ce31" office:value-type="float" office:value="3" calcext:value-type="float">
            <text:p>3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1379" calcext:value-type="float">
            <text:p>1379</text:p>
          </table:table-cell>
          <table:table-cell table:style-name="ce21" table:formula="of:=([.B11]+[.C12])/([.B11]+[.C11]+[.B12]+[.C12])" office:value-type="float" office:value="0.961387200572042" calcext:value-type="float">
            <text:p>0,961</text:p>
          </table:table-cell>
          <table:table-cell table:style-name="ce21" table:formula="of:=1-[.D12]" office:value-type="float" office:value="0.0386127994279585" calcext:value-type="float">
            <text:p>0,039</text:p>
          </table:table-cell>
          <table:table-cell table:style-name="ce21" table:formula="of:=[.C12]/([.B12]+[.C12])" office:value-type="float" office:value="0.927370544720915" calcext:value-type="float">
            <text:p>0,927</text:p>
          </table:table-cell>
          <table:table-cell table:style-name="ce21" table:formula="of:=[.C12]/([.C12]+[.C11])" office:value-type="float" office:value="1" calcext:value-type="float">
            <text:p>1,000</text:p>
          </table:table-cell>
          <table:table-cell table:style-name="ce21" table:formula="of:=2*[.G12]*[.F12]/([.F12]+[.G12])" office:value-type="float" office:value="0.96231681786462" calcext:value-type="float">
            <text:p>0,96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390" calcext:value-type="float">
            <text:p>1390</text:p>
          </table:table-cell>
          <table:table-cell table:style-name="ce21" table:formula="of:=([.I11]+[.J12])/([.I11]+[.J11]+[.I12]+[.J12])" office:value-type="float" office:value="0.981766178047908" calcext:value-type="float">
            <text:p>0,982</text:p>
          </table:table-cell>
          <table:table-cell table:style-name="ce21" table:formula="of:=1-[.K12]" office:value-type="float" office:value="0.0182338219520916" calcext:value-type="float">
            <text:p>0,018</text:p>
          </table:table-cell>
          <table:table-cell table:style-name="ce21" table:formula="of:=[.J12]/([.I12]+[.J12])" office:value-type="float" office:value="0.965948575399583" calcext:value-type="float">
            <text:p>0,966</text:p>
          </table:table-cell>
          <table:table-cell table:style-name="ce21" table:formula="of:=[.J12]/([.J12]+[.J11])" office:value-type="float" office:value="0.998563218390805" calcext:value-type="float">
            <text:p>0,999</text:p>
          </table:table-cell>
          <table:table-cell table:style-name="ce21" table:formula="of:=2*[.N12]*[.M12]/([.M12]+[.N12])" office:value-type="float" office:value="0.981985164252914" calcext:value-type="float">
            <text:p>0,982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1368" calcext:value-type="float">
            <text:p>1368</text:p>
          </table:table-cell>
          <table:table-cell table:style-name="ce21" table:formula="of:=([.P11]+[.Q12])/([.P11]+[.Q11]+[.P12]+[.Q12])" office:value-type="float" office:value="0.980693600286021" calcext:value-type="float">
            <text:p>0,981</text:p>
          </table:table-cell>
          <table:table-cell table:style-name="ce21" table:formula="of:=1-[.R12]" office:value-type="float" office:value="0.0193063997139793" calcext:value-type="float">
            <text:p>0,019</text:p>
          </table:table-cell>
          <table:table-cell table:style-name="ce21" table:formula="of:=[.Q12]/([.P12]+[.Q12])" office:value-type="float" office:value="0.964059196617336" calcext:value-type="float">
            <text:p>0,964</text:p>
          </table:table-cell>
          <table:table-cell table:style-name="ce21" table:formula="of:=[.Q12]/([.Q12]+[.Q11])" office:value-type="float" office:value="0.99781181619256" calcext:value-type="float">
            <text:p>0,998</text:p>
          </table:table-cell>
          <table:table-cell table:style-name="ce21" table:formula="of:=2*[.U12]*[.T12]/([.T12]+[.U12])" office:value-type="float" office:value="0.980645161290323" calcext:value-type="float">
            <text:p>0,981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10Fluxos_CUBIC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UBIC 10 FLUXOS</text:p>
          </table:table-cell>
          <table:covered-table-cell table:style-name="ce27"/>
          <table:covered-table-cell table:style-name="ce14"/>
          <table:covered-table-cell table:style-name="ce17"/>
          <table:table-cell table:style-name="ce17" table:number-columns-repeated="4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MLP</text:p>
          </table:table-cell>
          <table:table-cell table:style-name="ce31" office:value-type="float" office:value="1381" calcext:value-type="float">
            <text:p>1381</text:p>
          </table:table-cell>
          <table:table-cell table:style-name="ce31" office:value-type="float" office:value="11" calcext:value-type="float">
            <text:p>1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330" calcext:value-type="float">
            <text:p>1330</text:p>
          </table:table-cell>
          <table:table-cell table:style-name="ce32" office:value-type="float" office:value="10" calcext:value-type="float">
            <text:p>1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372" calcext:value-type="float">
            <text:p>1372</text:p>
          </table:table-cell>
          <table:table-cell table:style-name="ce31" office:value-type="float" office:value="6" calcext:value-type="float">
            <text:p>6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351" calcext:value-type="float">
            <text:p>1351</text:p>
          </table:table-cell>
          <table:table-cell table:style-name="ce19" table:formula="of:=([.B5]+[.C6])/([.B5]+[.C5]+[.B6]+[.C6])" office:value-type="float" office:value="0.975714285714286" calcext:value-type="float">
            <text:p>0,976</text:p>
          </table:table-cell>
          <table:table-cell table:style-name="ce19" table:formula="of:=1-[.D6]" office:value-type="float" office:value="0.0242857142857142" calcext:value-type="float">
            <text:p>0,024</text:p>
          </table:table-cell>
          <table:table-cell table:style-name="ce19" table:formula="of:=[.C6]/([.B6]+[.C6])" office:value-type="float" office:value="0.959517045454545" calcext:value-type="float">
            <text:p>0,960</text:p>
          </table:table-cell>
          <table:table-cell table:style-name="ce19" table:formula="of:=[.C6]/([.C6]+[.C5])" office:value-type="float" office:value="0.991923641703377" calcext:value-type="float">
            <text:p>0,992</text:p>
          </table:table-cell>
          <table:table-cell table:style-name="ce19" table:formula="of:=2*[.G6]*[.F6]/([.F6]+[.G6])" office:value-type="float" office:value="0.975451263537906" calcext:value-type="float">
            <text:p>0,975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367" calcext:value-type="float">
            <text:p>1367</text:p>
          </table:table-cell>
          <table:table-cell table:style-name="ce19" table:formula="of:=([.I5]+[.J6])/([.I5]+[.J5]+[.I6]+[.J6])" office:value-type="float" office:value="0.963214285714286" calcext:value-type="float">
            <text:p>0,963</text:p>
          </table:table-cell>
          <table:table-cell table:style-name="ce19" table:formula="of:=1-[.K6]" office:value-type="float" office:value="0.0367857142857143" calcext:value-type="float">
            <text:p>0,037</text:p>
          </table:table-cell>
          <table:table-cell table:style-name="ce19" table:formula="of:=[.J6]/([.I6]+[.J6])" office:value-type="float" office:value="0.936301369863014" calcext:value-type="float">
            <text:p>0,936</text:p>
          </table:table-cell>
          <table:table-cell table:style-name="ce19" table:formula="of:=[.J6]/([.J6]+[.J5])" office:value-type="float" office:value="0.992737835875091" calcext:value-type="float">
            <text:p>0,993</text:p>
          </table:table-cell>
          <table:table-cell table:style-name="ce19" table:formula="of:=2*[.N6]*[.M6]/([.M6]+[.N6])" office:value-type="float" office:value="0.963694043003172" calcext:value-type="float">
            <text:p>0,964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1343" calcext:value-type="float">
            <text:p>1343</text:p>
          </table:table-cell>
          <table:table-cell table:style-name="ce19" table:formula="of:=([.P5]+[.Q6])/([.P5]+[.Q5]+[.P6]+[.Q6])" office:value-type="float" office:value="0.969642857142857" calcext:value-type="float">
            <text:p>0,970</text:p>
          </table:table-cell>
          <table:table-cell table:style-name="ce19" table:formula="of:=1-[.R6]" office:value-type="float" office:value="0.0303571428571429" calcext:value-type="float">
            <text:p>0,030</text:p>
          </table:table-cell>
          <table:table-cell table:style-name="ce19" table:formula="of:=[.Q6]/([.P6]+[.Q6])" office:value-type="float" office:value="0.944444444444444" calcext:value-type="float">
            <text:p>0,944</text:p>
          </table:table-cell>
          <table:table-cell table:style-name="ce19" table:formula="of:=[.Q6]/([.Q6]+[.Q5])" office:value-type="float" office:value="0.995552260934025" calcext:value-type="float">
            <text:p>0,996</text:p>
          </table:table-cell>
          <table:table-cell table:style-name="ce19" table:formula="of:=2*[.U6]*[.T6]/([.T6]+[.U6])" office:value-type="float" office:value="0.969325153374233" calcext:value-type="float">
            <text:p>0,969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379" calcext:value-type="float">
            <text:p>1379</text:p>
          </table:table-cell>
          <table:table-cell table:style-name="ce31" office:value-type="float" office:value="14" calcext:value-type="float">
            <text:p>14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324" calcext:value-type="float">
            <text:p>1324</text:p>
          </table:table-cell>
          <table:table-cell table:style-name="ce32" office:value-type="float" office:value="10" calcext:value-type="float">
            <text:p>1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288" calcext:value-type="float">
            <text:p>1288</text:p>
          </table:table-cell>
          <table:table-cell table:style-name="ce31" office:value-type="float" office:value="8" calcext:value-type="float">
            <text:p>8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354" calcext:value-type="float">
            <text:p>1354</text:p>
          </table:table-cell>
          <table:table-cell table:style-name="ce19" table:formula="of:=([.B8]+[.C9])/([.B8]+[.C8]+[.B9]+[.C9])" office:value-type="float" office:value="0.977118341079728" calcext:value-type="float">
            <text:p>0,977</text:p>
          </table:table-cell>
          <table:table-cell table:style-name="ce19" table:formula="of:=1-[.D9]" office:value-type="float" office:value="0.0228816589202717" calcext:value-type="float">
            <text:p>0,023</text:p>
          </table:table-cell>
          <table:table-cell table:style-name="ce19" table:formula="of:=[.C9]/([.B9]+[.C9])" office:value-type="float" office:value="0.964387464387464" calcext:value-type="float">
            <text:p>0,964</text:p>
          </table:table-cell>
          <table:table-cell table:style-name="ce19" table:formula="of:=[.C9]/([.C9]+[.C8])" office:value-type="float" office:value="0.989766081871345" calcext:value-type="float">
            <text:p>0,990</text:p>
          </table:table-cell>
          <table:table-cell table:style-name="ce19" table:formula="of:=2*[.G9]*[.F9]/([.F9]+[.G9])" office:value-type="float" office:value="0.976911976911977" calcext:value-type="float">
            <text:p>0,977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358" calcext:value-type="float">
            <text:p>1358</text:p>
          </table:table-cell>
          <table:table-cell table:style-name="ce19" table:formula="of:=([.I8]+[.J9])/([.I8]+[.J8]+[.I9]+[.J9])" office:value-type="float" office:value="0.958884519127637" calcext:value-type="float">
            <text:p>0,959</text:p>
          </table:table-cell>
          <table:table-cell table:style-name="ce19" table:formula="of:=1-[.K9]" office:value-type="float" office:value="0.0411154808723633" calcext:value-type="float">
            <text:p>0,041</text:p>
          </table:table-cell>
          <table:table-cell table:style-name="ce19" table:formula="of:=[.J9]/([.I9]+[.J9])" office:value-type="float" office:value="0.92822966507177" calcext:value-type="float">
            <text:p>0,928</text:p>
          </table:table-cell>
          <table:table-cell table:style-name="ce19" table:formula="of:=[.J9]/([.J9]+[.J8])" office:value-type="float" office:value="0.992690058479532" calcext:value-type="float">
            <text:p>0,993</text:p>
          </table:table-cell>
          <table:table-cell table:style-name="ce19" table:formula="of:=2*[.N9]*[.M9]/([.M9]+[.N9])" office:value-type="float" office:value="0.959378311550689" calcext:value-type="float">
            <text:p>0,959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1336" calcext:value-type="float">
            <text:p>1336</text:p>
          </table:table-cell>
          <table:table-cell table:style-name="ce19" table:formula="of:=([.P8]+[.Q9])/([.P8]+[.Q8]+[.P9]+[.Q9])" office:value-type="float" office:value="0.938148015731141" calcext:value-type="float">
            <text:p>0,938</text:p>
          </table:table-cell>
          <table:table-cell table:style-name="ce19" table:formula="of:=1-[.R9]" office:value-type="float" office:value="0.0618519842688595" calcext:value-type="float">
            <text:p>0,062</text:p>
          </table:table-cell>
          <table:table-cell table:style-name="ce19" table:formula="of:=[.Q9]/([.P9]+[.Q9])" office:value-type="float" office:value="0.890073284477015" calcext:value-type="float">
            <text:p>0,890</text:p>
          </table:table-cell>
          <table:table-cell table:style-name="ce19" table:formula="of:=[.Q9]/([.Q9]+[.Q8])" office:value-type="float" office:value="0.994047619047619" calcext:value-type="float">
            <text:p>0,994</text:p>
          </table:table-cell>
          <table:table-cell table:style-name="ce19" table:formula="of:=2*[.U9]*[.T9]/([.T9]+[.U9])" office:value-type="float" office:value="0.939191564147627" calcext:value-type="float">
            <text:p>0,939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CNN</text:p>
          </table:table-cell>
          <table:table-cell table:style-name="ce31" office:value-type="float" office:value="1376" calcext:value-type="float">
            <text:p>1376</text:p>
          </table:table-cell>
          <table:table-cell table:style-name="ce31" office:value-type="float" office:value="7" calcext:value-type="float">
            <text:p>7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352" calcext:value-type="float">
            <text:p>1352</text:p>
          </table:table-cell>
          <table:table-cell table:style-name="ce32" office:value-type="float" office:value="11" calcext:value-type="float">
            <text:p>1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352" calcext:value-type="float">
            <text:p>1352</text:p>
          </table:table-cell>
          <table:table-cell table:style-name="ce31" office:value-type="float" office:value="12" calcext:value-type="float">
            <text:p>1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356" calcext:value-type="float">
            <text:p>1356</text:p>
          </table:table-cell>
          <table:table-cell table:style-name="ce21" table:formula="of:=([.B11]+[.C12])/([.B11]+[.C11]+[.B12]+[.C12])" office:value-type="float" office:value="0.976760815159099" calcext:value-type="float">
            <text:p>0,977</text:p>
          </table:table-cell>
          <table:table-cell table:style-name="ce21" table:formula="of:=1-[.D12]" office:value-type="float" office:value="0.0232391848409009" calcext:value-type="float">
            <text:p>0,023</text:p>
          </table:table-cell>
          <table:table-cell table:style-name="ce21" table:formula="of:=[.C12]/([.B12]+[.C12])" office:value-type="float" office:value="0.958981612446959" calcext:value-type="float">
            <text:p>0,959</text:p>
          </table:table-cell>
          <table:table-cell table:style-name="ce21" table:formula="of:=[.C12]/([.C12]+[.C11])" office:value-type="float" office:value="0.994864269992663" calcext:value-type="float">
            <text:p>0,995</text:p>
          </table:table-cell>
          <table:table-cell table:style-name="ce21" table:formula="of:=2*[.G12]*[.F12]/([.F12]+[.G12])" office:value-type="float" office:value="0.976593446164926" calcext:value-type="float">
            <text:p>0,977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359" calcext:value-type="float">
            <text:p>1359</text:p>
          </table:table-cell>
          <table:table-cell table:style-name="ce21" table:formula="of:=([.I11]+[.J12])/([.I11]+[.J11]+[.I12]+[.J12])" office:value-type="float" office:value="0.969252770825885" calcext:value-type="float">
            <text:p>0,969</text:p>
          </table:table-cell>
          <table:table-cell table:style-name="ce21" table:formula="of:=1-[.K12]" office:value-type="float" office:value="0.0307472291741151" calcext:value-type="float">
            <text:p>0,031</text:p>
          </table:table-cell>
          <table:table-cell table:style-name="ce21" table:formula="of:=[.J12]/([.I12]+[.J12])" office:value-type="float" office:value="0.947698744769875" calcext:value-type="float">
            <text:p>0,948</text:p>
          </table:table-cell>
          <table:table-cell table:style-name="ce21" table:formula="of:=[.J12]/([.J12]+[.J11])" office:value-type="float" office:value="0.991970802919708" calcext:value-type="float">
            <text:p>0,992</text:p>
          </table:table-cell>
          <table:table-cell table:style-name="ce21" table:formula="of:=2*[.N12]*[.M12]/([.M12]+[.N12])" office:value-type="float" office:value="0.969329529243937" calcext:value-type="float">
            <text:p>0,969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377" calcext:value-type="float">
            <text:p>1377</text:p>
          </table:table-cell>
          <table:table-cell table:style-name="ce21" table:formula="of:=([.P11]+[.Q12])/([.P11]+[.Q11]+[.P12]+[.Q12])" office:value-type="float" office:value="0.975688237397211" calcext:value-type="float">
            <text:p>0,976</text:p>
          </table:table-cell>
          <table:table-cell table:style-name="ce21" table:formula="of:=1-[.R12]" office:value-type="float" office:value="0.0243117626027887" calcext:value-type="float">
            <text:p>0,024</text:p>
          </table:table-cell>
          <table:table-cell table:style-name="ce21" table:formula="of:=[.Q12]/([.P12]+[.Q12])" office:value-type="float" office:value="0.960921144452198" calcext:value-type="float">
            <text:p>0,961</text:p>
          </table:table-cell>
          <table:table-cell table:style-name="ce21" table:formula="of:=[.Q12]/([.Q12]+[.Q11])" office:value-type="float" office:value="0.991360691144708" calcext:value-type="float">
            <text:p>0,991</text:p>
          </table:table-cell>
          <table:table-cell table:style-name="ce21" table:formula="of:=2*[.U12]*[.T12]/([.T12]+[.U12])" office:value-type="float" office:value="0.975903614457831" calcext:value-type="float">
            <text:p>0,976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20Fluxos_CUBIC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UBIC 20 FLUXOS</text:p>
          </table:table-cell>
          <table:covered-table-cell table:style-name="ce27"/>
          <table:covered-table-cell table:style-name="ce14"/>
          <table:covered-table-cell table:style-name="ce17"/>
          <table:table-cell table:style-name="ce17" table:number-columns-repeated="4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MLP</text:p>
          </table:table-cell>
          <table:table-cell table:style-name="ce31" office:value-type="float" office:value="1285" calcext:value-type="float">
            <text:p>1285</text:p>
          </table:table-cell>
          <table:table-cell table:style-name="ce31" office:value-type="float" office:value="29" calcext:value-type="float">
            <text:p>29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261" calcext:value-type="float">
            <text:p>1261</text:p>
          </table:table-cell>
          <table:table-cell table:style-name="ce32" office:value-type="float" office:value="29" calcext:value-type="float">
            <text:p>29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209" calcext:value-type="float">
            <text:p>1209</text:p>
          </table:table-cell>
          <table:table-cell table:style-name="ce31" office:value-type="float" office:value="8" calcext:value-type="float">
            <text:p>8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1433" calcext:value-type="float">
            <text:p>1433</text:p>
          </table:table-cell>
          <table:table-cell table:style-name="ce19" table:formula="of:=([.B5]+[.C6])/([.B5]+[.C5]+[.B6]+[.C6])" office:value-type="float" office:value="0.970714285714286" calcext:value-type="float">
            <text:p>0,971</text:p>
          </table:table-cell>
          <table:table-cell table:style-name="ce19" table:formula="of:=1-[.D6]" office:value-type="float" office:value="0.0292857142857143" calcext:value-type="float">
            <text:p>0,029</text:p>
          </table:table-cell>
          <table:table-cell table:style-name="ce19" table:formula="of:=[.C6]/([.B6]+[.C6])" office:value-type="float" office:value="0.964333781965007" calcext:value-type="float">
            <text:p>0,964</text:p>
          </table:table-cell>
          <table:table-cell table:style-name="ce19" table:formula="of:=[.C6]/([.C6]+[.C5])" office:value-type="float" office:value="0.980164158686731" calcext:value-type="float">
            <text:p>0,980</text:p>
          </table:table-cell>
          <table:table-cell table:style-name="ce19" table:formula="of:=2*[.G6]*[.F6]/([.F6]+[.G6])" office:value-type="float" office:value="0.972184531886025" calcext:value-type="float">
            <text:p>0,97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446" calcext:value-type="float">
            <text:p>1446</text:p>
          </table:table-cell>
          <table:table-cell table:style-name="ce19" table:formula="of:=([.I5]+[.J6])/([.I5]+[.J5]+[.I6]+[.J6])" office:value-type="float" office:value="0.966785714285714" calcext:value-type="float">
            <text:p>0,967</text:p>
          </table:table-cell>
          <table:table-cell table:style-name="ce19" table:formula="of:=1-[.K6]" office:value-type="float" office:value="0.0332142857142858" calcext:value-type="float">
            <text:p>0,033</text:p>
          </table:table-cell>
          <table:table-cell table:style-name="ce19" table:formula="of:=[.J6]/([.I6]+[.J6])" office:value-type="float" office:value="0.957615894039735" calcext:value-type="float">
            <text:p>0,958</text:p>
          </table:table-cell>
          <table:table-cell table:style-name="ce19" table:formula="of:=[.J6]/([.J6]+[.J5])" office:value-type="float" office:value="0.980338983050847" calcext:value-type="float">
            <text:p>0,980</text:p>
          </table:table-cell>
          <table:table-cell table:style-name="ce19" table:formula="of:=2*[.N6]*[.M6]/([.M6]+[.N6])" office:value-type="float" office:value="0.968844221105528" calcext:value-type="float">
            <text:p>0,969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1481" calcext:value-type="float">
            <text:p>1481</text:p>
          </table:table-cell>
          <table:table-cell table:style-name="ce19" table:formula="of:=([.P5]+[.Q6])/([.P5]+[.Q5]+[.P6]+[.Q6])" office:value-type="float" office:value="0.960714285714286" calcext:value-type="float">
            <text:p>0,961</text:p>
          </table:table-cell>
          <table:table-cell table:style-name="ce19" table:formula="of:=1-[.R6]" office:value-type="float" office:value="0.0392857142857143" calcext:value-type="float">
            <text:p>0,039</text:p>
          </table:table-cell>
          <table:table-cell table:style-name="ce19" table:formula="of:=[.Q6]/([.P6]+[.Q6])" office:value-type="float" office:value="0.935565382185723" calcext:value-type="float">
            <text:p>0,936</text:p>
          </table:table-cell>
          <table:table-cell table:style-name="ce19" table:formula="of:=[.Q6]/([.Q6]+[.Q5])" office:value-type="float" office:value="0.994627266621894" calcext:value-type="float">
            <text:p>0,995</text:p>
          </table:table-cell>
          <table:table-cell table:style-name="ce19" table:formula="of:=2*[.U6]*[.T6]/([.T6]+[.U6])" office:value-type="float" office:value="0.964192708333333" calcext:value-type="float">
            <text:p>0,964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271" calcext:value-type="float">
            <text:p>1271</text:p>
          </table:table-cell>
          <table:table-cell table:style-name="ce31" office:value-type="float" office:value="36" calcext:value-type="float">
            <text:p>36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247" calcext:value-type="float">
            <text:p>1247</text:p>
          </table:table-cell>
          <table:table-cell table:style-name="ce32" office:value-type="float" office:value="26" calcext:value-type="float">
            <text:p>26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219" calcext:value-type="float">
            <text:p>1219</text:p>
          </table:table-cell>
          <table:table-cell table:style-name="ce31" office:value-type="float" office:value="10" calcext:value-type="float">
            <text:p>1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1438" calcext:value-type="float">
            <text:p>1438</text:p>
          </table:table-cell>
          <table:table-cell table:style-name="ce19" table:formula="of:=([.B8]+[.C9])/([.B8]+[.C8]+[.B9]+[.C9])" office:value-type="float" office:value="0.968537718984626" calcext:value-type="float">
            <text:p>0,969</text:p>
          </table:table-cell>
          <table:table-cell table:style-name="ce19" table:formula="of:=1-[.D9]" office:value-type="float" office:value="0.0314622810153736" calcext:value-type="float">
            <text:p>0,031</text:p>
          </table:table-cell>
          <table:table-cell table:style-name="ce19" table:formula="of:=[.C9]/([.B9]+[.C9])" office:value-type="float" office:value="0.96510067114094" calcext:value-type="float">
            <text:p>0,965</text:p>
          </table:table-cell>
          <table:table-cell table:style-name="ce19" table:formula="of:=[.C9]/([.C9]+[.C8])" office:value-type="float" office:value="0.975576662143826" calcext:value-type="float">
            <text:p>0,976</text:p>
          </table:table-cell>
          <table:table-cell table:style-name="ce19" table:formula="of:=2*[.G9]*[.F9]/([.F9]+[.G9])" office:value-type="float" office:value="0.970310391363023" calcext:value-type="float">
            <text:p>0,97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458" calcext:value-type="float">
            <text:p>1458</text:p>
          </table:table-cell>
          <table:table-cell table:style-name="ce19" table:formula="of:=([.I8]+[.J9])/([.I8]+[.J8]+[.I9]+[.J9])" office:value-type="float" office:value="0.967107615302109" calcext:value-type="float">
            <text:p>0,967</text:p>
          </table:table-cell>
          <table:table-cell table:style-name="ce19" table:formula="of:=1-[.K9]" office:value-type="float" office:value="0.0328923846978906" calcext:value-type="float">
            <text:p>0,033</text:p>
          </table:table-cell>
          <table:table-cell table:style-name="ce19" table:formula="of:=[.J9]/([.I9]+[.J9])" office:value-type="float" office:value="0.956692913385827" calcext:value-type="float">
            <text:p>0,957</text:p>
          </table:table-cell>
          <table:table-cell table:style-name="ce19" table:formula="of:=[.J9]/([.J9]+[.J8])" office:value-type="float" office:value="0.982479784366577" calcext:value-type="float">
            <text:p>0,982</text:p>
          </table:table-cell>
          <table:table-cell table:style-name="ce19" table:formula="of:=2*[.N9]*[.M9]/([.M9]+[.N9])" office:value-type="float" office:value="0.969414893617021" calcext:value-type="float">
            <text:p>0,969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1463" calcext:value-type="float">
            <text:p>1463</text:p>
          </table:table-cell>
          <table:table-cell table:style-name="ce19" table:formula="of:=([.P8]+[.Q9])/([.P8]+[.Q8]+[.P9]+[.Q9])" office:value-type="float" office:value="0.958884519127637" calcext:value-type="float">
            <text:p>0,959</text:p>
          </table:table-cell>
          <table:table-cell table:style-name="ce19" table:formula="of:=1-[.R9]" office:value-type="float" office:value="0.0411154808723633" calcext:value-type="float">
            <text:p>0,041</text:p>
          </table:table-cell>
          <table:table-cell table:style-name="ce19" table:formula="of:=[.Q9]/([.P9]+[.Q9])" office:value-type="float" office:value="0.933035714285714" calcext:value-type="float">
            <text:p>0,933</text:p>
          </table:table-cell>
          <table:table-cell table:style-name="ce19" table:formula="of:=[.Q9]/([.Q9]+[.Q8])" office:value-type="float" office:value="0.993211133740665" calcext:value-type="float">
            <text:p>0,993</text:p>
          </table:table-cell>
          <table:table-cell table:style-name="ce19" table:formula="of:=2*[.U9]*[.T9]/([.T9]+[.U9])" office:value-type="float" office:value="0.962183492272279" calcext:value-type="float">
            <text:p>0,962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CNN</text:p>
          </table:table-cell>
          <table:table-cell table:style-name="ce31" office:value-type="float" office:value="1294" calcext:value-type="float">
            <text:p>1294</text:p>
          </table:table-cell>
          <table:table-cell table:style-name="ce31" office:value-type="float" office:value="15" calcext:value-type="float">
            <text:p>1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229" calcext:value-type="float">
            <text:p>1229</text:p>
          </table:table-cell>
          <table:table-cell table:style-name="ce32" office:value-type="float" office:value="5" calcext:value-type="float">
            <text:p>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222" calcext:value-type="float">
            <text:p>1222</text:p>
          </table:table-cell>
          <table:table-cell table:style-name="ce31" office:value-type="float" office:value="5" calcext:value-type="float">
            <text:p>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1447" calcext:value-type="float">
            <text:p>1447</text:p>
          </table:table-cell>
          <table:table-cell table:style-name="ce21" table:formula="of:=([.B11]+[.C12])/([.B11]+[.C11]+[.B12]+[.C12])" office:value-type="float" office:value="0.979978548444762" calcext:value-type="float">
            <text:p>0,980</text:p>
          </table:table-cell>
          <table:table-cell table:style-name="ce21" table:formula="of:=1-[.D12]" office:value-type="float" office:value="0.0200214515552377" calcext:value-type="float">
            <text:p>0,020</text:p>
          </table:table-cell>
          <table:table-cell table:style-name="ce21" table:formula="of:=[.C12]/([.B12]+[.C12])" office:value-type="float" office:value="0.97244623655914" calcext:value-type="float">
            <text:p>0,972</text:p>
          </table:table-cell>
          <table:table-cell table:style-name="ce21" table:formula="of:=[.C12]/([.C12]+[.C11])" office:value-type="float" office:value="0.989740082079343" calcext:value-type="float">
            <text:p>0,990</text:p>
          </table:table-cell>
          <table:table-cell table:style-name="ce21" table:formula="of:=2*[.G12]*[.F12]/([.F12]+[.G12])" office:value-type="float" office:value="0.981016949152542" calcext:value-type="float">
            <text:p>0,981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451" calcext:value-type="float">
            <text:p>1451</text:p>
          </table:table-cell>
          <table:table-cell table:style-name="ce21" table:formula="of:=([.I11]+[.J12])/([.I11]+[.J11]+[.I12]+[.J12])" office:value-type="float" office:value="0.958169467286378" calcext:value-type="float">
            <text:p>0,958</text:p>
          </table:table-cell>
          <table:table-cell table:style-name="ce21" table:formula="of:=1-[.K12]" office:value-type="float" office:value="0.0418305327136217" calcext:value-type="float">
            <text:p>0,042</text:p>
          </table:table-cell>
          <table:table-cell table:style-name="ce21" table:formula="of:=[.J12]/([.I12]+[.J12])" office:value-type="float" office:value="0.928342930262316" calcext:value-type="float">
            <text:p>0,928</text:p>
          </table:table-cell>
          <table:table-cell table:style-name="ce21" table:formula="of:=[.J12]/([.J12]+[.J11])" office:value-type="float" office:value="0.996565934065934" calcext:value-type="float">
            <text:p>0,997</text:p>
          </table:table-cell>
          <table:table-cell table:style-name="ce21" table:formula="of:=2*[.N12]*[.M12]/([.M12]+[.N12])" office:value-type="float" office:value="0.961245445511759" calcext:value-type="float">
            <text:p>0,961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1451" calcext:value-type="float">
            <text:p>1451</text:p>
          </table:table-cell>
          <table:table-cell table:style-name="ce21" table:formula="of:=([.P11]+[.Q12])/([.P11]+[.Q11]+[.P12]+[.Q12])" office:value-type="float" office:value="0.955666785841974" calcext:value-type="float">
            <text:p>0,956</text:p>
          </table:table-cell>
          <table:table-cell table:style-name="ce21" table:formula="of:=1-[.R12]" office:value-type="float" office:value="0.0443332141580265" calcext:value-type="float">
            <text:p>0,044</text:p>
          </table:table-cell>
          <table:table-cell table:style-name="ce21" table:formula="of:=[.Q12]/([.P12]+[.Q12])" office:value-type="float" office:value="0.924203821656051" calcext:value-type="float">
            <text:p>0,924</text:p>
          </table:table-cell>
          <table:table-cell table:style-name="ce21" table:formula="of:=[.Q12]/([.Q12]+[.Q11])" office:value-type="float" office:value="0.996565934065934" calcext:value-type="float">
            <text:p>0,997</text:p>
          </table:table-cell>
          <table:table-cell table:style-name="ce21" table:formula="of:=2*[.U12]*[.T12]/([.T12]+[.U12])" office:value-type="float" office:value="0.95902181097158" calcext:value-type="float">
            <text:p>0,959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40Fluxos_CUBIC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UBIC 40 FLUXOS</text:p>
          </table:table-cell>
          <table:covered-table-cell table:style-name="ce27"/>
          <table:covered-table-cell table:style-name="ce14"/>
          <table:covered-table-cell table:style-name="ce17"/>
          <table:table-cell table:style-name="ce17" table:number-columns-repeated="4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MLP</text:p>
          </table:table-cell>
          <table:table-cell table:style-name="ce31" office:value-type="float" office:value="1264" calcext:value-type="float">
            <text:p>1264</text:p>
          </table:table-cell>
          <table:table-cell table:style-name="ce31" office:value-type="float" office:value="91" calcext:value-type="float">
            <text:p>9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277" calcext:value-type="float">
            <text:p>1277</text:p>
          </table:table-cell>
          <table:table-cell table:style-name="ce32" office:value-type="float" office:value="89" calcext:value-type="float">
            <text:p>89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183" calcext:value-type="float">
            <text:p>1183</text:p>
          </table:table-cell>
          <table:table-cell table:style-name="ce31" office:value-type="float" office:value="22" calcext:value-type="float">
            <text:p>2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1376" calcext:value-type="float">
            <text:p>1376</text:p>
          </table:table-cell>
          <table:table-cell table:style-name="ce19" table:formula="of:=([.B5]+[.C6])/([.B5]+[.C5]+[.B6]+[.C6])" office:value-type="float" office:value="0.942857142857143" calcext:value-type="float">
            <text:p>0,943</text:p>
          </table:table-cell>
          <table:table-cell table:style-name="ce19" table:formula="of:=1-[.D6]" office:value-type="float" office:value="0.0571428571428572" calcext:value-type="float">
            <text:p>0,057</text:p>
          </table:table-cell>
          <table:table-cell table:style-name="ce19" table:formula="of:=[.C6]/([.B6]+[.C6])" office:value-type="float" office:value="0.952249134948097" calcext:value-type="float">
            <text:p>0,952</text:p>
          </table:table-cell>
          <table:table-cell table:style-name="ce19" table:formula="of:=[.C6]/([.C6]+[.C5])" office:value-type="float" office:value="0.937968643490116" calcext:value-type="float">
            <text:p>0,938</text:p>
          </table:table-cell>
          <table:table-cell table:style-name="ce19" table:formula="of:=2*[.G6]*[.F6]/([.F6]+[.G6])" office:value-type="float" office:value="0.945054945054945" calcext:value-type="float">
            <text:p>0,94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366" calcext:value-type="float">
            <text:p>1366</text:p>
          </table:table-cell>
          <table:table-cell table:style-name="ce19" table:formula="of:=([.I5]+[.J6])/([.I5]+[.J5]+[.I6]+[.J6])" office:value-type="float" office:value="0.943928571428572" calcext:value-type="float">
            <text:p>0,944</text:p>
          </table:table-cell>
          <table:table-cell table:style-name="ce19" table:formula="of:=1-[.K6]" office:value-type="float" office:value="0.0560714285714286" calcext:value-type="float">
            <text:p>0,056</text:p>
          </table:table-cell>
          <table:table-cell table:style-name="ce19" table:formula="of:=[.J6]/([.I6]+[.J6])" office:value-type="float" office:value="0.95258019525802" calcext:value-type="float">
            <text:p>0,953</text:p>
          </table:table-cell>
          <table:table-cell table:style-name="ce19" table:formula="of:=[.J6]/([.J6]+[.J5])" office:value-type="float" office:value="0.938831615120275" calcext:value-type="float">
            <text:p>0,939</text:p>
          </table:table-cell>
          <table:table-cell table:style-name="ce19" table:formula="of:=2*[.N6]*[.M6]/([.M6]+[.N6])" office:value-type="float" office:value="0.945655936310142" calcext:value-type="float">
            <text:p>0,946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1431" calcext:value-type="float">
            <text:p>1431</text:p>
          </table:table-cell>
          <table:table-cell table:style-name="ce19" table:formula="of:=([.P5]+[.Q6])/([.P5]+[.Q5]+[.P6]+[.Q6])" office:value-type="float" office:value="0.933571428571429" calcext:value-type="float">
            <text:p>0,934</text:p>
          </table:table-cell>
          <table:table-cell table:style-name="ce19" table:formula="of:=1-[.R6]" office:value-type="float" office:value="0.0664285714285714" calcext:value-type="float">
            <text:p>0,066</text:p>
          </table:table-cell>
          <table:table-cell table:style-name="ce19" table:formula="of:=[.Q6]/([.P6]+[.Q6])" office:value-type="float" office:value="0.89717868338558" calcext:value-type="float">
            <text:p>0,897</text:p>
          </table:table-cell>
          <table:table-cell table:style-name="ce19" table:formula="of:=[.Q6]/([.Q6]+[.Q5])" office:value-type="float" office:value="0.984858912594632" calcext:value-type="float">
            <text:p>0,985</text:p>
          </table:table-cell>
          <table:table-cell table:style-name="ce19" table:formula="of:=2*[.U6]*[.T6]/([.T6]+[.U6])" office:value-type="float" office:value="0.938976377952756" calcext:value-type="float">
            <text:p>0,939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316" calcext:value-type="float">
            <text:p>1316</text:p>
          </table:table-cell>
          <table:table-cell table:style-name="ce31" office:value-type="float" office:value="101" calcext:value-type="float">
            <text:p>10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274" calcext:value-type="float">
            <text:p>1274</text:p>
          </table:table-cell>
          <table:table-cell table:style-name="ce32" office:value-type="float" office:value="87" calcext:value-type="float">
            <text:p>87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218" calcext:value-type="float">
            <text:p>1218</text:p>
          </table:table-cell>
          <table:table-cell table:style-name="ce31" office:value-type="float" office:value="73" calcext:value-type="float">
            <text:p>73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1321" calcext:value-type="float">
            <text:p>1321</text:p>
          </table:table-cell>
          <table:table-cell table:style-name="ce19" table:formula="of:=([.B8]+[.C9])/([.B8]+[.C8]+[.B9]+[.C9])" office:value-type="float" office:value="0.942795852699321" calcext:value-type="float">
            <text:p>0,943</text:p>
          </table:table-cell>
          <table:table-cell table:style-name="ce19" table:formula="of:=1-[.D9]" office:value-type="float" office:value="0.0572041473006794" calcext:value-type="float">
            <text:p>0,057</text:p>
          </table:table-cell>
          <table:table-cell table:style-name="ce19" table:formula="of:=[.C9]/([.B9]+[.C9])" office:value-type="float" office:value="0.957246376811594" calcext:value-type="float">
            <text:p>0,957</text:p>
          </table:table-cell>
          <table:table-cell table:style-name="ce19" table:formula="of:=[.C9]/([.C9]+[.C8])" office:value-type="float" office:value="0.928973277074543" calcext:value-type="float">
            <text:p>0,929</text:p>
          </table:table-cell>
          <table:table-cell table:style-name="ce19" table:formula="of:=2*[.G9]*[.F9]/([.F9]+[.G9])" office:value-type="float" office:value="0.942897930049964" calcext:value-type="float">
            <text:p>0,94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354" calcext:value-type="float">
            <text:p>1354</text:p>
          </table:table-cell>
          <table:table-cell table:style-name="ce19" table:formula="of:=([.I8]+[.J9])/([.I8]+[.J8]+[.I9]+[.J9])" office:value-type="float" office:value="0.939578119413658" calcext:value-type="float">
            <text:p>0,940</text:p>
          </table:table-cell>
          <table:table-cell table:style-name="ce19" table:formula="of:=1-[.K9]" office:value-type="float" office:value="0.0604218805863425" calcext:value-type="float">
            <text:p>0,060</text:p>
          </table:table-cell>
          <table:table-cell table:style-name="ce19" table:formula="of:=[.J9]/([.I9]+[.J9])" office:value-type="float" office:value="0.942896935933148" calcext:value-type="float">
            <text:p>0,943</text:p>
          </table:table-cell>
          <table:table-cell table:style-name="ce19" table:formula="of:=[.J9]/([.J9]+[.J8])" office:value-type="float" office:value="0.939625260235947" calcext:value-type="float">
            <text:p>0,940</text:p>
          </table:table-cell>
          <table:table-cell table:style-name="ce19" table:formula="of:=2*[.N9]*[.M9]/([.M9]+[.N9])" office:value-type="float" office:value="0.941258255126868" calcext:value-type="float">
            <text:p>0,941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366" calcext:value-type="float">
            <text:p>1366</text:p>
          </table:table-cell>
          <table:table-cell table:style-name="ce19" table:formula="of:=([.P8]+[.Q9])/([.P8]+[.Q8]+[.P9]+[.Q9])" office:value-type="float" office:value="0.923846978905971" calcext:value-type="float">
            <text:p>0,924</text:p>
          </table:table-cell>
          <table:table-cell table:style-name="ce19" table:formula="of:=1-[.R9]" office:value-type="float" office:value="0.0761530210940293" calcext:value-type="float">
            <text:p>0,076</text:p>
          </table:table-cell>
          <table:table-cell table:style-name="ce19" table:formula="of:=[.Q9]/([.P9]+[.Q9])" office:value-type="float" office:value="0.907038512616202" calcext:value-type="float">
            <text:p>0,907</text:p>
          </table:table-cell>
          <table:table-cell table:style-name="ce19" table:formula="of:=[.Q9]/([.Q9]+[.Q8])" office:value-type="float" office:value="0.949270326615705" calcext:value-type="float">
            <text:p>0,949</text:p>
          </table:table-cell>
          <table:table-cell table:style-name="ce19" table:formula="of:=2*[.U9]*[.T9]/([.T9]+[.U9])" office:value-type="float" office:value="0.9276740237691" calcext:value-type="float">
            <text:p>0,928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CNN</text:p>
          </table:table-cell>
          <table:table-cell table:style-name="ce31" office:value-type="float" office:value="1236" calcext:value-type="float">
            <text:p>1236</text:p>
          </table:table-cell>
          <table:table-cell table:style-name="ce31" office:value-type="float" office:value="76" calcext:value-type="float">
            <text:p>76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131" calcext:value-type="float">
            <text:p>1131</text:p>
          </table:table-cell>
          <table:table-cell table:style-name="ce32" office:value-type="float" office:value="17" calcext:value-type="float">
            <text:p>17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139" calcext:value-type="float">
            <text:p>1139</text:p>
          </table:table-cell>
          <table:table-cell table:style-name="ce31" office:value-type="float" office:value="22" calcext:value-type="float">
            <text:p>2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1380" calcext:value-type="float">
            <text:p>1380</text:p>
          </table:table-cell>
          <table:table-cell table:style-name="ce21" table:formula="of:=([.B11]+[.C12])/([.B11]+[.C11]+[.B12]+[.C12])" office:value-type="float" office:value="0.935287808366107" calcext:value-type="float">
            <text:p>0,935</text:p>
          </table:table-cell>
          <table:table-cell table:style-name="ce21" table:formula="of:=1-[.D12]" office:value-type="float" office:value="0.0647121916338934" calcext:value-type="float">
            <text:p>0,065</text:p>
          </table:table-cell>
          <table:table-cell table:style-name="ce21" table:formula="of:=[.C12]/([.B12]+[.C12])" office:value-type="float" office:value="0.929292929292929" calcext:value-type="float">
            <text:p>0,929</text:p>
          </table:table-cell>
          <table:table-cell table:style-name="ce21" table:formula="of:=[.C12]/([.C12]+[.C11])" office:value-type="float" office:value="0.947802197802198" calcext:value-type="float">
            <text:p>0,948</text:p>
          </table:table-cell>
          <table:table-cell table:style-name="ce21" table:formula="of:=2*[.G12]*[.F12]/([.F12]+[.G12])" office:value-type="float" office:value="0.938456307378443" calcext:value-type="float">
            <text:p>0,938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443" calcext:value-type="float">
            <text:p>1443</text:p>
          </table:table-cell>
          <table:table-cell table:style-name="ce21" table:formula="of:=([.I11]+[.J12])/([.I11]+[.J11]+[.I12]+[.J12])" office:value-type="float" office:value="0.920271719699678" calcext:value-type="float">
            <text:p>0,920</text:p>
          </table:table-cell>
          <table:table-cell table:style-name="ce21" table:formula="of:=1-[.K12]" office:value-type="float" office:value="0.0797282803003218" calcext:value-type="float">
            <text:p>0,080</text:p>
          </table:table-cell>
          <table:table-cell table:style-name="ce21" table:formula="of:=[.J12]/([.I12]+[.J12])" office:value-type="float" office:value="0.875075803517283" calcext:value-type="float">
            <text:p>0,875</text:p>
          </table:table-cell>
          <table:table-cell table:style-name="ce21" table:formula="of:=[.J12]/([.J12]+[.J11])" office:value-type="float" office:value="0.988356164383562" calcext:value-type="float">
            <text:p>0,988</text:p>
          </table:table-cell>
          <table:table-cell table:style-name="ce21" table:formula="of:=2*[.N12]*[.M12]/([.M12]+[.N12])" office:value-type="float" office:value="0.928272756513348" calcext:value-type="float">
            <text:p>0,928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1403" calcext:value-type="float">
            <text:p>1403</text:p>
          </table:table-cell>
          <table:table-cell table:style-name="ce21" table:formula="of:=([.P11]+[.Q12])/([.P11]+[.Q11]+[.P12]+[.Q12])" office:value-type="float" office:value="0.908830890239542" calcext:value-type="float">
            <text:p>0,909</text:p>
          </table:table-cell>
          <table:table-cell table:style-name="ce21" table:formula="of:=1-[.R12]" office:value-type="float" office:value="0.0911691097604577" calcext:value-type="float">
            <text:p>0,091</text:p>
          </table:table-cell>
          <table:table-cell table:style-name="ce21" table:formula="of:=[.Q12]/([.P12]+[.Q12])" office:value-type="float" office:value="0.85757946210269" calcext:value-type="float">
            <text:p>0,858</text:p>
          </table:table-cell>
          <table:table-cell table:style-name="ce21" table:formula="of:=[.Q12]/([.Q12]+[.Q11])" office:value-type="float" office:value="0.984561403508772" calcext:value-type="float">
            <text:p>0,985</text:p>
          </table:table-cell>
          <table:table-cell table:style-name="ce21" table:formula="of:=2*[.U12]*[.T12]/([.T12]+[.U12])" office:value-type="float" office:value="0.916693890885332" calcext:value-type="float">
            <text:p>0,917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5Fluxos_BBR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BR 5 FLUXOS</text:p>
          </table:table-cell>
          <table:covered-table-cell table:style-name="ce27"/>
          <table:covered-table-cell table:style-name="ce14"/>
          <table:covered-table-cell table:style-name="ce17"/>
          <table:table-cell table:style-name="ce17" table:number-columns-repeated="4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MLP</text:p>
          </table:table-cell>
          <table:table-cell table:style-name="ce31" office:value-type="float" office:value="1530" calcext:value-type="float">
            <text:p>1530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497" calcext:value-type="float">
            <text:p>1497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516" calcext:value-type="float">
            <text:p>1516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70" calcext:value-type="float">
            <text:p>1270</text:p>
          </table:table-cell>
          <table:table-cell table:style-name="ce19" table:formula="of:=([.B5]+[.C6])/([.B5]+[.C5]+[.B6]+[.C6])" office:value-type="float" office:value="1" calcext:value-type="float">
            <text:p>1,000</text:p>
          </table:table-cell>
          <table:table-cell table:style-name="ce19" table:formula="of:=1-[.D6]" office:value-type="float" office:value="0" calcext:value-type="float">
            <text:p>0,000</text:p>
          </table:table-cell>
          <table:table-cell table:style-name="ce19" table:formula="of:=[.C6]/([.B6]+[.C6])" office:value-type="float" office:value="1" calcext:value-type="float">
            <text:p>1,000</text:p>
          </table:table-cell>
          <table:table-cell table:style-name="ce19" table:formula="of:=[.C6]/([.C6]+[.C5])" office:value-type="float" office:value="1" calcext:value-type="float">
            <text:p>1,000</text:p>
          </table:table-cell>
          <table:table-cell table:style-name="ce19" table:formula="of:=2*[.G6]*[.F6]/([.F6]+[.G6])" office:value-type="float" office:value="1" calcext:value-type="float">
            <text:p>1,00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303" calcext:value-type="float">
            <text:p>1303</text:p>
          </table:table-cell>
          <table:table-cell table:style-name="ce19" table:formula="of:=([.I5]+[.J6])/([.I5]+[.J5]+[.I6]+[.J6])" office:value-type="float" office:value="1" calcext:value-type="float">
            <text:p>1,000</text:p>
          </table:table-cell>
          <table:table-cell table:style-name="ce19" table:formula="of:=1-[.K6]" office:value-type="float" office:value="0" calcext:value-type="float">
            <text:p>0,000</text:p>
          </table:table-cell>
          <table:table-cell table:style-name="ce19" table:formula="of:=[.J6]/([.I6]+[.J6])" office:value-type="float" office:value="1" calcext:value-type="float">
            <text:p>1,000</text:p>
          </table:table-cell>
          <table:table-cell table:style-name="ce19" table:formula="of:=[.J6]/([.J6]+[.J5])" office:value-type="float" office:value="1" calcext:value-type="float">
            <text:p>1,000</text:p>
          </table:table-cell>
          <table:table-cell table:style-name="ce19" table:formula="of:=2*[.N6]*[.M6]/([.M6]+[.N6])" office:value-type="float" office:value="1" calcext:value-type="float">
            <text:p>1,00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84" calcext:value-type="float">
            <text:p>1284</text:p>
          </table:table-cell>
          <table:table-cell table:style-name="ce19" table:formula="of:=([.P5]+[.Q6])/([.P5]+[.Q5]+[.P6]+[.Q6])" office:value-type="float" office:value="1" calcext:value-type="float">
            <text:p>1,000</text:p>
          </table:table-cell>
          <table:table-cell table:style-name="ce19" table:formula="of:=1-[.R6]" office:value-type="float" office:value="0" calcext:value-type="float">
            <text:p>0,000</text:p>
          </table:table-cell>
          <table:table-cell table:style-name="ce19" table:formula="of:=[.Q6]/([.P6]+[.Q6])" office:value-type="float" office:value="1" calcext:value-type="float">
            <text:p>1,000</text:p>
          </table:table-cell>
          <table:table-cell table:style-name="ce19" table:formula="of:=[.Q6]/([.Q6]+[.Q5])" office:value-type="float" office:value="1" calcext:value-type="float">
            <text:p>1,000</text:p>
          </table:table-cell>
          <table:table-cell table:style-name="ce19" table:formula="of:=2*[.U6]*[.T6]/([.T6]+[.U6])" office:value-type="float" office:value="1" calcext:value-type="float">
            <text:p>1,000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547" calcext:value-type="float">
            <text:p>1547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33" calcext:value-type="float">
            <text:p>1533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535" calcext:value-type="float">
            <text:p>1535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49" calcext:value-type="float">
            <text:p>1249</text:p>
          </table:table-cell>
          <table:table-cell table:style-name="ce19" table:formula="of:=([.B8]+[.C9])/([.B8]+[.C8]+[.B9]+[.C9])" office:value-type="float" office:value="0.999642474079371" calcext:value-type="float">
            <text:p>1,000</text:p>
          </table:table-cell>
          <table:table-cell table:style-name="ce19" table:formula="of:=1-[.D9]" office:value-type="float" office:value="0.000357525920629209" calcext:value-type="float">
            <text:p>0,000</text:p>
          </table:table-cell>
          <table:table-cell table:style-name="ce19" table:formula="of:=[.C9]/([.B9]+[.C9])" office:value-type="float" office:value="0.9992" calcext:value-type="float">
            <text:p>0,999</text:p>
          </table:table-cell>
          <table:table-cell table:style-name="ce19" table:formula="of:=[.C9]/([.C9]+[.C8])" office:value-type="float" office:value="1" calcext:value-type="float">
            <text:p>1,000</text:p>
          </table:table-cell>
          <table:table-cell table:style-name="ce19" table:formula="of:=2*[.G9]*[.F9]/([.F9]+[.G9])" office:value-type="float" office:value="0.999599839935974" calcext:value-type="float">
            <text:p>1,00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63" calcext:value-type="float">
            <text:p>1263</text:p>
          </table:table-cell>
          <table:table-cell table:style-name="ce19" table:formula="of:=([.I8]+[.J9])/([.I8]+[.J8]+[.I9]+[.J9])" office:value-type="float" office:value="0.999642474079371" calcext:value-type="float">
            <text:p>1,000</text:p>
          </table:table-cell>
          <table:table-cell table:style-name="ce19" table:formula="of:=1-[.K9]" office:value-type="float" office:value="0.000357525920629209" calcext:value-type="float">
            <text:p>0,000</text:p>
          </table:table-cell>
          <table:table-cell table:style-name="ce19" table:formula="of:=[.J9]/([.I9]+[.J9])" office:value-type="float" office:value="0.999208860759494" calcext:value-type="float">
            <text:p>0,999</text:p>
          </table:table-cell>
          <table:table-cell table:style-name="ce19" table:formula="of:=[.J9]/([.J9]+[.J8])" office:value-type="float" office:value="1" calcext:value-type="float">
            <text:p>1,000</text:p>
          </table:table-cell>
          <table:table-cell table:style-name="ce19" table:formula="of:=2*[.N9]*[.M9]/([.M9]+[.N9])" office:value-type="float" office:value="0.999604273842501" calcext:value-type="float">
            <text:p>1,00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62" calcext:value-type="float">
            <text:p>1262</text:p>
          </table:table-cell>
          <table:table-cell table:style-name="ce19" table:formula="of:=([.P8]+[.Q9])/([.P8]+[.Q8]+[.P9]+[.Q9])" office:value-type="float" office:value="1" calcext:value-type="float">
            <text:p>1,000</text:p>
          </table:table-cell>
          <table:table-cell table:style-name="ce19" table:formula="of:=1-[.R9]" office:value-type="float" office:value="0" calcext:value-type="float">
            <text:p>0,000</text:p>
          </table:table-cell>
          <table:table-cell table:style-name="ce19" table:formula="of:=[.Q9]/([.P9]+[.Q9])" office:value-type="float" office:value="1" calcext:value-type="float">
            <text:p>1,000</text:p>
          </table:table-cell>
          <table:table-cell table:style-name="ce19" table:formula="of:=[.Q9]/([.Q9]+[.Q8])" office:value-type="float" office:value="1" calcext:value-type="float">
            <text:p>1,000</text:p>
          </table:table-cell>
          <table:table-cell table:style-name="ce19" table:formula="of:=2*[.U9]*[.T9]/([.T9]+[.U9])" office:value-type="float" office:value="1" calcext:value-type="float">
            <text:p>1,000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CNN</text:p>
          </table:table-cell>
          <table:table-cell table:style-name="ce31" office:value-type="float" office:value="1529" calcext:value-type="float">
            <text:p>1529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32" calcext:value-type="float">
            <text:p>1532</text:p>
          </table:table-cell>
          <table:table-cell table:style-name="ce32" office:value-type="float" office:value="1" calcext:value-type="float">
            <text:p>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529" calcext:value-type="float">
            <text:p>1529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67" calcext:value-type="float">
            <text:p>1267</text:p>
          </table:table-cell>
          <table:table-cell table:style-name="ce21" table:formula="of:=([.B11]+[.C12])/([.B11]+[.C11]+[.B12]+[.C12])" office:value-type="float" office:value="0.999642474079371" calcext:value-type="float">
            <text:p>1,000</text:p>
          </table:table-cell>
          <table:table-cell table:style-name="ce21" table:formula="of:=1-[.D12]" office:value-type="float" office:value="0.000357525920629209" calcext:value-type="float">
            <text:p>0,000</text:p>
          </table:table-cell>
          <table:table-cell table:style-name="ce21" table:formula="of:=[.C12]/([.B12]+[.C12])" office:value-type="float" office:value="1" calcext:value-type="float">
            <text:p>1,000</text:p>
          </table:table-cell>
          <table:table-cell table:style-name="ce21" table:formula="of:=[.C12]/([.C12]+[.C11])" office:value-type="float" office:value="0.999211356466877" calcext:value-type="float">
            <text:p>0,999</text:p>
          </table:table-cell>
          <table:table-cell table:style-name="ce21" table:formula="of:=2*[.G12]*[.F12]/([.F12]+[.G12])" office:value-type="float" office:value="0.999605522682446" calcext:value-type="float">
            <text:p>1,00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264" calcext:value-type="float">
            <text:p>1264</text:p>
          </table:table-cell>
          <table:table-cell table:style-name="ce21" table:formula="of:=([.I11]+[.J12])/([.I11]+[.J11]+[.I12]+[.J12])" office:value-type="float" office:value="0.999642474079371" calcext:value-type="float">
            <text:p>1,000</text:p>
          </table:table-cell>
          <table:table-cell table:style-name="ce21" table:formula="of:=1-[.K12]" office:value-type="float" office:value="0.000357525920629209" calcext:value-type="float">
            <text:p>0,000</text:p>
          </table:table-cell>
          <table:table-cell table:style-name="ce21" table:formula="of:=[.J12]/([.I12]+[.J12])" office:value-type="float" office:value="1" calcext:value-type="float">
            <text:p>1,000</text:p>
          </table:table-cell>
          <table:table-cell table:style-name="ce21" table:formula="of:=[.J12]/([.J12]+[.J11])" office:value-type="float" office:value="0.999209486166008" calcext:value-type="float">
            <text:p>0,999</text:p>
          </table:table-cell>
          <table:table-cell table:style-name="ce21" table:formula="of:=2*[.N12]*[.M12]/([.M12]+[.N12])" office:value-type="float" office:value="0.999604586793199" calcext:value-type="float">
            <text:p>1,00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67" calcext:value-type="float">
            <text:p>1267</text:p>
          </table:table-cell>
          <table:table-cell table:style-name="ce21" table:formula="of:=([.P11]+[.Q12])/([.P11]+[.Q11]+[.P12]+[.Q12])" office:value-type="float" office:value="0.999642474079371" calcext:value-type="float">
            <text:p>1,000</text:p>
          </table:table-cell>
          <table:table-cell table:style-name="ce21" table:formula="of:=1-[.R12]" office:value-type="float" office:value="0.000357525920629209" calcext:value-type="float">
            <text:p>0,000</text:p>
          </table:table-cell>
          <table:table-cell table:style-name="ce21" table:formula="of:=[.Q12]/([.P12]+[.Q12])" office:value-type="float" office:value="1" calcext:value-type="float">
            <text:p>1,000</text:p>
          </table:table-cell>
          <table:table-cell table:style-name="ce21" table:formula="of:=[.Q12]/([.Q12]+[.Q11])" office:value-type="float" office:value="0.999211356466877" calcext:value-type="float">
            <text:p>0,999</text:p>
          </table:table-cell>
          <table:table-cell table:style-name="ce21" table:formula="of:=2*[.U12]*[.T12]/([.T12]+[.U12])" office:value-type="float" office:value="0.999605522682446" calcext:value-type="float">
            <text:p>1,000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10Fluxos_BBR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BR 10 FLUXOS</text:p>
          </table:table-cell>
          <table:covered-table-cell table:style-name="ce27"/>
          <table:covered-table-cell table:style-name="ce14"/>
          <table:covered-table-cell table:style-name="ce17"/>
          <table:table-cell table:style-name="ce17" table:number-columns-repeated="4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MLP</text:p>
          </table:table-cell>
          <table:table-cell table:style-name="ce31" office:value-type="float" office:value="1628" calcext:value-type="float">
            <text:p>1628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99" calcext:value-type="float">
            <text:p>1599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621" calcext:value-type="float">
            <text:p>1621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72" calcext:value-type="float">
            <text:p>1172</text:p>
          </table:table-cell>
          <table:table-cell table:style-name="ce19" table:formula="of:=([.B5]+[.C6])/([.B5]+[.C5]+[.B6]+[.C6])" office:value-type="float" office:value="1" calcext:value-type="float">
            <text:p>1,000</text:p>
          </table:table-cell>
          <table:table-cell table:style-name="ce19" table:formula="of:=1-[.D6]" office:value-type="float" office:value="0" calcext:value-type="float">
            <text:p>0,000</text:p>
          </table:table-cell>
          <table:table-cell table:style-name="ce19" table:formula="of:=[.C6]/([.B6]+[.C6])" office:value-type="float" office:value="1" calcext:value-type="float">
            <text:p>1,000</text:p>
          </table:table-cell>
          <table:table-cell table:style-name="ce19" table:formula="of:=[.C6]/([.C6]+[.C5])" office:value-type="float" office:value="1" calcext:value-type="float">
            <text:p>1,000</text:p>
          </table:table-cell>
          <table:table-cell table:style-name="ce19" table:formula="of:=2*[.G6]*[.F6]/([.F6]+[.G6])" office:value-type="float" office:value="1" calcext:value-type="float">
            <text:p>1,00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00" calcext:value-type="float">
            <text:p>1200</text:p>
          </table:table-cell>
          <table:table-cell table:style-name="ce19" table:formula="of:=([.I5]+[.J6])/([.I5]+[.J5]+[.I6]+[.J6])" office:value-type="float" office:value="0.999642857142857" calcext:value-type="float">
            <text:p>1,000</text:p>
          </table:table-cell>
          <table:table-cell table:style-name="ce19" table:formula="of:=1-[.K6]" office:value-type="float" office:value="0.000357142857142834" calcext:value-type="float">
            <text:p>0,000</text:p>
          </table:table-cell>
          <table:table-cell table:style-name="ce19" table:formula="of:=[.J6]/([.I6]+[.J6])" office:value-type="float" office:value="0.999167360532889" calcext:value-type="float">
            <text:p>0,999</text:p>
          </table:table-cell>
          <table:table-cell table:style-name="ce19" table:formula="of:=[.J6]/([.J6]+[.J5])" office:value-type="float" office:value="1" calcext:value-type="float">
            <text:p>1,000</text:p>
          </table:table-cell>
          <table:table-cell table:style-name="ce19" table:formula="of:=2*[.N6]*[.M6]/([.M6]+[.N6])" office:value-type="float" office:value="0.999583506872137" calcext:value-type="float">
            <text:p>1,00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78" calcext:value-type="float">
            <text:p>1178</text:p>
          </table:table-cell>
          <table:table-cell table:style-name="ce19" table:formula="of:=([.P5]+[.Q6])/([.P5]+[.Q5]+[.P6]+[.Q6])" office:value-type="float" office:value="0.999642857142857" calcext:value-type="float">
            <text:p>1,000</text:p>
          </table:table-cell>
          <table:table-cell table:style-name="ce19" table:formula="of:=1-[.R6]" office:value-type="float" office:value="0.000357142857142834" calcext:value-type="float">
            <text:p>0,000</text:p>
          </table:table-cell>
          <table:table-cell table:style-name="ce19" table:formula="of:=[.Q6]/([.P6]+[.Q6])" office:value-type="float" office:value="1" calcext:value-type="float">
            <text:p>1,000</text:p>
          </table:table-cell>
          <table:table-cell table:style-name="ce19" table:formula="of:=[.Q6]/([.Q6]+[.Q5])" office:value-type="float" office:value="0.999151823579305" calcext:value-type="float">
            <text:p>0,999</text:p>
          </table:table-cell>
          <table:table-cell table:style-name="ce19" table:formula="of:=2*[.U6]*[.T6]/([.T6]+[.U6])" office:value-type="float" office:value="0.999575731862537" calcext:value-type="float">
            <text:p>1,000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589" calcext:value-type="float">
            <text:p>1589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626" calcext:value-type="float">
            <text:p>1626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601" calcext:value-type="float">
            <text:p>1601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07" calcext:value-type="float">
            <text:p>1207</text:p>
          </table:table-cell>
          <table:table-cell table:style-name="ce19" table:formula="of:=([.B8]+[.C9])/([.B8]+[.C8]+[.B9]+[.C9])" office:value-type="float" office:value="0.999642474079371" calcext:value-type="float">
            <text:p>1,000</text:p>
          </table:table-cell>
          <table:table-cell table:style-name="ce19" table:formula="of:=1-[.D9]" office:value-type="float" office:value="0.000357525920629209" calcext:value-type="float">
            <text:p>0,000</text:p>
          </table:table-cell>
          <table:table-cell table:style-name="ce19" table:formula="of:=[.C9]/([.B9]+[.C9])" office:value-type="float" office:value="0.999172185430464" calcext:value-type="float">
            <text:p>0,999</text:p>
          </table:table-cell>
          <table:table-cell table:style-name="ce19" table:formula="of:=[.C9]/([.C9]+[.C8])" office:value-type="float" office:value="1" calcext:value-type="float">
            <text:p>1,000</text:p>
          </table:table-cell>
          <table:table-cell table:style-name="ce19" table:formula="of:=2*[.G9]*[.F9]/([.F9]+[.G9])" office:value-type="float" office:value="0.999585921325052" calcext:value-type="float">
            <text:p>1,00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69" calcext:value-type="float">
            <text:p>1169</text:p>
          </table:table-cell>
          <table:table-cell table:style-name="ce19" table:formula="of:=([.I8]+[.J9])/([.I8]+[.J8]+[.I9]+[.J9])" office:value-type="float" office:value="0.999284948158742" calcext:value-type="float">
            <text:p>0,999</text:p>
          </table:table-cell>
          <table:table-cell table:style-name="ce19" table:formula="of:=1-[.K9]" office:value-type="float" office:value="0.000715051841258529" calcext:value-type="float">
            <text:p>0,001</text:p>
          </table:table-cell>
          <table:table-cell table:style-name="ce19" table:formula="of:=[.J9]/([.I9]+[.J9])" office:value-type="float" office:value="0.998292058070026" calcext:value-type="float">
            <text:p>0,998</text:p>
          </table:table-cell>
          <table:table-cell table:style-name="ce19" table:formula="of:=[.J9]/([.J9]+[.J8])" office:value-type="float" office:value="1" calcext:value-type="float">
            <text:p>1,000</text:p>
          </table:table-cell>
          <table:table-cell table:style-name="ce19" table:formula="of:=2*[.N9]*[.M9]/([.M9]+[.N9])" office:value-type="float" office:value="0.999145299145299" calcext:value-type="float">
            <text:p>0,99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92" calcext:value-type="float">
            <text:p>1192</text:p>
          </table:table-cell>
          <table:table-cell table:style-name="ce19" table:formula="of:=([.P8]+[.Q9])/([.P8]+[.Q8]+[.P9]+[.Q9])" office:value-type="float" office:value="0.998569896317483" calcext:value-type="float">
            <text:p>0,999</text:p>
          </table:table-cell>
          <table:table-cell table:style-name="ce19" table:formula="of:=1-[.R9]" office:value-type="float" office:value="0.00143010368251695" calcext:value-type="float">
            <text:p>0,001</text:p>
          </table:table-cell>
          <table:table-cell table:style-name="ce19" table:formula="of:=[.Q9]/([.P9]+[.Q9])" office:value-type="float" office:value="0.996655518394649" calcext:value-type="float">
            <text:p>0,997</text:p>
          </table:table-cell>
          <table:table-cell table:style-name="ce19" table:formula="of:=[.Q9]/([.Q9]+[.Q8])" office:value-type="float" office:value="1" calcext:value-type="float">
            <text:p>1,000</text:p>
          </table:table-cell>
          <table:table-cell table:style-name="ce19" table:formula="of:=2*[.U9]*[.T9]/([.T9]+[.U9])" office:value-type="float" office:value="0.998324958123953" calcext:value-type="float">
            <text:p>0,998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CNN</text:p>
          </table:table-cell>
          <table:table-cell table:style-name="ce31" office:value-type="float" office:value="1621" calcext:value-type="float">
            <text:p>1621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611" calcext:value-type="float">
            <text:p>1611</text:p>
          </table:table-cell>
          <table:table-cell table:style-name="ce32" office:value-type="float" office:value="2" calcext:value-type="float">
            <text:p>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603" calcext:value-type="float">
            <text:p>1603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76" calcext:value-type="float">
            <text:p>1176</text:p>
          </table:table-cell>
          <table:table-cell table:style-name="ce21" table:formula="of:=([.B11]+[.C12])/([.B11]+[.C11]+[.B12]+[.C12])" office:value-type="float" office:value="1" calcext:value-type="float">
            <text:p>1,000</text:p>
          </table:table-cell>
          <table:table-cell table:style-name="ce21" table:formula="of:=1-[.D12]" office:value-type="float" office:value="0" calcext:value-type="float">
            <text:p>0,000</text:p>
          </table:table-cell>
          <table:table-cell table:style-name="ce21" table:formula="of:=[.C12]/([.B12]+[.C12])" office:value-type="float" office:value="1" calcext:value-type="float">
            <text:p>1,000</text:p>
          </table:table-cell>
          <table:table-cell table:style-name="ce21" table:formula="of:=[.C12]/([.C12]+[.C11])" office:value-type="float" office:value="1" calcext:value-type="float">
            <text:p>1,000</text:p>
          </table:table-cell>
          <table:table-cell table:style-name="ce21" table:formula="of:=2*[.G12]*[.F12]/([.F12]+[.G12])" office:value-type="float" office:value="1" calcext:value-type="float">
            <text:p>1,00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184" calcext:value-type="float">
            <text:p>1184</text:p>
          </table:table-cell>
          <table:table-cell table:style-name="ce21" table:formula="of:=([.I11]+[.J12])/([.I11]+[.J11]+[.I12]+[.J12])" office:value-type="float" office:value="0.999284948158742" calcext:value-type="float">
            <text:p>0,999</text:p>
          </table:table-cell>
          <table:table-cell table:style-name="ce21" table:formula="of:=1-[.K12]" office:value-type="float" office:value="0.000715051841258529" calcext:value-type="float">
            <text:p>0,001</text:p>
          </table:table-cell>
          <table:table-cell table:style-name="ce21" table:formula="of:=[.J12]/([.I12]+[.J12])" office:value-type="float" office:value="1" calcext:value-type="float">
            <text:p>1,000</text:p>
          </table:table-cell>
          <table:table-cell table:style-name="ce21" table:formula="of:=[.J12]/([.J12]+[.J11])" office:value-type="float" office:value="0.998313659359191" calcext:value-type="float">
            <text:p>0,998</text:p>
          </table:table-cell>
          <table:table-cell table:style-name="ce21" table:formula="of:=2*[.N12]*[.M12]/([.M12]+[.N12])" office:value-type="float" office:value="0.99915611814346" calcext:value-type="float">
            <text:p>0,99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93" calcext:value-type="float">
            <text:p>1193</text:p>
          </table:table-cell>
          <table:table-cell table:style-name="ce21" table:formula="of:=([.P11]+[.Q12])/([.P11]+[.Q11]+[.P12]+[.Q12])" office:value-type="float" office:value="0.999642474079371" calcext:value-type="float">
            <text:p>1,000</text:p>
          </table:table-cell>
          <table:table-cell table:style-name="ce21" table:formula="of:=1-[.R12]" office:value-type="float" office:value="0.000357525920629209" calcext:value-type="float">
            <text:p>0,000</text:p>
          </table:table-cell>
          <table:table-cell table:style-name="ce21" table:formula="of:=[.Q12]/([.P12]+[.Q12])" office:value-type="float" office:value="1" calcext:value-type="float">
            <text:p>1,000</text:p>
          </table:table-cell>
          <table:table-cell table:style-name="ce21" table:formula="of:=[.Q12]/([.Q12]+[.Q11])" office:value-type="float" office:value="0.999162479061977" calcext:value-type="float">
            <text:p>0,999</text:p>
          </table:table-cell>
          <table:table-cell table:style-name="ce21" table:formula="of:=2*[.U12]*[.T12]/([.T12]+[.U12])" office:value-type="float" office:value="0.999581064097193" calcext:value-type="float">
            <text:p>1,000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20Fluxos_BBR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BR 20 FLUXOS</text:p>
          </table:table-cell>
          <table:covered-table-cell table:style-name="ce27"/>
          <table:covered-table-cell table:style-name="ce14"/>
          <table:covered-table-cell table:style-name="ce17"/>
          <table:table-cell table:style-name="ce17" table:number-columns-repeated="4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MLP</text:p>
          </table:table-cell>
          <table:table-cell table:style-name="ce31" office:value-type="float" office:value="1581" calcext:value-type="float">
            <text:p>1581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63" calcext:value-type="float">
            <text:p>1563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592" calcext:value-type="float">
            <text:p>1592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18" calcext:value-type="float">
            <text:p>1218</text:p>
          </table:table-cell>
          <table:table-cell table:style-name="ce19" table:formula="of:=([.B5]+[.C6])/([.B5]+[.C5]+[.B6]+[.C6])" office:value-type="float" office:value="0.999642857142857" calcext:value-type="float">
            <text:p>1,000</text:p>
          </table:table-cell>
          <table:table-cell table:style-name="ce19" table:formula="of:=1-[.D6]" office:value-type="float" office:value="0.000357142857142834" calcext:value-type="float">
            <text:p>0,000</text:p>
          </table:table-cell>
          <table:table-cell table:style-name="ce19" table:formula="of:=[.C6]/([.B6]+[.C6])" office:value-type="float" office:value="0.999179655455291" calcext:value-type="float">
            <text:p>0,999</text:p>
          </table:table-cell>
          <table:table-cell table:style-name="ce19" table:formula="of:=[.C6]/([.C6]+[.C5])" office:value-type="float" office:value="1" calcext:value-type="float">
            <text:p>1,000</text:p>
          </table:table-cell>
          <table:table-cell table:style-name="ce19" table:formula="of:=2*[.G6]*[.F6]/([.F6]+[.G6])" office:value-type="float" office:value="0.999589659417316" calcext:value-type="float">
            <text:p>1,00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33" calcext:value-type="float">
            <text:p>1233</text:p>
          </table:table-cell>
          <table:table-cell table:style-name="ce19" table:formula="of:=([.I5]+[.J6])/([.I5]+[.J5]+[.I6]+[.J6])" office:value-type="float" office:value="0.998571428571429" calcext:value-type="float">
            <text:p>0,999</text:p>
          </table:table-cell>
          <table:table-cell table:style-name="ce19" table:formula="of:=1-[.K6]" office:value-type="float" office:value="0.00142857142857145" calcext:value-type="float">
            <text:p>0,001</text:p>
          </table:table-cell>
          <table:table-cell table:style-name="ce19" table:formula="of:=[.J6]/([.I6]+[.J6])" office:value-type="float" office:value="0.996766370250606" calcext:value-type="float">
            <text:p>0,997</text:p>
          </table:table-cell>
          <table:table-cell table:style-name="ce19" table:formula="of:=[.J6]/([.J6]+[.J5])" office:value-type="float" office:value="1" calcext:value-type="float">
            <text:p>1,000</text:p>
          </table:table-cell>
          <table:table-cell table:style-name="ce19" table:formula="of:=2*[.N6]*[.M6]/([.M6]+[.N6])" office:value-type="float" office:value="0.99838056680162" calcext:value-type="float">
            <text:p>0,99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07" calcext:value-type="float">
            <text:p>1207</text:p>
          </table:table-cell>
          <table:table-cell table:style-name="ce19" table:formula="of:=([.P5]+[.Q6])/([.P5]+[.Q5]+[.P6]+[.Q6])" office:value-type="float" office:value="0.999642857142857" calcext:value-type="float">
            <text:p>1,000</text:p>
          </table:table-cell>
          <table:table-cell table:style-name="ce19" table:formula="of:=1-[.R6]" office:value-type="float" office:value="0.000357142857142834" calcext:value-type="float">
            <text:p>0,000</text:p>
          </table:table-cell>
          <table:table-cell table:style-name="ce19" table:formula="of:=[.Q6]/([.P6]+[.Q6])" office:value-type="float" office:value="0.999172185430464" calcext:value-type="float">
            <text:p>0,999</text:p>
          </table:table-cell>
          <table:table-cell table:style-name="ce19" table:formula="of:=[.Q6]/([.Q6]+[.Q5])" office:value-type="float" office:value="1" calcext:value-type="float">
            <text:p>1,000</text:p>
          </table:table-cell>
          <table:table-cell table:style-name="ce19" table:formula="of:=2*[.U6]*[.T6]/([.T6]+[.U6])" office:value-type="float" office:value="0.999585921325052" calcext:value-type="float">
            <text:p>1,000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600" calcext:value-type="float">
            <text:p>1600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614" calcext:value-type="float">
            <text:p>1614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572" calcext:value-type="float">
            <text:p>1572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194" calcext:value-type="float">
            <text:p>1194</text:p>
          </table:table-cell>
          <table:table-cell table:style-name="ce19" table:formula="of:=([.B8]+[.C9])/([.B8]+[.C8]+[.B9]+[.C9])" office:value-type="float" office:value="0.998927422238112" calcext:value-type="float">
            <text:p>0,999</text:p>
          </table:table-cell>
          <table:table-cell table:style-name="ce19" table:formula="of:=1-[.D9]" office:value-type="float" office:value="0.00107257776188774" calcext:value-type="float">
            <text:p>0,001</text:p>
          </table:table-cell>
          <table:table-cell table:style-name="ce19" table:formula="of:=[.C9]/([.B9]+[.C9])" office:value-type="float" office:value="0.99749373433584" calcext:value-type="float">
            <text:p>0,997</text:p>
          </table:table-cell>
          <table:table-cell table:style-name="ce19" table:formula="of:=[.C9]/([.C9]+[.C8])" office:value-type="float" office:value="1" calcext:value-type="float">
            <text:p>1,000</text:p>
          </table:table-cell>
          <table:table-cell table:style-name="ce19" table:formula="of:=2*[.G9]*[.F9]/([.F9]+[.G9])" office:value-type="float" office:value="0.998745294855709" calcext:value-type="float">
            <text:p>0,99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177" calcext:value-type="float">
            <text:p>1177</text:p>
          </table:table-cell>
          <table:table-cell table:style-name="ce19" table:formula="of:=([.I8]+[.J9])/([.I8]+[.J8]+[.I9]+[.J9])" office:value-type="float" office:value="0.997854844476225" calcext:value-type="float">
            <text:p>0,998</text:p>
          </table:table-cell>
          <table:table-cell table:style-name="ce19" table:formula="of:=1-[.K9]" office:value-type="float" office:value="0.00214515552377548" calcext:value-type="float">
            <text:p>0,002</text:p>
          </table:table-cell>
          <table:table-cell table:style-name="ce19" table:formula="of:=[.J9]/([.I9]+[.J9])" office:value-type="float" office:value="0.994928148774303" calcext:value-type="float">
            <text:p>0,995</text:p>
          </table:table-cell>
          <table:table-cell table:style-name="ce19" table:formula="of:=[.J9]/([.J9]+[.J8])" office:value-type="float" office:value="1" calcext:value-type="float">
            <text:p>1,000</text:p>
          </table:table-cell>
          <table:table-cell table:style-name="ce19" table:formula="of:=2*[.N9]*[.M9]/([.M9]+[.N9])" office:value-type="float" office:value="0.997457627118644" calcext:value-type="float">
            <text:p>0,99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218" calcext:value-type="float">
            <text:p>1218</text:p>
          </table:table-cell>
          <table:table-cell table:style-name="ce19" table:formula="of:=([.P8]+[.Q9])/([.P8]+[.Q8]+[.P9]+[.Q9])" office:value-type="float" office:value="0.997497318555595" calcext:value-type="float">
            <text:p>0,997</text:p>
          </table:table-cell>
          <table:table-cell table:style-name="ce19" table:formula="of:=1-[.R9]" office:value-type="float" office:value="0.00250268144440469" calcext:value-type="float">
            <text:p>0,003</text:p>
          </table:table-cell>
          <table:table-cell table:style-name="ce19" table:formula="of:=[.Q9]/([.P9]+[.Q9])" office:value-type="float" office:value="0.994285714285714" calcext:value-type="float">
            <text:p>0,994</text:p>
          </table:table-cell>
          <table:table-cell table:style-name="ce19" table:formula="of:=[.Q9]/([.Q9]+[.Q8])" office:value-type="float" office:value="1" calcext:value-type="float">
            <text:p>1,000</text:p>
          </table:table-cell>
          <table:table-cell table:style-name="ce19" table:formula="of:=2*[.U9]*[.T9]/([.T9]+[.U9])" office:value-type="float" office:value="0.997134670487106" calcext:value-type="float">
            <text:p>0,997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CNN</text:p>
          </table:table-cell>
          <table:table-cell table:style-name="ce31" office:value-type="float" office:value="1593" calcext:value-type="float">
            <text:p>1593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97" calcext:value-type="float">
            <text:p>1597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603" calcext:value-type="float">
            <text:p>1603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01" calcext:value-type="float">
            <text:p>1201</text:p>
          </table:table-cell>
          <table:table-cell table:style-name="ce21" table:formula="of:=([.B11]+[.C12])/([.B11]+[.C11]+[.B12]+[.C12])" office:value-type="float" office:value="0.998927422238112" calcext:value-type="float">
            <text:p>0,999</text:p>
          </table:table-cell>
          <table:table-cell table:style-name="ce21" table:formula="of:=1-[.D12]" office:value-type="float" office:value="0.00107257776188774" calcext:value-type="float">
            <text:p>0,001</text:p>
          </table:table-cell>
          <table:table-cell table:style-name="ce21" table:formula="of:=[.C12]/([.B12]+[.C12])" office:value-type="float" office:value="0.99833748960931" calcext:value-type="float">
            <text:p>0,998</text:p>
          </table:table-cell>
          <table:table-cell table:style-name="ce21" table:formula="of:=[.C12]/([.C12]+[.C11])" office:value-type="float" office:value="0.999168053244592" calcext:value-type="float">
            <text:p>0,999</text:p>
          </table:table-cell>
          <table:table-cell table:style-name="ce21" table:formula="of:=2*[.G12]*[.F12]/([.F12]+[.G12])" office:value-type="float" office:value="0.998752598752599" calcext:value-type="float">
            <text:p>0,999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200" calcext:value-type="float">
            <text:p>1200</text:p>
          </table:table-cell>
          <table:table-cell table:style-name="ce21" table:formula="of:=([.I11]+[.J12])/([.I11]+[.J11]+[.I12]+[.J12])" office:value-type="float" office:value="1" calcext:value-type="float">
            <text:p>1,000</text:p>
          </table:table-cell>
          <table:table-cell table:style-name="ce21" table:formula="of:=1-[.K12]" office:value-type="float" office:value="0" calcext:value-type="float">
            <text:p>0,000</text:p>
          </table:table-cell>
          <table:table-cell table:style-name="ce21" table:formula="of:=[.J12]/([.I12]+[.J12])" office:value-type="float" office:value="1" calcext:value-type="float">
            <text:p>1,000</text:p>
          </table:table-cell>
          <table:table-cell table:style-name="ce21" table:formula="of:=[.J12]/([.J12]+[.J11])" office:value-type="float" office:value="1" calcext:value-type="float">
            <text:p>1,000</text:p>
          </table:table-cell>
          <table:table-cell table:style-name="ce21" table:formula="of:=2*[.N12]*[.M12]/([.M12]+[.N12])" office:value-type="float" office:value="1" calcext:value-type="float">
            <text:p>1,00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93" calcext:value-type="float">
            <text:p>1193</text:p>
          </table:table-cell>
          <table:table-cell table:style-name="ce21" table:formula="of:=([.P11]+[.Q12])/([.P11]+[.Q11]+[.P12]+[.Q12])" office:value-type="float" office:value="0.999642474079371" calcext:value-type="float">
            <text:p>1,000</text:p>
          </table:table-cell>
          <table:table-cell table:style-name="ce21" table:formula="of:=1-[.R12]" office:value-type="float" office:value="0.000357525920629209" calcext:value-type="float">
            <text:p>0,000</text:p>
          </table:table-cell>
          <table:table-cell table:style-name="ce21" table:formula="of:=[.Q12]/([.P12]+[.Q12])" office:value-type="float" office:value="1" calcext:value-type="float">
            <text:p>1,000</text:p>
          </table:table-cell>
          <table:table-cell table:style-name="ce21" table:formula="of:=[.Q12]/([.Q12]+[.Q11])" office:value-type="float" office:value="0.999162479061977" calcext:value-type="float">
            <text:p>0,999</text:p>
          </table:table-cell>
          <table:table-cell table:style-name="ce21" table:formula="of:=2*[.U12]*[.T12]/([.T12]+[.U12])" office:value-type="float" office:value="0.999581064097193" calcext:value-type="float">
            <text:p>1,000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40Fluxos_BBR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BR 40 FLUXOS</text:p>
          </table:table-cell>
          <table:covered-table-cell table:style-name="ce27"/>
          <table:covered-table-cell table:style-name="ce14"/>
          <table:covered-table-cell table:style-name="ce17"/>
          <table:table-cell table:style-name="ce17" table:number-columns-repeated="4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MLP</text:p>
          </table:table-cell>
          <table:table-cell table:style-name="ce31" office:value-type="float" office:value="1449" calcext:value-type="float">
            <text:p>1449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439" calcext:value-type="float">
            <text:p>1439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446" calcext:value-type="float">
            <text:p>1446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348" calcext:value-type="float">
            <text:p>1348</text:p>
          </table:table-cell>
          <table:table-cell table:style-name="ce19" table:formula="of:=([.B5]+[.C6])/([.B5]+[.C5]+[.B6]+[.C6])" office:value-type="float" office:value="0.998928571428571" calcext:value-type="float">
            <text:p>0,999</text:p>
          </table:table-cell>
          <table:table-cell table:style-name="ce19" table:formula="of:=1-[.D6]" office:value-type="float" office:value="0.00107142857142861" calcext:value-type="float">
            <text:p>0,001</text:p>
          </table:table-cell>
          <table:table-cell table:style-name="ce19" table:formula="of:=[.C6]/([.B6]+[.C6])" office:value-type="float" office:value="0.997779422649889" calcext:value-type="float">
            <text:p>0,998</text:p>
          </table:table-cell>
          <table:table-cell table:style-name="ce19" table:formula="of:=[.C6]/([.C6]+[.C5])" office:value-type="float" office:value="1" calcext:value-type="float">
            <text:p>1,000</text:p>
          </table:table-cell>
          <table:table-cell table:style-name="ce19" table:formula="of:=2*[.G6]*[.F6]/([.F6]+[.G6])" office:value-type="float" office:value="0.998888477213783" calcext:value-type="float">
            <text:p>0,99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356" calcext:value-type="float">
            <text:p>1356</text:p>
          </table:table-cell>
          <table:table-cell table:style-name="ce19" table:formula="of:=([.I5]+[.J6])/([.I5]+[.J5]+[.I6]+[.J6])" office:value-type="float" office:value="0.998214285714286" calcext:value-type="float">
            <text:p>0,998</text:p>
          </table:table-cell>
          <table:table-cell table:style-name="ce19" table:formula="of:=1-[.K6]" office:value-type="float" office:value="0.00178571428571428" calcext:value-type="float">
            <text:p>0,002</text:p>
          </table:table-cell>
          <table:table-cell table:style-name="ce19" table:formula="of:=[.J6]/([.I6]+[.J6])" office:value-type="float" office:value="0.996326230712711" calcext:value-type="float">
            <text:p>0,996</text:p>
          </table:table-cell>
          <table:table-cell table:style-name="ce19" table:formula="of:=[.J6]/([.J6]+[.J5])" office:value-type="float" office:value="1" calcext:value-type="float">
            <text:p>1,000</text:p>
          </table:table-cell>
          <table:table-cell table:style-name="ce19" table:formula="of:=2*[.N6]*[.M6]/([.M6]+[.N6])" office:value-type="float" office:value="0.99815973500184" calcext:value-type="float">
            <text:p>0,99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53" calcext:value-type="float">
            <text:p>1353</text:p>
          </table:table-cell>
          <table:table-cell table:style-name="ce19" table:formula="of:=([.P5]+[.Q6])/([.P5]+[.Q5]+[.P6]+[.Q6])" office:value-type="float" office:value="0.999642857142857" calcext:value-type="float">
            <text:p>1,000</text:p>
          </table:table-cell>
          <table:table-cell table:style-name="ce19" table:formula="of:=1-[.R6]" office:value-type="float" office:value="0.000357142857142834" calcext:value-type="float">
            <text:p>0,000</text:p>
          </table:table-cell>
          <table:table-cell table:style-name="ce19" table:formula="of:=[.Q6]/([.P6]+[.Q6])" office:value-type="float" office:value="1" calcext:value-type="float">
            <text:p>1,000</text:p>
          </table:table-cell>
          <table:table-cell table:style-name="ce19" table:formula="of:=[.Q6]/([.Q6]+[.Q5])" office:value-type="float" office:value="0.999261447562777" calcext:value-type="float">
            <text:p>0,999</text:p>
          </table:table-cell>
          <table:table-cell table:style-name="ce19" table:formula="of:=2*[.U6]*[.T6]/([.T6]+[.U6])" office:value-type="float" office:value="0.999630587366088" calcext:value-type="float">
            <text:p>1,000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456" calcext:value-type="float">
            <text:p>1456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442" calcext:value-type="float">
            <text:p>1442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438" calcext:value-type="float">
            <text:p>1438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337" calcext:value-type="float">
            <text:p>1337</text:p>
          </table:table-cell>
          <table:table-cell table:style-name="ce19" table:formula="of:=([.B8]+[.C9])/([.B8]+[.C8]+[.B9]+[.C9])" office:value-type="float" office:value="0.998569896317483" calcext:value-type="float">
            <text:p>0,999</text:p>
          </table:table-cell>
          <table:table-cell table:style-name="ce19" table:formula="of:=1-[.D9]" office:value-type="float" office:value="0.00143010368251695" calcext:value-type="float">
            <text:p>0,001</text:p>
          </table:table-cell>
          <table:table-cell table:style-name="ce19" table:formula="of:=[.C9]/([.B9]+[.C9])" office:value-type="float" office:value="0.997017151379568" calcext:value-type="float">
            <text:p>0,997</text:p>
          </table:table-cell>
          <table:table-cell table:style-name="ce19" table:formula="of:=[.C9]/([.C9]+[.C8])" office:value-type="float" office:value="1" calcext:value-type="float">
            <text:p>1,000</text:p>
          </table:table-cell>
          <table:table-cell table:style-name="ce19" table:formula="of:=2*[.G9]*[.F9]/([.F9]+[.G9])" office:value-type="float" office:value="0.998506348020911" calcext:value-type="float">
            <text:p>0,99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347" calcext:value-type="float">
            <text:p>1347</text:p>
          </table:table-cell>
          <table:table-cell table:style-name="ce19" table:formula="of:=([.I8]+[.J9])/([.I8]+[.J8]+[.I9]+[.J9])" office:value-type="float" office:value="0.997139792634966" calcext:value-type="float">
            <text:p>0,997</text:p>
          </table:table-cell>
          <table:table-cell table:style-name="ce19" table:formula="of:=1-[.K9]" office:value-type="float" office:value="0.00286020736503401" calcext:value-type="float">
            <text:p>0,003</text:p>
          </table:table-cell>
          <table:table-cell table:style-name="ce19" table:formula="of:=[.J9]/([.I9]+[.J9])" office:value-type="float" office:value="0.99409594095941" calcext:value-type="float">
            <text:p>0,994</text:p>
          </table:table-cell>
          <table:table-cell table:style-name="ce19" table:formula="of:=[.J9]/([.J9]+[.J8])" office:value-type="float" office:value="1" calcext:value-type="float">
            <text:p>1,000</text:p>
          </table:table-cell>
          <table:table-cell table:style-name="ce19" table:formula="of:=2*[.N9]*[.M9]/([.M9]+[.N9])" office:value-type="float" office:value="0.997039230199852" calcext:value-type="float">
            <text:p>0,99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341" calcext:value-type="float">
            <text:p>1341</text:p>
          </table:table-cell>
          <table:table-cell table:style-name="ce19" table:formula="of:=([.P8]+[.Q9])/([.P8]+[.Q8]+[.P9]+[.Q9])" office:value-type="float" office:value="0.993564533428674" calcext:value-type="float">
            <text:p>0,994</text:p>
          </table:table-cell>
          <table:table-cell table:style-name="ce19" table:formula="of:=1-[.R9]" office:value-type="float" office:value="0.00643546657132643" calcext:value-type="float">
            <text:p>0,006</text:p>
          </table:table-cell>
          <table:table-cell table:style-name="ce19" table:formula="of:=[.Q9]/([.P9]+[.Q9])" office:value-type="float" office:value="0.986754966887417" calcext:value-type="float">
            <text:p>0,987</text:p>
          </table:table-cell>
          <table:table-cell table:style-name="ce19" table:formula="of:=[.Q9]/([.Q9]+[.Q8])" office:value-type="float" office:value="1" calcext:value-type="float">
            <text:p>1,000</text:p>
          </table:table-cell>
          <table:table-cell table:style-name="ce19" table:formula="of:=2*[.U9]*[.T9]/([.T9]+[.U9])" office:value-type="float" office:value="0.993333333333333" calcext:value-type="float">
            <text:p>0,993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CNN</text:p>
          </table:table-cell>
          <table:table-cell table:style-name="ce31" office:value-type="float" office:value="1429" calcext:value-type="float">
            <text:p>1429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478" calcext:value-type="float">
            <text:p>1478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477" calcext:value-type="float">
            <text:p>1477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365" calcext:value-type="float">
            <text:p>1365</text:p>
          </table:table-cell>
          <table:table-cell table:style-name="ce21" table:formula="of:=([.B11]+[.C12])/([.B11]+[.C11]+[.B12]+[.C12])" office:value-type="float" office:value="0.998927422238112" calcext:value-type="float">
            <text:p>0,999</text:p>
          </table:table-cell>
          <table:table-cell table:style-name="ce21" table:formula="of:=1-[.D12]" office:value-type="float" office:value="0.00107257776188774" calcext:value-type="float">
            <text:p>0,001</text:p>
          </table:table-cell>
          <table:table-cell table:style-name="ce21" table:formula="of:=[.C12]/([.B12]+[.C12])" office:value-type="float" office:value="0.99780701754386" calcext:value-type="float">
            <text:p>0,998</text:p>
          </table:table-cell>
          <table:table-cell table:style-name="ce21" table:formula="of:=[.C12]/([.C12]+[.C11])" office:value-type="float" office:value="1" calcext:value-type="float">
            <text:p>1,000</text:p>
          </table:table-cell>
          <table:table-cell table:style-name="ce21" table:formula="of:=2*[.G12]*[.F12]/([.F12]+[.G12])" office:value-type="float" office:value="0.998902305159166" calcext:value-type="float">
            <text:p>0,999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319" calcext:value-type="float">
            <text:p>1319</text:p>
          </table:table-cell>
          <table:table-cell table:style-name="ce21" table:formula="of:=([.I11]+[.J12])/([.I11]+[.J11]+[.I12]+[.J12])" office:value-type="float" office:value="1" calcext:value-type="float">
            <text:p>1,000</text:p>
          </table:table-cell>
          <table:table-cell table:style-name="ce21" table:formula="of:=1-[.K12]" office:value-type="float" office:value="0" calcext:value-type="float">
            <text:p>0,000</text:p>
          </table:table-cell>
          <table:table-cell table:style-name="ce21" table:formula="of:=[.J12]/([.I12]+[.J12])" office:value-type="float" office:value="1" calcext:value-type="float">
            <text:p>1,000</text:p>
          </table:table-cell>
          <table:table-cell table:style-name="ce21" table:formula="of:=[.J12]/([.J12]+[.J11])" office:value-type="float" office:value="1" calcext:value-type="float">
            <text:p>1,000</text:p>
          </table:table-cell>
          <table:table-cell table:style-name="ce21" table:formula="of:=2*[.N12]*[.M12]/([.M12]+[.N12])" office:value-type="float" office:value="1" calcext:value-type="float">
            <text:p>1,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18" calcext:value-type="float">
            <text:p>1318</text:p>
          </table:table-cell>
          <table:table-cell table:style-name="ce21" table:formula="of:=([.P11]+[.Q12])/([.P11]+[.Q11]+[.P12]+[.Q12])" office:value-type="float" office:value="0.999284948158742" calcext:value-type="float">
            <text:p>0,999</text:p>
          </table:table-cell>
          <table:table-cell table:style-name="ce21" table:formula="of:=1-[.R12]" office:value-type="float" office:value="0.000715051841258529" calcext:value-type="float">
            <text:p>0,001</text:p>
          </table:table-cell>
          <table:table-cell table:style-name="ce21" table:formula="of:=[.Q12]/([.P12]+[.Q12])" office:value-type="float" office:value="0.999241849886278" calcext:value-type="float">
            <text:p>0,999</text:p>
          </table:table-cell>
          <table:table-cell table:style-name="ce21" table:formula="of:=[.Q12]/([.Q12]+[.Q11])" office:value-type="float" office:value="0.999241849886278" calcext:value-type="float">
            <text:p>0,999</text:p>
          </table:table-cell>
          <table:table-cell table:style-name="ce21" table:formula="of:=2*[.U12]*[.T12]/([.T12]+[.U12])" office:value-type="float" office:value="0.999241849886278" calcext:value-type="float">
            <text:p>0,999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5Fluxos_Vegas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egas 5 FLUXOS</text:p>
          </table:table-cell>
          <table:covered-table-cell table:style-name="ce27"/>
          <table:covered-table-cell table:style-name="ce14"/>
          <table:covered-table-cell table:style-name="ce17"/>
          <table:table-cell table:style-name="ce17" table:number-columns-repeated="4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MLP</text:p>
          </table:table-cell>
          <table:table-cell table:style-name="ce31" office:value-type="float" office:value="2714" calcext:value-type="float">
            <text:p>2714</text:p>
          </table:table-cell>
          <table:table-cell table:style-name="ce31"/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table:number-columns-repeated="2"/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table:number-columns-repeated="2"/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86" calcext:value-type="float">
            <text:p>86</text:p>
          </table:table-cell>
          <table:table-cell table:style-name="ce31"/>
          <table:table-cell table:style-name="ce19" table:formula="of:=([.B5]+[.C6])/([.B5]+[.C5]+[.B6]+[.C6])" office:value-type="float" office:value="0.969285714285714" calcext:value-type="float">
            <text:p>0,969</text:p>
          </table:table-cell>
          <table:table-cell table:style-name="ce19" table:formula="of:=1-[.D6]" office:value-type="float" office:value="0.0307142857142857" calcext:value-type="float">
            <text:p>0,031</text:p>
          </table:table-cell>
          <table:table-cell table:style-name="ce19" table:formula="of:=[.B5]/([.B5]+[.B6])" office:value-type="float" office:value="0.969285714285714" calcext:value-type="float">
            <text:p>0,969</text:p>
          </table:table-cell>
          <table:table-cell table:style-name="ce19" table:formula="of:=[.B5]/([.B5]+[.B6])" office:value-type="float" office:value="0.969285714285714" calcext:value-type="float">
            <text:p>0,969</text:p>
          </table:table-cell>
          <table:table-cell table:style-name="ce19" table:formula="of:=2*[.G6]*[.F6]/([.F6]+[.G6])" office:value-type="float" office:value="0.969285714285714" calcext:value-type="float">
            <text:p>0,969</text:p>
          </table:table-cell>
          <table:table-cell table:style-name="ce32" table:number-columns-repeated="2"/>
          <table:table-cell table:style-name="ce19" table:formula="of:=([.I5]+[.J6])/([.I5]+[.J5]+[.I6]+[.J6])" office:value-type="string" office:string-value="" calcext:value-type="error">
            <text:p>#DIV/0!</text:p>
          </table:table-cell>
          <table:table-cell table:style-name="ce19" table:formula="of:=1-[.K6]" office:value-type="string" office:string-value="" calcext:value-type="error">
            <text:p>#DIV/0!</text:p>
          </table:table-cell>
          <table:table-cell table:style-name="ce19" table:formula="of:=[.J6]/([.I6]+[.J6])" office:value-type="string" office:string-value="" calcext:value-type="error">
            <text:p>#DIV/0!</text:p>
          </table:table-cell>
          <table:table-cell table:style-name="ce19" table:formula="of:=[.J6]/([.J6]+[.J5])" office:value-type="string" office:string-value="" calcext:value-type="error">
            <text:p>#DIV/0!</text:p>
          </table:table-cell>
          <table:table-cell table:style-name="ce19" table:formula="of:=2*[.N6]*[.M6]/([.M6]+[.N6])" office:value-type="string" office:string-value="" calcext:value-type="error">
            <text:p>#DIV/0!</text:p>
          </table:table-cell>
          <table:table-cell table:style-name="ce31" table:number-columns-repeated="2"/>
          <table:table-cell table:style-name="ce19" table:formula="of:=([.P5]+[.Q6])/([.P5]+[.Q5]+[.P6]+[.Q6])" office:value-type="string" office:string-value="" calcext:value-type="error">
            <text:p>#DIV/0!</text:p>
          </table:table-cell>
          <table:table-cell table:style-name="ce19" table:formula="of:=1-[.R6]" office:value-type="string" office:string-value="" calcext:value-type="error">
            <text:p>#DIV/0!</text:p>
          </table:table-cell>
          <table:table-cell table:style-name="ce19" table:formula="of:=[.Q6]/([.P6]+[.Q6])" office:value-type="string" office:string-value="" calcext:value-type="error">
            <text:p>#DIV/0!</text:p>
          </table:table-cell>
          <table:table-cell table:style-name="ce19" table:formula="of:=[.Q6]/([.Q6]+[.Q5])" office:value-type="string" office:string-value="" calcext:value-type="error">
            <text:p>#DIV/0!</text:p>
          </table:table-cell>
          <table:table-cell table:style-name="ce19" table:formula="of:=2*[.U6]*[.T6]/([.T6]+[.U6])" office:value-type="string" office:string-value="" calcext:value-type="error">
            <text:p>#DIV/0!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table:number-columns-repeated="2"/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table:number-columns-repeated="2"/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table:number-columns-repeated="2"/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table:number-columns-repeated="2"/>
          <table:table-cell table:style-name="ce19" table:formula="of:=([.B8]+[.C9])/([.B8]+[.C8]+[.B9]+[.C9])" office:value-type="string" office:string-value="" calcext:value-type="error">
            <text:p>#DIV/0!</text:p>
          </table:table-cell>
          <table:table-cell table:style-name="ce19" table:formula="of:=1-[.D9]" office:value-type="string" office:string-value="" calcext:value-type="error">
            <text:p>#DIV/0!</text:p>
          </table:table-cell>
          <table:table-cell table:style-name="ce19" table:formula="of:=[.C9]/([.B9]+[.C9])" office:value-type="string" office:string-value="" calcext:value-type="error">
            <text:p>#DIV/0!</text:p>
          </table:table-cell>
          <table:table-cell table:style-name="ce19" table:formula="of:=[.C9]/([.C9]+[.C8])" office:value-type="string" office:string-value="" calcext:value-type="error">
            <text:p>#DIV/0!</text:p>
          </table:table-cell>
          <table:table-cell table:style-name="ce19" table:formula="of:=2*[.G9]*[.F9]/([.F9]+[.G9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19" table:formula="of:=([.I8]+[.J9])/([.I8]+[.J8]+[.I9]+[.J9])" office:value-type="string" office:string-value="" calcext:value-type="error">
            <text:p>#DIV/0!</text:p>
          </table:table-cell>
          <table:table-cell table:style-name="ce19" table:formula="of:=1-[.K9]" office:value-type="string" office:string-value="" calcext:value-type="error">
            <text:p>#DIV/0!</text:p>
          </table:table-cell>
          <table:table-cell table:style-name="ce19" table:formula="of:=[.J9]/([.I9]+[.J9])" office:value-type="string" office:string-value="" calcext:value-type="error">
            <text:p>#DIV/0!</text:p>
          </table:table-cell>
          <table:table-cell table:style-name="ce19" table:formula="of:=[.J9]/([.J9]+[.J8])" office:value-type="string" office:string-value="" calcext:value-type="error">
            <text:p>#DIV/0!</text:p>
          </table:table-cell>
          <table:table-cell table:style-name="ce19" table:formula="of:=2*[.N9]*[.M9]/([.M9]+[.N9])" office:value-type="string" office:string-value="" calcext:value-type="error">
            <text:p>#DIV/0!</text:p>
          </table:table-cell>
          <table:table-cell table:style-name="ce31" table:number-columns-repeated="2"/>
          <table:table-cell table:style-name="ce19" table:formula="of:=([.P8]+[.Q9])/([.P8]+[.Q8]+[.P9]+[.Q9])" office:value-type="string" office:string-value="" calcext:value-type="error">
            <text:p>#DIV/0!</text:p>
          </table:table-cell>
          <table:table-cell table:style-name="ce19" table:formula="of:=1-[.R9]" office:value-type="string" office:string-value="" calcext:value-type="error">
            <text:p>#DIV/0!</text:p>
          </table:table-cell>
          <table:table-cell table:style-name="ce19" table:formula="of:=[.Q9]/([.P9]+[.Q9])" office:value-type="string" office:string-value="" calcext:value-type="error">
            <text:p>#DIV/0!</text:p>
          </table:table-cell>
          <table:table-cell table:style-name="ce19" table:formula="of:=[.Q9]/([.Q9]+[.Q8])" office:value-type="string" office:string-value="" calcext:value-type="error">
            <text:p>#DIV/0!</text:p>
          </table:table-cell>
          <table:table-cell table:style-name="ce19" table:formula="of:=2*[.U9]*[.T9]/([.T9]+[.U9])" office:value-type="string" office:string-value="" calcext:value-type="error">
            <text:p>#DIV/0!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CNN</text:p>
          </table:table-cell>
          <table:table-cell table:style-name="ce31" table:number-columns-repeated="2"/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table:number-columns-repeated="2"/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table:number-columns-repeated="2"/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table:number-columns-repeated="2"/>
          <table:table-cell table:style-name="ce21" table:formula="of:=([.B11]+[.C12])/([.B11]+[.C11]+[.B12]+[.C12])" office:value-type="string" office:string-value="" calcext:value-type="error">
            <text:p>#DIV/0!</text:p>
          </table:table-cell>
          <table:table-cell table:style-name="ce21" table:formula="of:=1-[.D12]" office:value-type="string" office:string-value="" calcext:value-type="error">
            <text:p>#DIV/0!</text:p>
          </table:table-cell>
          <table:table-cell table:style-name="ce21" table:formula="of:=[.C12]/([.B12]+[.C12])" office:value-type="string" office:string-value="" calcext:value-type="error">
            <text:p>#DIV/0!</text:p>
          </table:table-cell>
          <table:table-cell table:style-name="ce21" table:formula="of:=[.C12]/([.C12]+[.C11])" office:value-type="string" office:string-value="" calcext:value-type="error">
            <text:p>#DIV/0!</text:p>
          </table:table-cell>
          <table:table-cell table:style-name="ce21" table:formula="of:=2*[.G12]*[.F12]/([.F12]+[.G12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21" table:formula="of:=([.I11]+[.J12])/([.I11]+[.J11]+[.I12]+[.J12])" office:value-type="string" office:string-value="" calcext:value-type="error">
            <text:p>#DIV/0!</text:p>
          </table:table-cell>
          <table:table-cell table:style-name="ce21" table:formula="of:=1-[.K12]" office:value-type="string" office:string-value="" calcext:value-type="error">
            <text:p>#DIV/0!</text:p>
          </table:table-cell>
          <table:table-cell table:style-name="ce21" table:formula="of:=[.J12]/([.I12]+[.J12])" office:value-type="string" office:string-value="" calcext:value-type="error">
            <text:p>#DIV/0!</text:p>
          </table:table-cell>
          <table:table-cell table:style-name="ce21" table:formula="of:=[.J12]/([.J12]+[.J11])" office:value-type="string" office:string-value="" calcext:value-type="error">
            <text:p>#DIV/0!</text:p>
          </table:table-cell>
          <table:table-cell table:style-name="ce21" table:formula="of:=2*[.N12]*[.M12]/([.M12]+[.N12])" office:value-type="string" office:string-value="" calcext:value-type="error">
            <text:p>#DIV/0!</text:p>
          </table:table-cell>
          <table:table-cell table:style-name="ce31" table:number-columns-repeated="2"/>
          <table:table-cell table:style-name="ce21" table:formula="of:=([.P11]+[.Q12])/([.P11]+[.Q11]+[.P12]+[.Q12])" office:value-type="string" office:string-value="" calcext:value-type="error">
            <text:p>#DIV/0!</text:p>
          </table:table-cell>
          <table:table-cell table:style-name="ce21" table:formula="of:=1-[.R12]" office:value-type="string" office:string-value="" calcext:value-type="error">
            <text:p>#DIV/0!</text:p>
          </table:table-cell>
          <table:table-cell table:style-name="ce21" table:formula="of:=[.Q12]/([.P12]+[.Q12])" office:value-type="string" office:string-value="" calcext:value-type="error">
            <text:p>#DIV/0!</text:p>
          </table:table-cell>
          <table:table-cell table:style-name="ce21" table:formula="of:=[.Q12]/([.Q12]+[.Q11])" office:value-type="string" office:string-value="" calcext:value-type="error">
            <text:p>#DIV/0!</text:p>
          </table:table-cell>
          <table:table-cell table:style-name="ce21" table:formula="of:=2*[.U12]*[.T12]/([.T12]+[.U12])" office:value-type="string" office:string-value="" calcext:value-type="error">
            <text:p>#DIV/0!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10Fluxos_Vegas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egas 10 FLUXOS</text:p>
          </table:table-cell>
          <table:covered-table-cell table:style-name="ce27"/>
          <table:covered-table-cell table:style-name="ce14"/>
          <table:covered-table-cell table:style-name="ce17"/>
          <table:table-cell table:style-name="ce17" table:number-columns-repeated="4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MLP</text:p>
          </table:table-cell>
          <table:table-cell table:style-name="ce31" office:value-type="float" office:value="1655" calcext:value-type="float">
            <text:p>1655</text:p>
          </table:table-cell>
          <table:table-cell table:style-name="ce31" office:value-type="float" office:value="15" calcext:value-type="float">
            <text:p>1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57" calcext:value-type="float">
            <text:p>1557</text:p>
          </table:table-cell>
          <table:table-cell table:style-name="ce32" office:value-type="float" office:value="13" calcext:value-type="float">
            <text:p>13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754" calcext:value-type="float">
            <text:p>1754</text:p>
          </table:table-cell>
          <table:table-cell table:style-name="ce31" office:value-type="float" office:value="4" calcext:value-type="float">
            <text:p>4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1033" calcext:value-type="float">
            <text:p>1033</text:p>
          </table:table-cell>
          <table:table-cell table:style-name="ce19" table:formula="of:=([.B5]+[.C6])/([.B5]+[.C5]+[.B6]+[.C6])" office:value-type="float" office:value="0.96" calcext:value-type="float">
            <text:p>0,960</text:p>
          </table:table-cell>
          <table:table-cell table:style-name="ce19" table:formula="of:=1-[.D6]" office:value-type="float" office:value="0.04" calcext:value-type="float">
            <text:p>0,040</text:p>
          </table:table-cell>
          <table:table-cell table:style-name="ce19" table:formula="of:=[.C6]/([.B6]+[.C6])" office:value-type="float" office:value="0.914159292035398" calcext:value-type="float">
            <text:p>0,914</text:p>
          </table:table-cell>
          <table:table-cell table:style-name="ce19" table:formula="of:=[.C6]/([.C6]+[.C5])" office:value-type="float" office:value="0.985687022900763" calcext:value-type="float">
            <text:p>0,986</text:p>
          </table:table-cell>
          <table:table-cell table:style-name="ce19" table:formula="of:=2*[.G6]*[.F6]/([.F6]+[.G6])" office:value-type="float" office:value="0.948576675849403" calcext:value-type="float">
            <text:p>0,949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060" calcext:value-type="float">
            <text:p>1060</text:p>
          </table:table-cell>
          <table:table-cell table:style-name="ce19" table:formula="of:=([.I5]+[.J6])/([.I5]+[.J5]+[.I6]+[.J6])" office:value-type="float" office:value="0.934642857142857" calcext:value-type="float">
            <text:p>0,935</text:p>
          </table:table-cell>
          <table:table-cell table:style-name="ce19" table:formula="of:=1-[.K6]" office:value-type="float" office:value="0.0653571428571429" calcext:value-type="float">
            <text:p>0,065</text:p>
          </table:table-cell>
          <table:table-cell table:style-name="ce19" table:formula="of:=[.J6]/([.I6]+[.J6])" office:value-type="float" office:value="0.861788617886179" calcext:value-type="float">
            <text:p>0,862</text:p>
          </table:table-cell>
          <table:table-cell table:style-name="ce19" table:formula="of:=[.J6]/([.J6]+[.J5])" office:value-type="float" office:value="0.987884436160298" calcext:value-type="float">
            <text:p>0,988</text:p>
          </table:table-cell>
          <table:table-cell table:style-name="ce19" table:formula="of:=2*[.N6]*[.M6]/([.M6]+[.N6])" office:value-type="float" office:value="0.920538428137212" calcext:value-type="float">
            <text:p>0,92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028" calcext:value-type="float">
            <text:p>1028</text:p>
          </table:table-cell>
          <table:table-cell table:style-name="ce19" table:formula="of:=([.P5]+[.Q6])/([.P5]+[.Q5]+[.P6]+[.Q6])" office:value-type="float" office:value="0.993571428571429" calcext:value-type="float">
            <text:p>0,994</text:p>
          </table:table-cell>
          <table:table-cell table:style-name="ce19" table:formula="of:=1-[.R6]" office:value-type="float" office:value="0.00642857142857145" calcext:value-type="float">
            <text:p>0,006</text:p>
          </table:table-cell>
          <table:table-cell table:style-name="ce19" table:formula="of:=[.Q6]/([.P6]+[.Q6])" office:value-type="float" office:value="0.986564299424184" calcext:value-type="float">
            <text:p>0,987</text:p>
          </table:table-cell>
          <table:table-cell table:style-name="ce19" table:formula="of:=[.Q6]/([.Q6]+[.Q5])" office:value-type="float" office:value="0.996124031007752" calcext:value-type="float">
            <text:p>0,996</text:p>
          </table:table-cell>
          <table:table-cell table:style-name="ce19" table:formula="of:=2*[.U6]*[.T6]/([.T6]+[.U6])" office:value-type="float" office:value="0.991321118611379" calcext:value-type="float">
            <text:p>0,991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633" calcext:value-type="float">
            <text:p>1633</text:p>
          </table:table-cell>
          <table:table-cell table:style-name="ce31" office:value-type="float" office:value="18" calcext:value-type="float">
            <text:p>18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11" calcext:value-type="float">
            <text:p>1511</text:p>
          </table:table-cell>
          <table:table-cell table:style-name="ce32" office:value-type="float" office:value="15" calcext:value-type="float">
            <text:p>1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529" calcext:value-type="float">
            <text:p>1529</text:p>
          </table:table-cell>
          <table:table-cell table:style-name="ce31" office:value-type="float" office:value="3" calcext:value-type="float">
            <text:p>3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1017" calcext:value-type="float">
            <text:p>1017</text:p>
          </table:table-cell>
          <table:table-cell table:style-name="ce19" table:formula="of:=([.B8]+[.C9])/([.B8]+[.C8]+[.B9]+[.C9])" office:value-type="float" office:value="0.947443689667501" calcext:value-type="float">
            <text:p>0,947</text:p>
          </table:table-cell>
          <table:table-cell table:style-name="ce19" table:formula="of:=1-[.D9]" office:value-type="float" office:value="0.0525563103324991" calcext:value-type="float">
            <text:p>0,053</text:p>
          </table:table-cell>
          <table:table-cell table:style-name="ce19" table:formula="of:=[.C9]/([.B9]+[.C9])" office:value-type="float" office:value="0.887434554973822" calcext:value-type="float">
            <text:p>0,887</text:p>
          </table:table-cell>
          <table:table-cell table:style-name="ce19" table:formula="of:=[.C9]/([.C9]+[.C8])" office:value-type="float" office:value="0.982608695652174" calcext:value-type="float">
            <text:p>0,983</text:p>
          </table:table-cell>
          <table:table-cell table:style-name="ce19" table:formula="of:=2*[.G9]*[.F9]/([.F9]+[.G9])" office:value-type="float" office:value="0.932599724896836" calcext:value-type="float">
            <text:p>0,933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082" calcext:value-type="float">
            <text:p>1082</text:p>
          </table:table-cell>
          <table:table-cell table:style-name="ce19" table:formula="of:=([.I8]+[.J9])/([.I8]+[.J8]+[.I9]+[.J9])" office:value-type="float" office:value="0.927064712191634" calcext:value-type="float">
            <text:p>0,927</text:p>
          </table:table-cell>
          <table:table-cell table:style-name="ce19" table:formula="of:=1-[.K9]" office:value-type="float" office:value="0.0729352878083661" calcext:value-type="float">
            <text:p>0,073</text:p>
          </table:table-cell>
          <table:table-cell table:style-name="ce19" table:formula="of:=[.J9]/([.I9]+[.J9])" office:value-type="float" office:value="0.851298190401259" calcext:value-type="float">
            <text:p>0,851</text:p>
          </table:table-cell>
          <table:table-cell table:style-name="ce19" table:formula="of:=[.J9]/([.J9]+[.J8])" office:value-type="float" office:value="0.986326344576117" calcext:value-type="float">
            <text:p>0,986</text:p>
          </table:table-cell>
          <table:table-cell table:style-name="ce19" table:formula="of:=2*[.N9]*[.M9]/([.M9]+[.N9])" office:value-type="float" office:value="0.913851351351351" calcext:value-type="float">
            <text:p>0,914</text:p>
          </table:table-cell>
          <table:table-cell table:style-name="ce31" office:value-type="float" office:value="209" calcext:value-type="float">
            <text:p>209</text:p>
          </table:table-cell>
          <table:table-cell table:style-name="ce31" office:value-type="float" office:value="1056" calcext:value-type="float">
            <text:p>1056</text:p>
          </table:table-cell>
          <table:table-cell table:style-name="ce19" table:formula="of:=([.P8]+[.Q9])/([.P8]+[.Q8]+[.P9]+[.Q9])" office:value-type="float" office:value="0.9242045048266" calcext:value-type="float">
            <text:p>0,924</text:p>
          </table:table-cell>
          <table:table-cell table:style-name="ce19" table:formula="of:=1-[.R9]" office:value-type="float" office:value="0.0757954951734001" calcext:value-type="float">
            <text:p>0,076</text:p>
          </table:table-cell>
          <table:table-cell table:style-name="ce19" table:formula="of:=[.Q9]/([.P9]+[.Q9])" office:value-type="float" office:value="0.834782608695652" calcext:value-type="float">
            <text:p>0,835</text:p>
          </table:table-cell>
          <table:table-cell table:style-name="ce19" table:formula="of:=[.Q9]/([.Q9]+[.Q8])" office:value-type="float" office:value="0.997167138810198" calcext:value-type="float">
            <text:p>0,997</text:p>
          </table:table-cell>
          <table:table-cell table:style-name="ce19" table:formula="of:=2*[.U9]*[.T9]/([.T9]+[.U9])" office:value-type="float" office:value="0.908777969018933" calcext:value-type="float">
            <text:p>0,909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CNN</text:p>
          </table:table-cell>
          <table:table-cell table:style-name="ce31" office:value-type="float" office:value="1665" calcext:value-type="float">
            <text:p>1665</text:p>
          </table:table-cell>
          <table:table-cell table:style-name="ce31" office:value-type="float" office:value="8" calcext:value-type="float">
            <text:p>8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732" calcext:value-type="float">
            <text:p>1732</text:p>
          </table:table-cell>
          <table:table-cell table:style-name="ce32" office:value-type="float" office:value="2" calcext:value-type="float">
            <text:p>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724" calcext:value-type="float">
            <text:p>1724</text:p>
          </table:table-cell>
          <table:table-cell table:style-name="ce31" office:value-type="float" office:value="2" calcext:value-type="float">
            <text:p>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1060" calcext:value-type="float">
            <text:p>1060</text:p>
          </table:table-cell>
          <table:table-cell table:style-name="ce21" table:formula="of:=([.B11]+[.C12])/([.B11]+[.C11]+[.B12]+[.C12])" office:value-type="float" office:value="0.974258133714694" calcext:value-type="float">
            <text:p>0,974</text:p>
          </table:table-cell>
          <table:table-cell table:style-name="ce21" table:formula="of:=1-[.D12]" office:value-type="float" office:value="0.0257418662853057" calcext:value-type="float">
            <text:p>0,026</text:p>
          </table:table-cell>
          <table:table-cell table:style-name="ce21" table:formula="of:=[.C12]/([.B12]+[.C12])" office:value-type="float" office:value="0.943060498220641" calcext:value-type="float">
            <text:p>0,943</text:p>
          </table:table-cell>
          <table:table-cell table:style-name="ce21" table:formula="of:=[.C12]/([.C12]+[.C11])" office:value-type="float" office:value="0.99250936329588" calcext:value-type="float">
            <text:p>0,993</text:p>
          </table:table-cell>
          <table:table-cell table:style-name="ce21" table:formula="of:=2*[.G12]*[.F12]/([.F12]+[.G12])" office:value-type="float" office:value="0.967153284671533" calcext:value-type="float">
            <text:p>0,96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049" calcext:value-type="float">
            <text:p>1049</text:p>
          </table:table-cell>
          <table:table-cell table:style-name="ce21" table:formula="of:=([.I11]+[.J12])/([.I11]+[.J11]+[.I12]+[.J12])" office:value-type="float" office:value="0.994279585269932" calcext:value-type="float">
            <text:p>0,994</text:p>
          </table:table-cell>
          <table:table-cell table:style-name="ce21" table:formula="of:=1-[.K12]" office:value-type="float" office:value="0.0057204147300679" calcext:value-type="float">
            <text:p>0,006</text:p>
          </table:table-cell>
          <table:table-cell table:style-name="ce21" table:formula="of:=[.J12]/([.I12]+[.J12])" office:value-type="float" office:value="0.986829727187206" calcext:value-type="float">
            <text:p>0,987</text:p>
          </table:table-cell>
          <table:table-cell table:style-name="ce21" table:formula="of:=[.J12]/([.J12]+[.J11])" office:value-type="float" office:value="0.998097050428164" calcext:value-type="float">
            <text:p>0,998</text:p>
          </table:table-cell>
          <table:table-cell table:style-name="ce21" table:formula="of:=2*[.N12]*[.M12]/([.M12]+[.N12])" office:value-type="float" office:value="0.992431409649953" calcext:value-type="float">
            <text:p>0,992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054" calcext:value-type="float">
            <text:p>1054</text:p>
          </table:table-cell>
          <table:table-cell table:style-name="ce21" table:formula="of:=([.P11]+[.Q12])/([.P11]+[.Q11]+[.P12]+[.Q12])" office:value-type="float" office:value="0.993207007508044" calcext:value-type="float">
            <text:p>0,993</text:p>
          </table:table-cell>
          <table:table-cell table:style-name="ce21" table:formula="of:=1-[.R12]" office:value-type="float" office:value="0.00679299249195564" calcext:value-type="float">
            <text:p>0,007</text:p>
          </table:table-cell>
          <table:table-cell table:style-name="ce21" table:formula="of:=[.Q12]/([.P12]+[.Q12])" office:value-type="float" office:value="0.984126984126984" calcext:value-type="float">
            <text:p>0,984</text:p>
          </table:table-cell>
          <table:table-cell table:style-name="ce21" table:formula="of:=[.Q12]/([.Q12]+[.Q11])" office:value-type="float" office:value="0.998106060606061" calcext:value-type="float">
            <text:p>0,998</text:p>
          </table:table-cell>
          <table:table-cell table:style-name="ce21" table:formula="of:=2*[.U12]*[.T12]/([.T12]+[.U12])" office:value-type="float" office:value="0.991067230841561" calcext:value-type="float">
            <text:p>0,991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20Fluxos_Vegas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egas 20 FLUXOS</text:p>
          </table:table-cell>
          <table:covered-table-cell table:style-name="ce27"/>
          <table:covered-table-cell table:style-name="ce14"/>
          <table:covered-table-cell table:style-name="ce17"/>
          <table:table-cell table:style-name="ce17" table:number-columns-repeated="4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MLP</text:p>
          </table:table-cell>
          <table:table-cell table:style-name="ce31" office:value-type="float" office:value="1500" calcext:value-type="float">
            <text:p>1500</text:p>
          </table:table-cell>
          <table:table-cell table:style-name="ce31" office:value-type="float" office:value="2" calcext:value-type="float">
            <text:p>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425" calcext:value-type="float">
            <text:p>1425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542" calcext:value-type="float">
            <text:p>1542</text:p>
          </table:table-cell>
          <table:table-cell table:style-name="ce31" office:value-type="float" office:value="6" calcext:value-type="float">
            <text:p>6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248" calcext:value-type="float">
            <text:p>1248</text:p>
          </table:table-cell>
          <table:table-cell table:style-name="ce19" table:formula="of:=([.B5]+[.C6])/([.B5]+[.C5]+[.B6]+[.C6])" office:value-type="float" office:value="0.981428571428571" calcext:value-type="float">
            <text:p>0,981</text:p>
          </table:table-cell>
          <table:table-cell table:style-name="ce19" table:formula="of:=1-[.D6]" office:value-type="float" office:value="0.0185714285714286" calcext:value-type="float">
            <text:p>0,019</text:p>
          </table:table-cell>
          <table:table-cell table:style-name="ce19" table:formula="of:=[.C6]/([.B6]+[.C6])" office:value-type="float" office:value="0.961479198767334" calcext:value-type="float">
            <text:p>0,961</text:p>
          </table:table-cell>
          <table:table-cell table:style-name="ce19" table:formula="of:=[.C6]/([.C6]+[.C5])" office:value-type="float" office:value="0.9984" calcext:value-type="float">
            <text:p>0,998</text:p>
          </table:table-cell>
          <table:table-cell table:style-name="ce19" table:formula="of:=2*[.G6]*[.F6]/([.F6]+[.G6])" office:value-type="float" office:value="0.979591836734694" calcext:value-type="float">
            <text:p>0,980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277" calcext:value-type="float">
            <text:p>1277</text:p>
          </table:table-cell>
          <table:table-cell table:style-name="ce19" table:formula="of:=([.I5]+[.J6])/([.I5]+[.J5]+[.I6]+[.J6])" office:value-type="float" office:value="0.965" calcext:value-type="float">
            <text:p>0,965</text:p>
          </table:table-cell>
          <table:table-cell table:style-name="ce19" table:formula="of:=1-[.K6]" office:value-type="float" office:value="0.035" calcext:value-type="float">
            <text:p>0,035</text:p>
          </table:table-cell>
          <table:table-cell table:style-name="ce19" table:formula="of:=[.J6]/([.I6]+[.J6])" office:value-type="float" office:value="0.928727272727273" calcext:value-type="float">
            <text:p>0,929</text:p>
          </table:table-cell>
          <table:table-cell table:style-name="ce19" table:formula="of:=[.J6]/([.J6]+[.J5])" office:value-type="float" office:value="1" calcext:value-type="float">
            <text:p>1,000</text:p>
          </table:table-cell>
          <table:table-cell table:style-name="ce19" table:formula="of:=2*[.N6]*[.M6]/([.M6]+[.N6])" office:value-type="float" office:value="0.963046757164404" calcext:value-type="float">
            <text:p>0,96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41" calcext:value-type="float">
            <text:p>1241</text:p>
          </table:table-cell>
          <table:table-cell table:style-name="ce19" table:formula="of:=([.P5]+[.Q6])/([.P5]+[.Q5]+[.P6]+[.Q6])" office:value-type="float" office:value="0.993928571428571" calcext:value-type="float">
            <text:p>0,994</text:p>
          </table:table-cell>
          <table:table-cell table:style-name="ce19" table:formula="of:=1-[.R6]" office:value-type="float" office:value="0.00607142857142862" calcext:value-type="float">
            <text:p>0,006</text:p>
          </table:table-cell>
          <table:table-cell table:style-name="ce19" table:formula="of:=[.Q6]/([.P6]+[.Q6])" office:value-type="float" office:value="0.991214057507987" calcext:value-type="float">
            <text:p>0,991</text:p>
          </table:table-cell>
          <table:table-cell table:style-name="ce19" table:formula="of:=[.Q6]/([.Q6]+[.Q5])" office:value-type="float" office:value="0.995188452285485" calcext:value-type="float">
            <text:p>0,995</text:p>
          </table:table-cell>
          <table:table-cell table:style-name="ce19" table:formula="of:=2*[.U6]*[.T6]/([.T6]+[.U6])" office:value-type="float" office:value="0.993197278911565" calcext:value-type="float">
            <text:p>0,993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473" calcext:value-type="float">
            <text:p>1473</text:p>
          </table:table-cell>
          <table:table-cell table:style-name="ce31" office:value-type="float" office:value="2" calcext:value-type="float">
            <text:p>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426" calcext:value-type="float">
            <text:p>1426</text:p>
          </table:table-cell>
          <table:table-cell table:style-name="ce32" office:value-type="float" office:value="2" calcext:value-type="float">
            <text:p>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441" calcext:value-type="float">
            <text:p>1441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1250" calcext:value-type="float">
            <text:p>1250</text:p>
          </table:table-cell>
          <table:table-cell table:style-name="ce19" table:formula="of:=([.B8]+[.C9])/([.B8]+[.C8]+[.B9]+[.C9])" office:value-type="float" office:value="0.973543081873436" calcext:value-type="float">
            <text:p>0,974</text:p>
          </table:table-cell>
          <table:table-cell table:style-name="ce19" table:formula="of:=1-[.D9]" office:value-type="float" office:value="0.0264569181265641" calcext:value-type="float">
            <text:p>0,026</text:p>
          </table:table-cell>
          <table:table-cell table:style-name="ce19" table:formula="of:=[.C9]/([.B9]+[.C9])" office:value-type="float" office:value="0.94553706505295" calcext:value-type="float">
            <text:p>0,946</text:p>
          </table:table-cell>
          <table:table-cell table:style-name="ce19" table:formula="of:=[.C9]/([.C9]+[.C8])" office:value-type="float" office:value="0.998402555910543" calcext:value-type="float">
            <text:p>0,998</text:p>
          </table:table-cell>
          <table:table-cell table:style-name="ce19" table:formula="of:=2*[.G9]*[.F9]/([.F9]+[.G9])" office:value-type="float" office:value="0.971250971250971" calcext:value-type="float">
            <text:p>0,971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246" calcext:value-type="float">
            <text:p>1246</text:p>
          </table:table-cell>
          <table:table-cell table:style-name="ce19" table:formula="of:=([.I8]+[.J9])/([.I8]+[.J8]+[.I9]+[.J9])" office:value-type="float" office:value="0.955309259921344" calcext:value-type="float">
            <text:p>0,955</text:p>
          </table:table-cell>
          <table:table-cell table:style-name="ce19" table:formula="of:=1-[.K9]" office:value-type="float" office:value="0.0446907400786557" calcext:value-type="float">
            <text:p>0,045</text:p>
          </table:table-cell>
          <table:table-cell table:style-name="ce19" table:formula="of:=[.J9]/([.I9]+[.J9])" office:value-type="float" office:value="0.910153396639883" calcext:value-type="float">
            <text:p>0,910</text:p>
          </table:table-cell>
          <table:table-cell table:style-name="ce19" table:formula="of:=[.J9]/([.J9]+[.J8])" office:value-type="float" office:value="0.998397435897436" calcext:value-type="float">
            <text:p>0,998</text:p>
          </table:table-cell>
          <table:table-cell table:style-name="ce19" table:formula="of:=2*[.N9]*[.M9]/([.M9]+[.N9])" office:value-type="float" office:value="0.952235384027512" calcext:value-type="float">
            <text:p>0,952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1236" calcext:value-type="float">
            <text:p>1236</text:p>
          </table:table-cell>
          <table:table-cell table:style-name="ce19" table:formula="of:=([.P8]+[.Q9])/([.P8]+[.Q8]+[.P9]+[.Q9])" office:value-type="float" office:value="0.957096889524491" calcext:value-type="float">
            <text:p>0,957</text:p>
          </table:table-cell>
          <table:table-cell table:style-name="ce19" table:formula="of:=1-[.R9]" office:value-type="float" office:value="0.0429031104755094" calcext:value-type="float">
            <text:p>0,043</text:p>
          </table:table-cell>
          <table:table-cell table:style-name="ce19" table:formula="of:=[.Q9]/([.P9]+[.Q9])" office:value-type="float" office:value="0.912177121771218" calcext:value-type="float">
            <text:p>0,912</text:p>
          </table:table-cell>
          <table:table-cell table:style-name="ce19" table:formula="of:=[.Q9]/([.Q9]+[.Q8])" office:value-type="float" office:value="0.999191592562652" calcext:value-type="float">
            <text:p>0,999</text:p>
          </table:table-cell>
          <table:table-cell table:style-name="ce19" table:formula="of:=2*[.U9]*[.T9]/([.T9]+[.U9])" office:value-type="float" office:value="0.953703703703704" calcext:value-type="float">
            <text:p>0,954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CNN</text:p>
          </table:table-cell>
          <table:table-cell table:style-name="ce31" office:value-type="float" office:value="1521" calcext:value-type="float">
            <text:p>1521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27" calcext:value-type="float">
            <text:p>1527</text:p>
          </table:table-cell>
          <table:table-cell table:style-name="ce32" office:value-type="float" office:value="14" calcext:value-type="float">
            <text:p>14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573" calcext:value-type="float">
            <text:p>1573</text:p>
          </table:table-cell>
          <table:table-cell table:style-name="ce31" office:value-type="float" office:value="15" calcext:value-type="float">
            <text:p>1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254" calcext:value-type="float">
            <text:p>1254</text:p>
          </table:table-cell>
          <table:table-cell table:style-name="ce21" table:formula="of:=([.B11]+[.C12])/([.B11]+[.C11]+[.B12]+[.C12])" office:value-type="float" office:value="0.992134429746157" calcext:value-type="float">
            <text:p>0,992</text:p>
          </table:table-cell>
          <table:table-cell table:style-name="ce21" table:formula="of:=1-[.D12]" office:value-type="float" office:value="0.00786557025384338" calcext:value-type="float">
            <text:p>0,008</text:p>
          </table:table-cell>
          <table:table-cell table:style-name="ce21" table:formula="of:=[.C12]/([.B12]+[.C12])" office:value-type="float" office:value="0.982758620689655" calcext:value-type="float">
            <text:p>0,983</text:p>
          </table:table-cell>
          <table:table-cell table:style-name="ce21" table:formula="of:=[.C12]/([.C12]+[.C11])" office:value-type="float" office:value="1" calcext:value-type="float">
            <text:p>1,000</text:p>
          </table:table-cell>
          <table:table-cell table:style-name="ce21" table:formula="of:=2*[.G12]*[.F12]/([.F12]+[.G12])" office:value-type="float" office:value="0.991304347826087" calcext:value-type="float">
            <text:p>0,99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49" calcext:value-type="float">
            <text:p>1249</text:p>
          </table:table-cell>
          <table:table-cell table:style-name="ce21" table:formula="of:=([.I11]+[.J12])/([.I11]+[.J11]+[.I12]+[.J12])" office:value-type="float" office:value="0.992491955666786" calcext:value-type="float">
            <text:p>0,992</text:p>
          </table:table-cell>
          <table:table-cell table:style-name="ce21" table:formula="of:=1-[.K12]" office:value-type="float" office:value="0.00750804433321417" calcext:value-type="float">
            <text:p>0,008</text:p>
          </table:table-cell>
          <table:table-cell table:style-name="ce21" table:formula="of:=[.J12]/([.I12]+[.J12])" office:value-type="float" office:value="0.994426751592357" calcext:value-type="float">
            <text:p>0,994</text:p>
          </table:table-cell>
          <table:table-cell table:style-name="ce21" table:formula="of:=[.J12]/([.J12]+[.J11])" office:value-type="float" office:value="0.988915281076801" calcext:value-type="float">
            <text:p>0,989</text:p>
          </table:table-cell>
          <table:table-cell table:style-name="ce21" table:formula="of:=2*[.N12]*[.M12]/([.M12]+[.N12])" office:value-type="float" office:value="0.991663358475586" calcext:value-type="float">
            <text:p>0,99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99" calcext:value-type="float">
            <text:p>1199</text:p>
          </table:table-cell>
          <table:table-cell table:style-name="ce21" table:formula="of:=([.P11]+[.Q12])/([.P11]+[.Q11]+[.P12]+[.Q12])" office:value-type="float" office:value="0.991061851984269" calcext:value-type="float">
            <text:p>0,991</text:p>
          </table:table-cell>
          <table:table-cell table:style-name="ce21" table:formula="of:=1-[.R12]" office:value-type="float" office:value="0.00893814801573112" calcext:value-type="float">
            <text:p>0,009</text:p>
          </table:table-cell>
          <table:table-cell table:style-name="ce21" table:formula="of:=[.Q12]/([.P12]+[.Q12])" office:value-type="float" office:value="0.991728701406121" calcext:value-type="float">
            <text:p>0,992</text:p>
          </table:table-cell>
          <table:table-cell table:style-name="ce21" table:formula="of:=[.Q12]/([.Q12]+[.Q11])" office:value-type="float" office:value="0.987644151565074" calcext:value-type="float">
            <text:p>0,988</text:p>
          </table:table-cell>
          <table:table-cell table:style-name="ce21" table:formula="of:=2*[.U12]*[.T12]/([.T12]+[.U12])" office:value-type="float" office:value="0.989682212133719" calcext:value-type="float">
            <text:p>0,990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40Fluxos_Vegas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egas 40 FLUXOS</text:p>
          </table:table-cell>
          <table:covered-table-cell table:style-name="ce27"/>
          <table:covered-table-cell table:style-name="ce14"/>
          <table:covered-table-cell table:style-name="ce17"/>
          <table:table-cell table:style-name="ce17" table:number-columns-repeated="4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style-name="ce27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27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27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MLP</text:p>
          </table:table-cell>
          <table:table-cell table:style-name="ce31" office:value-type="float" office:value="1596" calcext:value-type="float">
            <text:p>1596</text:p>
          </table:table-cell>
          <table:table-cell table:style-name="ce31" office:value-type="float" office:value="22" calcext:value-type="float">
            <text:p>2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47" calcext:value-type="float">
            <text:p>1547</text:p>
          </table:table-cell>
          <table:table-cell table:style-name="ce32" office:value-type="float" office:value="28" calcext:value-type="float">
            <text:p>28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610" calcext:value-type="float">
            <text:p>1610</text:p>
          </table:table-cell>
          <table:table-cell table:style-name="ce31" office:value-type="float" office:value="3" calcext:value-type="float">
            <text:p>3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1143" calcext:value-type="float">
            <text:p>1143</text:p>
          </table:table-cell>
          <table:table-cell table:style-name="ce19" table:formula="of:=([.B5]+[.C6])/([.B5]+[.C5]+[.B6]+[.C6])" office:value-type="float" office:value="0.978214285714286" calcext:value-type="float">
            <text:p>0,978</text:p>
          </table:table-cell>
          <table:table-cell table:style-name="ce19" table:formula="of:=1-[.D6]" office:value-type="float" office:value="0.0217857142857143" calcext:value-type="float">
            <text:p>0,022</text:p>
          </table:table-cell>
          <table:table-cell table:style-name="ce19" table:formula="of:=[.C6]/([.B6]+[.C6])" office:value-type="float" office:value="0.967005076142132" calcext:value-type="float">
            <text:p>0,967</text:p>
          </table:table-cell>
          <table:table-cell table:style-name="ce19" table:formula="of:=[.C6]/([.C6]+[.C5])" office:value-type="float" office:value="0.981115879828326" calcext:value-type="float">
            <text:p>0,981</text:p>
          </table:table-cell>
          <table:table-cell table:style-name="ce19" table:formula="of:=2*[.G6]*[.F6]/([.F6]+[.G6])" office:value-type="float" office:value="0.974009373668513" calcext:value-type="float">
            <text:p>0,974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124" calcext:value-type="float">
            <text:p>1124</text:p>
          </table:table-cell>
          <table:table-cell table:style-name="ce19" table:formula="of:=([.I5]+[.J6])/([.I5]+[.J5]+[.I6]+[.J6])" office:value-type="float" office:value="0.953928571428572" calcext:value-type="float">
            <text:p>0,954</text:p>
          </table:table-cell>
          <table:table-cell table:style-name="ce19" table:formula="of:=1-[.K6]" office:value-type="float" office:value="0.0460714285714285" calcext:value-type="float">
            <text:p>0,046</text:p>
          </table:table-cell>
          <table:table-cell table:style-name="ce19" table:formula="of:=[.J6]/([.I6]+[.J6])" office:value-type="float" office:value="0.917551020408163" calcext:value-type="float">
            <text:p>0,918</text:p>
          </table:table-cell>
          <table:table-cell table:style-name="ce19" table:formula="of:=[.J6]/([.J6]+[.J5])" office:value-type="float" office:value="0.975694444444444" calcext:value-type="float">
            <text:p>0,976</text:p>
          </table:table-cell>
          <table:table-cell table:style-name="ce19" table:formula="of:=2*[.N6]*[.M6]/([.M6]+[.N6])" office:value-type="float" office:value="0.945729911653344" calcext:value-type="float">
            <text:p>0,946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172" calcext:value-type="float">
            <text:p>1172</text:p>
          </table:table-cell>
          <table:table-cell table:style-name="ce19" table:formula="of:=([.P5]+[.Q6])/([.P5]+[.Q5]+[.P6]+[.Q6])" office:value-type="float" office:value="0.993571428571429" calcext:value-type="float">
            <text:p>0,994</text:p>
          </table:table-cell>
          <table:table-cell table:style-name="ce19" table:formula="of:=1-[.R6]" office:value-type="float" office:value="0.00642857142857145" calcext:value-type="float">
            <text:p>0,006</text:p>
          </table:table-cell>
          <table:table-cell table:style-name="ce19" table:formula="of:=[.Q6]/([.P6]+[.Q6])" office:value-type="float" office:value="0.987363100252738" calcext:value-type="float">
            <text:p>0,987</text:p>
          </table:table-cell>
          <table:table-cell table:style-name="ce19" table:formula="of:=[.Q6]/([.Q6]+[.Q5])" office:value-type="float" office:value="0.997446808510638" calcext:value-type="float">
            <text:p>0,997</text:p>
          </table:table-cell>
          <table:table-cell table:style-name="ce19" table:formula="of:=2*[.U6]*[.T6]/([.T6]+[.U6])" office:value-type="float" office:value="0.99237933954276" calcext:value-type="float">
            <text:p>0,992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586" calcext:value-type="float">
            <text:p>1586</text:p>
          </table:table-cell>
          <table:table-cell table:style-name="ce31" office:value-type="float" office:value="23" calcext:value-type="float">
            <text:p>23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20" calcext:value-type="float">
            <text:p>1520</text:p>
          </table:table-cell>
          <table:table-cell table:style-name="ce32" office:value-type="float" office:value="24" calcext:value-type="float">
            <text:p>24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513" calcext:value-type="float">
            <text:p>1513</text:p>
          </table:table-cell>
          <table:table-cell table:style-name="ce31" office:value-type="float" office:value="12" calcext:value-type="float">
            <text:p>1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1106" calcext:value-type="float">
            <text:p>1106</text:p>
          </table:table-cell>
          <table:table-cell table:style-name="ce19" table:formula="of:=([.B8]+[.C9])/([.B8]+[.C8]+[.B9]+[.C9])" office:value-type="float" office:value="0.962459778333929" calcext:value-type="float">
            <text:p>0,962</text:p>
          </table:table-cell>
          <table:table-cell table:style-name="ce19" table:formula="of:=1-[.D9]" office:value-type="float" office:value="0.0375402216660707" calcext:value-type="float">
            <text:p>0,038</text:p>
          </table:table-cell>
          <table:table-cell table:style-name="ce19" table:formula="of:=[.C9]/([.B9]+[.C9])" office:value-type="float" office:value="0.930976430976431" calcext:value-type="float">
            <text:p>0,931</text:p>
          </table:table-cell>
          <table:table-cell table:style-name="ce19" table:formula="of:=[.C9]/([.C9]+[.C8])" office:value-type="float" office:value="0.979627989371125" calcext:value-type="float">
            <text:p>0,980</text:p>
          </table:table-cell>
          <table:table-cell table:style-name="ce19" table:formula="of:=2*[.G9]*[.F9]/([.F9]+[.G9])" office:value-type="float" office:value="0.954682779456193" calcext:value-type="float">
            <text:p>0,955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137" calcext:value-type="float">
            <text:p>1137</text:p>
          </table:table-cell>
          <table:table-cell table:style-name="ce19" table:formula="of:=([.I8]+[.J9])/([.I8]+[.J8]+[.I9]+[.J9])" office:value-type="float" office:value="0.949946371111906" calcext:value-type="float">
            <text:p>0,950</text:p>
          </table:table-cell>
          <table:table-cell table:style-name="ce19" table:formula="of:=1-[.K9]" office:value-type="float" office:value="0.0500536288880944" calcext:value-type="float">
            <text:p>0,050</text:p>
          </table:table-cell>
          <table:table-cell table:style-name="ce19" table:formula="of:=[.J9]/([.I9]+[.J9])" office:value-type="float" office:value="0.907422186751796" calcext:value-type="float">
            <text:p>0,907</text:p>
          </table:table-cell>
          <table:table-cell table:style-name="ce19" table:formula="of:=[.J9]/([.J9]+[.J8])" office:value-type="float" office:value="0.979328165374677" calcext:value-type="float">
            <text:p>0,979</text:p>
          </table:table-cell>
          <table:table-cell table:style-name="ce19" table:formula="of:=2*[.N9]*[.M9]/([.M9]+[.N9])" office:value-type="float" office:value="0.942004971002486" calcext:value-type="float">
            <text:p>0,942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1140" calcext:value-type="float">
            <text:p>1140</text:p>
          </table:table-cell>
          <table:table-cell table:style-name="ce19" table:formula="of:=([.P8]+[.Q9])/([.P8]+[.Q8]+[.P9]+[.Q9])" office:value-type="float" office:value="0.948516267429389" calcext:value-type="float">
            <text:p>0,949</text:p>
          </table:table-cell>
          <table:table-cell table:style-name="ce19" table:formula="of:=1-[.R9]" office:value-type="float" office:value="0.0514837325706113" calcext:value-type="float">
            <text:p>0,051</text:p>
          </table:table-cell>
          <table:table-cell table:style-name="ce19" table:formula="of:=[.Q9]/([.P9]+[.Q9])" office:value-type="float" office:value="0.89622641509434" calcext:value-type="float">
            <text:p>0,896</text:p>
          </table:table-cell>
          <table:table-cell table:style-name="ce19" table:formula="of:=[.Q9]/([.Q9]+[.Q8])" office:value-type="float" office:value="0.989583333333333" calcext:value-type="float">
            <text:p>0,990</text:p>
          </table:table-cell>
          <table:table-cell table:style-name="ce19" table:formula="of:=2*[.U9]*[.T9]/([.T9]+[.U9])" office:value-type="float" office:value="0.940594059405941" calcext:value-type="float">
            <text:p>0,941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4" office:value-type="string" calcext:value-type="string" table:number-columns-spanned="1" table:number-rows-spanned="2">
            <text:p>CNN</text:p>
          </table:table-cell>
          <table:table-cell table:style-name="ce31" office:value-type="float" office:value="1575" calcext:value-type="float">
            <text:p>1575</text:p>
          </table:table-cell>
          <table:table-cell table:style-name="ce31" office:value-type="float" office:value="17" calcext:value-type="float">
            <text:p>17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626" calcext:value-type="float">
            <text:p>1626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656" calcext:value-type="float">
            <text:p>1656</text:p>
          </table:table-cell>
          <table:table-cell table:style-name="ce31" office:value-type="float" office:value="5" calcext:value-type="float">
            <text:p>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1157" calcext:value-type="float">
            <text:p>1157</text:p>
          </table:table-cell>
          <table:table-cell table:style-name="ce21" table:formula="of:=([.B11]+[.C12])/([.B11]+[.C11]+[.B12]+[.C12])" office:value-type="float" office:value="0.976760815159099" calcext:value-type="float">
            <text:p>0,977</text:p>
          </table:table-cell>
          <table:table-cell table:style-name="ce21" table:formula="of:=1-[.D12]" office:value-type="float" office:value="0.0232391848409009" calcext:value-type="float">
            <text:p>0,023</text:p>
          </table:table-cell>
          <table:table-cell table:style-name="ce21" table:formula="of:=[.C12]/([.B12]+[.C12])" office:value-type="float" office:value="0.960165975103735" calcext:value-type="float">
            <text:p>0,960</text:p>
          </table:table-cell>
          <table:table-cell table:style-name="ce21" table:formula="of:=[.C12]/([.C12]+[.C11])" office:value-type="float" office:value="0.985519591141397" calcext:value-type="float">
            <text:p>0,986</text:p>
          </table:table-cell>
          <table:table-cell table:style-name="ce21" table:formula="of:=2*[.G12]*[.F12]/([.F12]+[.G12])" office:value-type="float" office:value="0.972677595628415" calcext:value-type="float">
            <text:p>0,97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151" calcext:value-type="float">
            <text:p>1151</text:p>
          </table:table-cell>
          <table:table-cell table:style-name="ce21" table:formula="of:=([.I11]+[.J12])/([.I11]+[.J11]+[.I12]+[.J12])" office:value-type="float" office:value="0.992849481587415" calcext:value-type="float">
            <text:p>0,993</text:p>
          </table:table-cell>
          <table:table-cell table:style-name="ce21" table:formula="of:=1-[.K12]" office:value-type="float" office:value="0.00715051841258496" calcext:value-type="float">
            <text:p>0,007</text:p>
          </table:table-cell>
          <table:table-cell table:style-name="ce21" table:formula="of:=[.J12]/([.I12]+[.J12])" office:value-type="float" office:value="0.986289631533848" calcext:value-type="float">
            <text:p>0,986</text:p>
          </table:table-cell>
          <table:table-cell table:style-name="ce21" table:formula="of:=[.J12]/([.J12]+[.J11])" office:value-type="float" office:value="0.996536796536797" calcext:value-type="float">
            <text:p>0,997</text:p>
          </table:table-cell>
          <table:table-cell table:style-name="ce21" table:formula="of:=2*[.N12]*[.M12]/([.M12]+[.N12])" office:value-type="float" office:value="0.991386735572782" calcext:value-type="float">
            <text:p>0,991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115" calcext:value-type="float">
            <text:p>1115</text:p>
          </table:table-cell>
          <table:table-cell table:style-name="ce21" table:formula="of:=([.P11]+[.Q12])/([.P11]+[.Q11]+[.P12]+[.Q12])" office:value-type="float" office:value="0.99070432606364" calcext:value-type="float">
            <text:p>0,991</text:p>
          </table:table-cell>
          <table:table-cell table:style-name="ce21" table:formula="of:=1-[.R12]" office:value-type="float" office:value="0.00929567393636044" calcext:value-type="float">
            <text:p>0,009</text:p>
          </table:table-cell>
          <table:table-cell table:style-name="ce21" table:formula="of:=[.Q12]/([.P12]+[.Q12])" office:value-type="float" office:value="0.981514084507042" calcext:value-type="float">
            <text:p>0,982</text:p>
          </table:table-cell>
          <table:table-cell table:style-name="ce21" table:formula="of:=[.Q12]/([.Q12]+[.Q11])" office:value-type="float" office:value="0.995535714285714" calcext:value-type="float">
            <text:p>0,996</text:p>
          </table:table-cell>
          <table:table-cell table:style-name="ce21" table:formula="of:=2*[.U12]*[.T12]/([.T12]+[.U12])" office:value-type="float" office:value="0.988475177304965" calcext:value-type="float">
            <text:p>0,988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XXXGeneralização_5Fluxos" table:style-name="ta1">
        <table:table-column table:style-name="co1" table:number-columns-repeated="4" table:default-cell-style-name="Default"/>
        <table:table-column table:style-name="co1" table:number-columns-repeated="2" table:default-cell-style-name="ce6"/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34" office:value-type="string" calcext:value-type="string" table:number-columns-spanned="3" table:number-rows-spanned="1">
            <text:p>ack_ewma, <text:s/>send_ewma, rtt_r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ack_ewma rtt_r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send_ewma <text:s/>rtt_t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ack_ewma <text:s/>send_ewma</text:p>
          </table:table-cell>
          <table:covered-table-cell table:style-name="ce14"/>
          <table:covered-table-cell table:style-name="ce17"/>
          <table:table-cell table:style-name="ce1" table:number-columns-spanned="3" table:number-rows-spanned="1"/>
          <table:covered-table-cell table:number-columns-repeated="2" table:style-name="ce1"/>
        </table:table-row>
        <table:table-row table:style-name="ro1">
          <table:table-cell table:style-name="ce4"/>
          <table:table-cell table:style-name="ce35" office:value-type="string" calcext:value-type="string" table:number-columns-spanned="2" table:number-rows-spanned="1">
            <text:p>Conf</text:p>
          </table:table-cell>
          <table:covered-table-cell table:style-name="ce36"/>
          <table:table-cell table:style-name="ce37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15" table:number-columns-spanned="2" table:number-rows-spanned="1"/>
          <table:covered-table-cell table:style-name="ce15"/>
          <table:table-cell table:style-name="ce15"/>
        </table:table-row>
        <table:table-row table:style-name="ro1">
          <table:table-cell table:style-name="ce4" office:value-type="string" calcext:value-type="string" table:number-columns-spanned="1" table:number-rows-spanned="2">
            <text:p>MLP</text:p>
          </table:table-cell>
          <table:table-cell table:style-name="ce11"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24"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11"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87" calcext:value-type="float">
            <text:p>87</text:p>
          </table:table-cell>
          <table:table-cell office:value-type="float" office:value="1087" calcext:value-type="float">
            <text:p>1087</text:p>
          </table:table-cell>
          <table:table-cell table:style-name="ce22" table:formula="of:=([.B3]+[.C4])/([.B4]+[.B3]+[.C3]+[.C4])" office:value-type="float" office:value="0.963659147869674" calcext:value-type="float">
            <text:p>0,963659147869674</text:p>
          </table:table-cell>
          <table:table-cell table:style-name="ce24" office:value-type="float" office:value="18" calcext:value-type="float">
            <text:p>18</text:p>
          </table:table-cell>
          <table:table-cell office:value-type="float" office:value="1108" calcext:value-type="float">
            <text:p>1108</text:p>
          </table:table-cell>
          <table:table-cell table:style-name="ce22" table:formula="of:=([.E3]+[.F4])/([.E3]+[.E4]+[.F3]+[.F4])" office:value-type="float" office:value="0.992481203007519" calcext:value-type="float">
            <text:p>0,992481203007519</text:p>
          </table:table-cell>
          <table:table-cell table:style-name="ce11" office:value-type="float" office:value="14" calcext:value-type="float">
            <text:p>14</text:p>
          </table:table-cell>
          <table:table-cell office:value-type="float" office:value="1135" calcext:value-type="float">
            <text:p>1135</text:p>
          </table:table-cell>
          <table:table-cell table:style-name="ce22" table:formula="of:=([.H3]+[.I4])/([.H3]+[.I3]+[.H4]+[.I4])" office:value-type="float" office:value="0.994152046783626" calcext:value-type="float">
            <text:p>0,994152046783626</text:p>
          </table:table-cell>
          <table:table-cell table:style-name="ce11" office:value-type="float" office:value="1288" calcext:value-type="float">
            <text:p>1288</text:p>
          </table:table-cell>
          <table:table-cell office:value-type="float" office:value="1106" calcext:value-type="float">
            <text:p>1106</text:p>
          </table:table-cell>
          <table:table-cell table:style-name="ce22" table:formula="of:=([.K3]+[.L4])/([.K3]+[.K4]+[.L3]+[.L4])" office:value-type="float" office:value="0.461988304093567" calcext:value-type="float">
            <text:p>0,461988304093567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11"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24"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11"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65" calcext:value-type="float">
            <text:p>65</text:p>
          </table:table-cell>
          <table:table-cell office:value-type="float" office:value="1111" calcext:value-type="float">
            <text:p>1111</text:p>
          </table:table-cell>
          <table:table-cell table:style-name="ce22" table:formula="of:=([.B6]+[.C7])/([.B6]+[.C6]+[.B7]+[.C7])" office:value-type="float" office:value="0.972803347280335" calcext:value-type="float">
            <text:p>0,972803347280335</text:p>
          </table:table-cell>
          <table:table-cell table:style-name="ce24" office:value-type="float" office:value="114" calcext:value-type="float">
            <text:p>114</text:p>
          </table:table-cell>
          <table:table-cell office:value-type="float" office:value="1147" calcext:value-type="float">
            <text:p>1147</text:p>
          </table:table-cell>
          <table:table-cell table:style-name="ce22" table:formula="of:=([.E6]+[.F7])/([.E6]+[.E7]+[.F6]+[.F7])" office:value-type="float" office:value="0.952301255230126" calcext:value-type="float">
            <text:p>0,952301255230126</text:p>
          </table:table-cell>
          <table:table-cell table:style-name="ce11" office:value-type="float" office:value="99" calcext:value-type="float">
            <text:p>99</text:p>
          </table:table-cell>
          <table:table-cell office:value-type="float" office:value="1100" calcext:value-type="float">
            <text:p>1100</text:p>
          </table:table-cell>
          <table:table-cell table:style-name="ce22" table:formula="of:=([.H6]+[.I7])/([.H6]+[.H7]+[.I6]+[.I7])" office:value-type="float" office:value="0.958577405857741" calcext:value-type="float">
            <text:p>0,958577405857741</text:p>
          </table:table-cell>
          <table:table-cell table:style-name="ce11" office:value-type="float" office:value="1250" calcext:value-type="float">
            <text:p>1250</text:p>
          </table:table-cell>
          <table:table-cell office:value-type="float" office:value="1138" calcext:value-type="float">
            <text:p>1138</text:p>
          </table:table-cell>
          <table:table-cell table:style-name="ce22" table:formula="of:=([.K6]+[.L7])/([.K6]+[.K7]+[.L6]+[.L7])" office:value-type="float" office:value="0.476569037656904" calcext:value-type="float">
            <text:p>0,476569037656904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2">
            <text:p>CNN</text:p>
          </table:table-cell>
          <table:table-cell table:style-name="ce11" office:value-type="float" office:value="12222" calcext:value-type="float">
            <text:p>12222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24"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11"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3" office:value-type="float" office:value="30" calcext:value-type="float">
            <text:p>30</text:p>
          </table:table-cell>
          <table:table-cell table:style-name="ce16" office:value-type="float" office:value="1138" calcext:value-type="float">
            <text:p>1138</text:p>
          </table:table-cell>
          <table:table-cell table:style-name="ce30" table:formula="of:=([.B9]+[.C10])/([.B9]+[.B10]+[.C9]+[.C10])" office:value-type="float" office:value="0.997759522031367" calcext:value-type="float">
            <text:p>0,997759522031367</text:p>
          </table:table-cell>
          <table:table-cell table:style-name="ce26" office:value-type="float" office:value="9" calcext:value-type="float">
            <text:p>9</text:p>
          </table:table-cell>
          <table:table-cell table:style-name="ce29" office:value-type="float" office:value="1038" calcext:value-type="float">
            <text:p>1038</text:p>
          </table:table-cell>
          <table:table-cell table:style-name="ce30" table:formula="of:=([.E9]+[.F10])/([.E9]+[.E10]+[.F9]+[.F10])" office:value-type="float" office:value="0.996221662468514" calcext:value-type="float">
            <text:p>0,996221662468514</text:p>
          </table:table-cell>
          <table:table-cell table:style-name="ce13" office:value-type="float" office:value="11" calcext:value-type="float">
            <text:p>11</text:p>
          </table:table-cell>
          <table:table-cell table:style-name="ce16" office:value-type="float" office:value="1128" calcext:value-type="float">
            <text:p>1128</text:p>
          </table:table-cell>
          <table:table-cell table:style-name="ce30" table:formula="of:=([.H9]+[.I10])/([.H9]+[.H10]+[.I9]+[.I10])" office:value-type="float" office:value="0.994979079497908" calcext:value-type="float">
            <text:p>0,994979079497908</text:p>
          </table:table-cell>
          <table:table-cell table:style-name="ce13" office:value-type="float" office:value="1294" calcext:value-type="float">
            <text:p>1294</text:p>
          </table:table-cell>
          <table:table-cell table:style-name="ce16" office:value-type="float" office:value="1095" calcext:value-type="float">
            <text:p>1095</text:p>
          </table:table-cell>
          <table:table-cell table:style-name="ce30" table:formula="of:=([.K9]+[.L10])/([.K9]+[.K10]+[.L9]+[.L10])" office:value-type="float" office:value="0.4581589958159" calcext:value-type="float">
            <text:p>0,4581589958159</text:p>
          </table:table-cell>
          <table:table-cell table:number-columns-repeated="3"/>
        </table:table-row>
        <table:table-row table:style-name="ro1" table:number-rows-repeated="9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XXXGeneralização_10Fluxos" table:style-name="ta1">
        <table:table-column table:style-name="co1" table:number-columns-repeated="4" table:default-cell-style-name="Default"/>
        <table:table-column table:style-name="co1" table:number-columns-repeated="2" table:default-cell-style-name="ce6"/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34" office:value-type="string" calcext:value-type="string" table:number-columns-spanned="3" table:number-rows-spanned="1">
            <text:p>ack_ewma, <text:s/>send_ewma, rtt_ratio</text:p>
          </table:table-cell>
          <table:covered-table-cell table:style-name="ce14"/>
          <table:covered-table-cell table:style-name="ce17"/>
          <table:table-cell table:style-name="ce27" office:value-type="string" calcext:value-type="string" table:number-columns-spanned="3" table:number-rows-spanned="1">
            <text:p>ack_ewma rtt_ratio</text:p>
          </table:table-cell>
          <table:covered-table-cell table:style-name="ce14"/>
          <table:covered-table-cell table:style-name="ce17"/>
          <table:table-cell table:style-name="ce27" office:value-type="string" calcext:value-type="string" table:number-columns-spanned="3" table:number-rows-spanned="1">
            <text:p>send_ewma <text:s/>rtt_tatio</text:p>
          </table:table-cell>
          <table:covered-table-cell table:style-name="ce14"/>
          <table:covered-table-cell table:style-name="ce17"/>
          <table:table-cell table:style-name="ce27" office:value-type="string" calcext:value-type="string" table:number-columns-spanned="3" table:number-rows-spanned="1">
            <text:p>ack_ewma <text:s/>send_ewma</text:p>
          </table:table-cell>
          <table:covered-table-cell table:style-name="ce14"/>
          <table:covered-table-cell table:style-name="ce17"/>
          <table:table-cell table:style-name="ce1" table:number-columns-spanned="3" table:number-rows-spanned="1"/>
          <table:covered-table-cell table:number-columns-repeated="2" table:style-name="ce1"/>
        </table:table-row>
        <table:table-row table:style-name="ro1">
          <table:table-cell table:style-name="ce4"/>
          <table:table-cell table:style-name="ce35" office:value-type="string" calcext:value-type="string" table:number-columns-spanned="2" table:number-rows-spanned="1">
            <text:p>Conf</text:p>
          </table:table-cell>
          <table:covered-table-cell table:style-name="ce36"/>
          <table:table-cell table:style-name="ce37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15" table:number-columns-spanned="2" table:number-rows-spanned="1"/>
          <table:covered-table-cell table:style-name="ce15"/>
          <table:table-cell table:style-name="ce15"/>
        </table:table-row>
        <table:table-row table:style-name="ro1">
          <table:table-cell table:style-name="ce4" office:value-type="string" calcext:value-type="string" table:number-columns-spanned="1" table:number-rows-spanned="2">
            <text:p>MLP</text:p>
          </table:table-cell>
          <table:table-cell table:style-name="ce11" office:value-type="float" office:value="1066" calcext:value-type="float">
            <text:p>1066</text:p>
          </table:table-cell>
          <table:table-cell office:value-type="float" office:value="3" calcext:value-type="float">
            <text:p>3</text:p>
          </table:table-cell>
          <table:table-cell table:style-name="ce22"/>
          <table:table-cell table:style-name="ce24" office:value-type="float" office:value="1081" calcext:value-type="float">
            <text:p>1081</text:p>
          </table:table-cell>
          <table:table-cell office:value-type="float" office:value="5" calcext:value-type="float">
            <text:p>5</text:p>
          </table:table-cell>
          <table:table-cell table:style-name="ce22"/>
          <table:table-cell table:style-name="ce11" office:value-type="float" office:value="1077" calcext:value-type="float">
            <text:p>1077</text:p>
          </table:table-cell>
          <table:table-cell office:value-type="float" office:value="3" calcext:value-type="float">
            <text:p>3</text:p>
          </table:table-cell>
          <table:table-cell table:style-name="ce22"/>
          <table:table-cell table:style-name="ce11"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31" calcext:value-type="float">
            <text:p>31</text:p>
          </table:table-cell>
          <table:table-cell office:value-type="float" office:value="1031" calcext:value-type="float">
            <text:p>1031</text:p>
          </table:table-cell>
          <table:table-cell table:style-name="ce22" table:formula="of:=([.B3]+[.C4])/([.B4]+[.B3]+[.C3]+[.C4])" office:value-type="float" office:value="0.984045049272642" calcext:value-type="float">
            <text:p>0,984045049272642</text:p>
          </table:table-cell>
          <table:table-cell table:style-name="ce24" office:value-type="float" office:value="24" calcext:value-type="float">
            <text:p>24</text:p>
          </table:table-cell>
          <table:table-cell office:value-type="float" office:value="1021" calcext:value-type="float">
            <text:p>1021</text:p>
          </table:table-cell>
          <table:table-cell table:style-name="ce22" table:formula="of:=([.E3]+[.F4])/([.E3]+[.E4]+[.F3]+[.F4])" office:value-type="float" office:value="0.986391365556077" calcext:value-type="float">
            <text:p>0,986391365556077</text:p>
          </table:table-cell>
          <table:table-cell table:style-name="ce11" office:value-type="float" office:value="28" calcext:value-type="float">
            <text:p>28</text:p>
          </table:table-cell>
          <table:table-cell office:value-type="float" office:value="1023" calcext:value-type="float">
            <text:p>1023</text:p>
          </table:table-cell>
          <table:table-cell table:style-name="ce22" table:formula="of:=([.H3]+[.I4])/([.H3]+[.I3]+[.H4]+[.I4])" office:value-type="float" office:value="0.985452839042703" calcext:value-type="float">
            <text:p>0,985452839042703</text:p>
          </table:table-cell>
          <table:table-cell table:style-name="ce11" office:value-type="float" office:value="995" calcext:value-type="float">
            <text:p>995</text:p>
          </table:table-cell>
          <table:table-cell office:value-type="float" office:value="974" calcext:value-type="float">
            <text:p>974</text:p>
          </table:table-cell>
          <table:table-cell table:style-name="ce22" table:formula="of:=([.K3]+[.L4])/([.K3]+[.K4]+[.L3]+[.L4])" office:value-type="float" office:value="0.51806663538245" calcext:value-type="float">
            <text:p>0,51806663538245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11" office:value-type="float" office:value="1042" calcext:value-type="float">
            <text:p>1042</text:p>
          </table:table-cell>
          <table:table-cell office:value-type="float" office:value="11" calcext:value-type="float">
            <text:p>11</text:p>
          </table:table-cell>
          <table:table-cell table:style-name="ce22"/>
          <table:table-cell table:style-name="ce24" office:value-type="float" office:value="1071" calcext:value-type="float">
            <text:p>1071</text:p>
          </table:table-cell>
          <table:table-cell office:value-type="float" office:value="5" calcext:value-type="float">
            <text:p>5</text:p>
          </table:table-cell>
          <table:table-cell table:style-name="ce22"/>
          <table:table-cell table:style-name="ce11" office:value-type="float" office:value="1009" calcext:value-type="float">
            <text:p>1009</text:p>
          </table:table-cell>
          <table:table-cell office:value-type="float" office:value="2" calcext:value-type="float">
            <text:p>2</text:p>
          </table:table-cell>
          <table:table-cell table:style-name="ce22"/>
          <table:table-cell table:style-name="ce11"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29" calcext:value-type="float">
            <text:p>29</text:p>
          </table:table-cell>
          <table:table-cell office:value-type="float" office:value="1046" calcext:value-type="float">
            <text:p>1046</text:p>
          </table:table-cell>
          <table:table-cell table:style-name="ce22" table:formula="of:=([.B6]+[.C7])/([.B6]+[.C6]+[.B7]+[.C7])" office:value-type="float" office:value="0.981203007518797" calcext:value-type="float">
            <text:p>0,981203007518797</text:p>
          </table:table-cell>
          <table:table-cell table:style-name="ce24" office:value-type="float" office:value="48" calcext:value-type="float">
            <text:p>48</text:p>
          </table:table-cell>
          <table:table-cell office:value-type="float" office:value="1004" calcext:value-type="float">
            <text:p>1004</text:p>
          </table:table-cell>
          <table:table-cell table:style-name="ce22" table:formula="of:=([.E6]+[.F7])/([.E6]+[.E7]+[.F6]+[.F7])" office:value-type="float" office:value="0.975093984962406" calcext:value-type="float">
            <text:p>0,975093984962406</text:p>
          </table:table-cell>
          <table:table-cell table:style-name="ce11" office:value-type="float" office:value="84" calcext:value-type="float">
            <text:p>84</text:p>
          </table:table-cell>
          <table:table-cell office:value-type="float" office:value="1033" calcext:value-type="float">
            <text:p>1033</text:p>
          </table:table-cell>
          <table:table-cell table:style-name="ce22" table:formula="of:=([.H6]+[.I7])/([.H6]+[.H7]+[.I6]+[.I7])" office:value-type="float" office:value="0.959586466165414" calcext:value-type="float">
            <text:p>0,959586466165414</text:p>
          </table:table-cell>
          <table:table-cell table:style-name="ce11" office:value-type="float" office:value="974" calcext:value-type="float">
            <text:p>974</text:p>
          </table:table-cell>
          <table:table-cell office:value-type="float" office:value="951" calcext:value-type="float">
            <text:p>951</text:p>
          </table:table-cell>
          <table:table-cell table:style-name="ce22" table:formula="of:=([.K6]+[.L7])/([.K6]+[.K7]+[.L6]+[.L7])" office:value-type="float" office:value="0.522556390977444" calcext:value-type="float">
            <text:p>0,522556390977444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2">
            <text:p>CNN</text:p>
          </table:table-cell>
          <table:table-cell table:style-name="ce11" office:value-type="float" office:value="1042" calcext:value-type="float">
            <text:p>1042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 table:style-name="ce24" office:value-type="float" office:value="1090" calcext:value-type="float">
            <text:p>1090</text:p>
          </table:table-cell>
          <table:table-cell office:value-type="float" office:value="5" calcext:value-type="float">
            <text:p>5</text:p>
          </table:table-cell>
          <table:table-cell table:style-name="ce22"/>
          <table:table-cell table:style-name="ce11" office:value-type="float" office:value="1050" calcext:value-type="float">
            <text:p>1050</text:p>
          </table:table-cell>
          <table:table-cell office:value-type="float" office:value="3" calcext:value-type="float">
            <text:p>3</text:p>
          </table:table-cell>
          <table:table-cell table:style-name="ce22"/>
          <table:table-cell table:style-name="ce11"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3" office:value-type="float" office:value="29" calcext:value-type="float">
            <text:p>29</text:p>
          </table:table-cell>
          <table:table-cell table:style-name="ce16" office:value-type="float" office:value="1053" calcext:value-type="float">
            <text:p>1053</text:p>
          </table:table-cell>
          <table:table-cell table:style-name="ce30" table:formula="of:=([.B9]+[.C10])/([.B9]+[.B10]+[.C9]+[.C10])" office:value-type="float" office:value="0.984492481203008" calcext:value-type="float">
            <text:p>0,984492481203008</text:p>
          </table:table-cell>
          <table:table-cell table:style-name="ce26" office:value-type="float" office:value="33" calcext:value-type="float">
            <text:p>33</text:p>
          </table:table-cell>
          <table:table-cell table:style-name="ce29" office:value-type="float" office:value="1000" calcext:value-type="float">
            <text:p>1000</text:p>
          </table:table-cell>
          <table:table-cell table:style-name="ce30" table:formula="of:=([.E9]+[.F10])/([.E9]+[.E10]+[.F9]+[.F10])" office:value-type="float" office:value="0.982142857142857" calcext:value-type="float">
            <text:p>0,982142857142857</text:p>
          </table:table-cell>
          <table:table-cell table:style-name="ce13" office:value-type="float" office:value="29" calcext:value-type="float">
            <text:p>29</text:p>
          </table:table-cell>
          <table:table-cell table:style-name="ce16" office:value-type="float" office:value="1046" calcext:value-type="float">
            <text:p>1046</text:p>
          </table:table-cell>
          <table:table-cell table:style-name="ce30" table:formula="of:=([.H9]+[.I10])/([.H9]+[.H10]+[.I9]+[.I10])" office:value-type="float" office:value="0.984962406015038" calcext:value-type="float">
            <text:p>0,984962406015038</text:p>
          </table:table-cell>
          <table:table-cell table:style-name="ce13" office:value-type="float" office:value="957" calcext:value-type="float">
            <text:p>957</text:p>
          </table:table-cell>
          <table:table-cell table:style-name="ce16" office:value-type="float" office:value="1025" calcext:value-type="float">
            <text:p>1025</text:p>
          </table:table-cell>
          <table:table-cell table:style-name="ce30" table:formula="of:=([.K9]+[.L10])/([.K9]+[.K10]+[.L9]+[.L10])" office:value-type="float" office:value="0.535244360902256" calcext:value-type="float">
            <text:p>0,535244360902256</text:p>
          </table:table-cell>
          <table:table-cell table:number-columns-repeated="3"/>
        </table:table-row>
        <table:table-row table:style-name="ro1" table:number-rows-repeated="9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XXXGeneralização_20Fluxos" table:style-name="ta1">
        <table:table-column table:style-name="co1" table:number-columns-repeated="4" table:default-cell-style-name="Default"/>
        <table:table-column table:style-name="co1" table:number-columns-repeated="2" table:default-cell-style-name="ce6"/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34" office:value-type="string" calcext:value-type="string" table:number-columns-spanned="3" table:number-rows-spanned="1">
            <text:p>ack_ewma, <text:s/>send_ewma, rtt_ratio</text:p>
          </table:table-cell>
          <table:covered-table-cell table:style-name="ce14"/>
          <table:covered-table-cell table:style-name="ce17"/>
          <table:table-cell table:style-name="ce27" office:value-type="string" calcext:value-type="string" table:number-columns-spanned="3" table:number-rows-spanned="1">
            <text:p>ack_ewma rtt_ratio</text:p>
          </table:table-cell>
          <table:covered-table-cell table:style-name="ce14"/>
          <table:covered-table-cell table:style-name="ce17"/>
          <table:table-cell table:style-name="ce27" office:value-type="string" calcext:value-type="string" table:number-columns-spanned="3" table:number-rows-spanned="1">
            <text:p>send_ewma <text:s/>rtt_tatio</text:p>
          </table:table-cell>
          <table:covered-table-cell table:style-name="ce14"/>
          <table:covered-table-cell table:style-name="ce17"/>
          <table:table-cell table:style-name="ce27" office:value-type="string" calcext:value-type="string" table:number-columns-spanned="3" table:number-rows-spanned="1">
            <text:p>ack_ewma <text:s/>send_ewma</text:p>
          </table:table-cell>
          <table:covered-table-cell table:style-name="ce14"/>
          <table:covered-table-cell table:style-name="ce17"/>
          <table:table-cell table:style-name="ce1" table:number-columns-spanned="3" table:number-rows-spanned="1"/>
          <table:covered-table-cell table:number-columns-repeated="2" table:style-name="ce1"/>
        </table:table-row>
        <table:table-row table:style-name="ro1">
          <table:table-cell table:style-name="ce4"/>
          <table:table-cell table:style-name="ce35" office:value-type="string" calcext:value-type="string" table:number-columns-spanned="2" table:number-rows-spanned="1">
            <text:p>Conf</text:p>
          </table:table-cell>
          <table:covered-table-cell table:style-name="ce36"/>
          <table:table-cell table:style-name="ce37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15" table:number-columns-spanned="2" table:number-rows-spanned="1"/>
          <table:covered-table-cell table:style-name="ce15"/>
          <table:table-cell table:style-name="ce15"/>
        </table:table-row>
        <table:table-row table:style-name="ro1">
          <table:table-cell table:style-name="ce4" office:value-type="string" calcext:value-type="string" table:number-columns-spanned="1" table:number-rows-spanned="2">
            <text:p>MLP</text:p>
          </table:table-cell>
          <table:table-cell table:style-name="ce11" office:value-type="float" office:value="905" calcext:value-type="float">
            <text:p>905</text:p>
          </table:table-cell>
          <table:table-cell office:value-type="float" office:value="15" calcext:value-type="float">
            <text:p>15</text:p>
          </table:table-cell>
          <table:table-cell table:style-name="ce22"/>
          <table:table-cell table:style-name="ce24" office:value-type="float" office:value="927" calcext:value-type="float">
            <text:p>927</text:p>
          </table:table-cell>
          <table:table-cell office:value-type="float" office:value="16" calcext:value-type="float">
            <text:p>16</text:p>
          </table:table-cell>
          <table:table-cell table:style-name="ce22"/>
          <table:table-cell table:style-name="ce11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11" office:value-type="float" office:value="334" calcext:value-type="float">
            <text:p>334</text:p>
          </table:table-cell>
          <table:table-cell office:value-type="float" office:value="26" calcext:value-type="float">
            <text:p>26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46" calcext:value-type="float">
            <text:p>46</text:p>
          </table:table-cell>
          <table:table-cell office:value-type="float" office:value="1076" calcext:value-type="float">
            <text:p>1076</text:p>
          </table:table-cell>
          <table:table-cell table:style-name="ce22" table:formula="of:=([.B3]+[.C4])/([.B4]+[.B3]+[.C3]+[.C4])" office:value-type="float" office:value="0.970127326150833" calcext:value-type="float">
            <text:p>0,970127326150833</text:p>
          </table:table-cell>
          <table:table-cell table:style-name="ce24" office:value-type="float" office:value="27" calcext:value-type="float">
            <text:p>27</text:p>
          </table:table-cell>
          <table:table-cell office:value-type="float" office:value="1072" calcext:value-type="float">
            <text:p>1072</text:p>
          </table:table-cell>
          <table:table-cell table:style-name="ce22" table:formula="of:=([.E3]+[.F4])/([.E3]+[.E4]+[.F3]+[.F4])" office:value-type="float" office:value="0.978942213516161" calcext:value-type="float">
            <text:p>0,978942213516161</text:p>
          </table:table-cell>
          <table:table-cell table:style-name="ce11" office:value-type="float" office:value="72" calcext:value-type="float">
            <text:p>72</text:p>
          </table:table-cell>
          <table:table-cell office:value-type="float" office:value="1077" calcext:value-type="float">
            <text:p>1077</text:p>
          </table:table-cell>
          <table:table-cell table:style-name="ce22" table:formula="of:=([.H3]+[.I4])/([.H3]+[.I3]+[.H4]+[.I4])" office:value-type="float" office:value="0.964740450538688" calcext:value-type="float">
            <text:p>0,964740450538688</text:p>
          </table:table-cell>
          <table:table-cell table:style-name="ce11" office:value-type="float" office:value="644" calcext:value-type="float">
            <text:p>644</text:p>
          </table:table-cell>
          <table:table-cell office:value-type="float" office:value="1038" calcext:value-type="float">
            <text:p>1038</text:p>
          </table:table-cell>
          <table:table-cell table:style-name="ce22" table:formula="of:=([.K3]+[.L4])/([.K3]+[.K4]+[.L3]+[.L4])" office:value-type="float" office:value="0.671890303623898" calcext:value-type="float">
            <text:p>0,671890303623898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11" office:value-type="float" office:value="955" calcext:value-type="float">
            <text:p>955</text:p>
          </table:table-cell>
          <table:table-cell office:value-type="float" office:value="29" calcext:value-type="float">
            <text:p>29</text:p>
          </table:table-cell>
          <table:table-cell table:style-name="ce22"/>
          <table:table-cell table:style-name="ce24" office:value-type="float" office:value="918" calcext:value-type="float">
            <text:p>918</text:p>
          </table:table-cell>
          <table:table-cell office:value-type="float" office:value="20" calcext:value-type="float">
            <text:p>20</text:p>
          </table:table-cell>
          <table:table-cell table:style-name="ce22"/>
          <table:table-cell table:style-name="ce11" office:value-type="float" office:value="918" calcext:value-type="float">
            <text:p>918</text:p>
          </table:table-cell>
          <table:table-cell office:value-type="float" office:value="15" calcext:value-type="float">
            <text:p>15</text:p>
          </table:table-cell>
          <table:table-cell table:style-name="ce22"/>
          <table:table-cell table:style-name="ce11" office:value-type="float" office:value="347" calcext:value-type="float">
            <text:p>347</text:p>
          </table:table-cell>
          <table:table-cell office:value-type="float" office:value="40" calcext:value-type="float">
            <text:p>40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32" calcext:value-type="float">
            <text:p>32</text:p>
          </table:table-cell>
          <table:table-cell office:value-type="float" office:value="1023" calcext:value-type="float">
            <text:p>1023</text:p>
          </table:table-cell>
          <table:table-cell table:style-name="ce22" table:formula="of:=([.B6]+[.C7])/([.B6]+[.C6]+[.B7]+[.C7])" office:value-type="float" office:value="0.970083374203041" calcext:value-type="float">
            <text:p>0,970083374203041</text:p>
          </table:table-cell>
          <table:table-cell table:style-name="ce24" office:value-type="float" office:value="44" calcext:value-type="float">
            <text:p>44</text:p>
          </table:table-cell>
          <table:table-cell office:value-type="float" office:value="1057" calcext:value-type="float">
            <text:p>1057</text:p>
          </table:table-cell>
          <table:table-cell table:style-name="ce22" table:formula="of:=([.E6]+[.F7])/([.E6]+[.E7]+[.F6]+[.F7])" office:value-type="float" office:value="0.968612064737617" calcext:value-type="float">
            <text:p>0,968612064737617</text:p>
          </table:table-cell>
          <table:table-cell table:style-name="ce11" office:value-type="float" office:value="68" calcext:value-type="float">
            <text:p>68</text:p>
          </table:table-cell>
          <table:table-cell office:value-type="float" office:value="1038" calcext:value-type="float">
            <text:p>1038</text:p>
          </table:table-cell>
          <table:table-cell table:style-name="ce22" table:formula="of:=([.H6]+[.I7])/([.H6]+[.H7]+[.I6]+[.I7])" office:value-type="float" office:value="0.959293771456596" calcext:value-type="float">
            <text:p>0,959293771456596</text:p>
          </table:table-cell>
          <table:table-cell table:style-name="ce11" office:value-type="float" office:value="611" calcext:value-type="float">
            <text:p>611</text:p>
          </table:table-cell>
          <table:table-cell office:value-type="float" office:value="1041" calcext:value-type="float">
            <text:p>1041</text:p>
          </table:table-cell>
          <table:table-cell table:style-name="ce22" table:formula="of:=([.K6]+[.L7])/([.K6]+[.K7]+[.L6]+[.L7])" office:value-type="float" office:value="0.680725846002943" calcext:value-type="float">
            <text:p>0,680725846002943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2">
            <text:p>CNN</text:p>
          </table:table-cell>
          <table:table-cell table:style-name="ce11" office:value-type="float" office:value="950" calcext:value-type="float">
            <text:p>950</text:p>
          </table:table-cell>
          <table:table-cell office:value-type="float" office:value="11" calcext:value-type="float">
            <text:p>11</text:p>
          </table:table-cell>
          <table:table-cell table:style-name="ce22"/>
          <table:table-cell table:style-name="ce24" office:value-type="float" office:value="870" calcext:value-type="float">
            <text:p>870</text:p>
          </table:table-cell>
          <table:table-cell office:value-type="float" office:value="6" calcext:value-type="float">
            <text:p>6</text:p>
          </table:table-cell>
          <table:table-cell table:style-name="ce22"/>
          <table:table-cell table:style-name="ce11" office:value-type="float" office:value="881" calcext:value-type="float">
            <text:p>881</text:p>
          </table:table-cell>
          <table:table-cell office:value-type="float" office:value="3" calcext:value-type="float">
            <text:p>3</text:p>
          </table:table-cell>
          <table:table-cell table:style-name="ce22"/>
          <table:table-cell table:style-name="ce11" office:value-type="float" office:value="357" calcext:value-type="float">
            <text:p>357</text:p>
          </table:table-cell>
          <table:table-cell office:value-type="float" office:value="65" calcext:value-type="float">
            <text:p>65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3" office:value-type="float" office:value="24" calcext:value-type="float">
            <text:p>24</text:p>
          </table:table-cell>
          <table:table-cell table:style-name="ce16" office:value-type="float" office:value="1054" calcext:value-type="float">
            <text:p>1054</text:p>
          </table:table-cell>
          <table:table-cell table:style-name="ce30" table:formula="of:=([.B9]+[.C10])/([.B9]+[.B10]+[.C9]+[.C10])" office:value-type="float" office:value="0.982834722903384" calcext:value-type="float">
            <text:p>0,982834722903384</text:p>
          </table:table-cell>
          <table:table-cell table:style-name="ce26" office:value-type="float" office:value="95" calcext:value-type="float">
            <text:p>95</text:p>
          </table:table-cell>
          <table:table-cell table:style-name="ce29" office:value-type="float" office:value="1068" calcext:value-type="float">
            <text:p>1068</text:p>
          </table:table-cell>
          <table:table-cell table:style-name="ce30" table:formula="of:=([.E9]+[.F10])/([.E9]+[.E10]+[.F9]+[.F10])" office:value-type="float" office:value="0.950465914664051" calcext:value-type="float">
            <text:p>0,950465914664051</text:p>
          </table:table-cell>
          <table:table-cell table:style-name="ce13" office:value-type="float" office:value="89" calcext:value-type="float">
            <text:p>89</text:p>
          </table:table-cell>
          <table:table-cell table:style-name="ce16" office:value-type="float" office:value="1066" calcext:value-type="float">
            <text:p>1066</text:p>
          </table:table-cell>
          <table:table-cell table:style-name="ce30" table:formula="of:=([.H9]+[.I10])/([.H9]+[.H10]+[.I9]+[.I10])" office:value-type="float" office:value="0.954879843060324" calcext:value-type="float">
            <text:p>0,954879843060324</text:p>
          </table:table-cell>
          <table:table-cell table:style-name="ce13" office:value-type="float" office:value="627" calcext:value-type="float">
            <text:p>627</text:p>
          </table:table-cell>
          <table:table-cell table:style-name="ce16" office:value-type="float" office:value="992" calcext:value-type="float">
            <text:p>992</text:p>
          </table:table-cell>
          <table:table-cell table:style-name="ce30" table:formula="of:=([.K9]+[.L10])/([.K9]+[.K10]+[.L9]+[.L10])" office:value-type="float" office:value="0.660950514453699" calcext:value-type="float">
            <text:p>0,660950514453699</text:p>
          </table:table-cell>
          <table:table-cell table:number-columns-repeated="3"/>
        </table:table-row>
        <table:table-row table:style-name="ro1" table:number-rows-repeated="9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XXXGeneralização_40Fluxos" table:style-name="ta1">
        <table:table-column table:style-name="co1" table:number-columns-repeated="4" table:default-cell-style-name="Default"/>
        <table:table-column table:style-name="co1" table:number-columns-repeated="2" table:default-cell-style-name="ce6"/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34" office:value-type="string" calcext:value-type="string" table:number-columns-spanned="3" table:number-rows-spanned="1">
            <text:p>ack_ewma, <text:s/>send_ewma, rtt_ratio</text:p>
          </table:table-cell>
          <table:covered-table-cell table:style-name="ce14"/>
          <table:covered-table-cell table:style-name="ce17"/>
          <table:table-cell table:style-name="ce27" office:value-type="string" calcext:value-type="string" table:number-columns-spanned="3" table:number-rows-spanned="1">
            <text:p>ack_ewma rtt_ratio</text:p>
          </table:table-cell>
          <table:covered-table-cell table:style-name="ce14"/>
          <table:covered-table-cell table:style-name="ce17"/>
          <table:table-cell table:style-name="ce27" office:value-type="string" calcext:value-type="string" table:number-columns-spanned="3" table:number-rows-spanned="1">
            <text:p>send_ewma <text:s/>rtt_tatio</text:p>
          </table:table-cell>
          <table:covered-table-cell table:style-name="ce14"/>
          <table:covered-table-cell table:style-name="ce17"/>
          <table:table-cell table:style-name="ce27" office:value-type="string" calcext:value-type="string" table:number-columns-spanned="3" table:number-rows-spanned="1">
            <text:p>ack_ewma <text:s/>send_ewma</text:p>
          </table:table-cell>
          <table:covered-table-cell table:style-name="ce14"/>
          <table:covered-table-cell table:style-name="ce17"/>
          <table:table-cell table:style-name="ce1" table:number-columns-spanned="3" table:number-rows-spanned="1"/>
          <table:covered-table-cell table:number-columns-repeated="2" table:style-name="ce1"/>
        </table:table-row>
        <table:table-row table:style-name="ro1">
          <table:table-cell table:style-name="ce4"/>
          <table:table-cell table:style-name="ce35" office:value-type="string" calcext:value-type="string" table:number-columns-spanned="2" table:number-rows-spanned="1">
            <text:p>Conf</text:p>
          </table:table-cell>
          <table:covered-table-cell table:style-name="ce36"/>
          <table:table-cell table:style-name="ce37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15" table:number-columns-spanned="2" table:number-rows-spanned="1"/>
          <table:covered-table-cell table:style-name="ce15"/>
          <table:table-cell table:style-name="ce15"/>
        </table:table-row>
        <table:table-row table:style-name="ro1">
          <table:table-cell table:style-name="ce4" office:value-type="string" calcext:value-type="string" table:number-columns-spanned="1" table:number-rows-spanned="2">
            <text:p>MLP</text:p>
          </table:table-cell>
          <table:table-cell table:style-name="ce11" office:value-type="float" office:value="837" calcext:value-type="float">
            <text:p>837</text:p>
          </table:table-cell>
          <table:table-cell office:value-type="float" office:value="15" calcext:value-type="float">
            <text:p>15</text:p>
          </table:table-cell>
          <table:table-cell table:style-name="ce22"/>
          <table:table-cell table:style-name="ce24" office:value-type="float" office:value="860" calcext:value-type="float">
            <text:p>860</text:p>
          </table:table-cell>
          <table:table-cell office:value-type="float" office:value="14" calcext:value-type="float">
            <text:p>14</text:p>
          </table:table-cell>
          <table:table-cell table:style-name="ce22"/>
          <table:table-cell table:style-name="ce11" office:value-type="float" office:value="842" calcext:value-type="float">
            <text:p>842</text:p>
          </table:table-cell>
          <table:table-cell office:value-type="float" office:value="3" calcext:value-type="float">
            <text:p>3</text:p>
          </table:table-cell>
          <table:table-cell table:style-name="ce22"/>
          <table:table-cell table:style-name="ce11" office:value-type="float" office:value="237" calcext:value-type="float">
            <text:p>237</text:p>
          </table:table-cell>
          <table:table-cell office:value-type="float" office:value="42" calcext:value-type="float">
            <text:p>42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42" calcext:value-type="float">
            <text:p>42</text:p>
          </table:table-cell>
          <table:table-cell office:value-type="float" office:value="959" calcext:value-type="float">
            <text:p>959</text:p>
          </table:table-cell>
          <table:table-cell table:style-name="ce22" table:formula="of:=([.B3]+[.C4])/([.B4]+[.B3]+[.C3]+[.C4])" office:value-type="float" office:value="0.969239071775499" calcext:value-type="float">
            <text:p>0,969239071775499</text:p>
          </table:table-cell>
          <table:table-cell table:style-name="ce24" office:value-type="float" office:value="35" calcext:value-type="float">
            <text:p>35</text:p>
          </table:table-cell>
          <table:table-cell office:value-type="float" office:value="944" calcext:value-type="float">
            <text:p>944</text:p>
          </table:table-cell>
          <table:table-cell table:style-name="ce22" table:formula="of:=([.E3]+[.F4])/([.E3]+[.E4]+[.F3]+[.F4])" office:value-type="float" office:value="0.973556395035078" calcext:value-type="float">
            <text:p>0,973556395035078</text:p>
          </table:table-cell>
          <table:table-cell table:style-name="ce11" office:value-type="float" office:value="70" calcext:value-type="float">
            <text:p>70</text:p>
          </table:table-cell>
          <table:table-cell office:value-type="float" office:value="938" calcext:value-type="float">
            <text:p>938</text:p>
          </table:table-cell>
          <table:table-cell table:style-name="ce22" table:formula="of:=([.H3]+[.I4])/([.H3]+[.I3]+[.H4]+[.I4])" office:value-type="float" office:value="0.960604425256341" calcext:value-type="float">
            <text:p>0,960604425256341</text:p>
          </table:table-cell>
          <table:table-cell table:style-name="ce11" office:value-type="float" office:value="683" calcext:value-type="float">
            <text:p>683</text:p>
          </table:table-cell>
          <table:table-cell office:value-type="float" office:value="891" calcext:value-type="float">
            <text:p>891</text:p>
          </table:table-cell>
          <table:table-cell table:style-name="ce22" table:formula="of:=([.K3]+[.L4])/([.K3]+[.K4]+[.L3]+[.L4])" office:value-type="float" office:value="0.608742579600648" calcext:value-type="float">
            <text:p>0,608742579600648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11" office:value-type="float" office:value="881" calcext:value-type="float">
            <text:p>881</text:p>
          </table:table-cell>
          <table:table-cell office:value-type="float" office:value="24" calcext:value-type="float">
            <text:p>24</text:p>
          </table:table-cell>
          <table:table-cell table:style-name="ce22"/>
          <table:table-cell table:style-name="ce24" office:value-type="float" office:value="834" calcext:value-type="float">
            <text:p>834</text:p>
          </table:table-cell>
          <table:table-cell office:value-type="float" office:value="16" calcext:value-type="float">
            <text:p>16</text:p>
          </table:table-cell>
          <table:table-cell table:style-name="ce22"/>
          <table:table-cell table:style-name="ce11" office:value-type="float" office:value="833" calcext:value-type="float">
            <text:p>833</text:p>
          </table:table-cell>
          <table:table-cell office:value-type="float" office:value="14" calcext:value-type="float">
            <text:p>14</text:p>
          </table:table-cell>
          <table:table-cell table:style-name="ce22"/>
          <table:table-cell table:style-name="ce11" office:value-type="float" office:value="276" calcext:value-type="float">
            <text:p>276</text:p>
          </table:table-cell>
          <table:table-cell office:value-type="float" office:value="44" calcext:value-type="float">
            <text:p>44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25" calcext:value-type="float">
            <text:p>25</text:p>
          </table:table-cell>
          <table:table-cell office:value-type="float" office:value="919" calcext:value-type="float">
            <text:p>919</text:p>
          </table:table-cell>
          <table:table-cell table:style-name="ce22" table:formula="of:=([.B6]+[.C7])/([.B6]+[.C6]+[.B7]+[.C7])" office:value-type="float" office:value="0.973499188750676" calcext:value-type="float">
            <text:p>0,973499188750676</text:p>
          </table:table-cell>
          <table:table-cell table:style-name="ce24" office:value-type="float" office:value="32" calcext:value-type="float">
            <text:p>32</text:p>
          </table:table-cell>
          <table:table-cell office:value-type="float" office:value="967" calcext:value-type="float">
            <text:p>967</text:p>
          </table:table-cell>
          <table:table-cell table:style-name="ce22" table:formula="of:=([.E6]+[.F7])/([.E6]+[.E7]+[.F6]+[.F7])" office:value-type="float" office:value="0.974040021633315" calcext:value-type="float">
            <text:p>0,974040021633315</text:p>
          </table:table-cell>
          <table:table-cell table:style-name="ce11" office:value-type="float" office:value="59" calcext:value-type="float">
            <text:p>59</text:p>
          </table:table-cell>
          <table:table-cell office:value-type="float" office:value="943" calcext:value-type="float">
            <text:p>943</text:p>
          </table:table-cell>
          <table:table-cell table:style-name="ce22" table:formula="of:=([.H6]+[.I7])/([.H6]+[.H7]+[.I6]+[.I7])" office:value-type="float" office:value="0.960519199567334" calcext:value-type="float">
            <text:p>0,960519199567334</text:p>
          </table:table-cell>
          <table:table-cell table:style-name="ce11" office:value-type="float" office:value="629" calcext:value-type="float">
            <text:p>629</text:p>
          </table:table-cell>
          <table:table-cell office:value-type="float" office:value="900" calcext:value-type="float">
            <text:p>900</text:p>
          </table:table-cell>
          <table:table-cell table:style-name="ce22" table:formula="of:=([.K6]+[.L7])/([.K6]+[.K7]+[.L6]+[.L7])" office:value-type="float" office:value="0.636019469983775" calcext:value-type="float">
            <text:p>0,636019469983775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2">
            <text:p>CNN</text:p>
          </table:table-cell>
          <table:table-cell table:style-name="ce11" office:value-type="float" office:value="897" calcext:value-type="float">
            <text:p>897</text:p>
          </table:table-cell>
          <table:table-cell office:value-type="float" office:value="11" calcext:value-type="float">
            <text:p>11</text:p>
          </table:table-cell>
          <table:table-cell table:style-name="ce22"/>
          <table:table-cell table:style-name="ce24" office:value-type="float" office:value="872" calcext:value-type="float">
            <text:p>872</text:p>
          </table:table-cell>
          <table:table-cell office:value-type="float" office:value="2" calcext:value-type="float">
            <text:p>2</text:p>
          </table:table-cell>
          <table:table-cell table:style-name="ce22"/>
          <table:table-cell table:style-name="ce11" office:value-type="float" office:value="832" calcext:value-type="float">
            <text:p>832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 table:style-name="ce11" office:value-type="float" office:value="266" calcext:value-type="float">
            <text:p>266</text:p>
          </table:table-cell>
          <table:table-cell office:value-type="float" office:value="57" calcext:value-type="float">
            <text:p>57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3" office:value-type="float" office:value="18" calcext:value-type="float">
            <text:p>18</text:p>
          </table:table-cell>
          <table:table-cell table:style-name="ce16" office:value-type="float" office:value="923" calcext:value-type="float">
            <text:p>923</text:p>
          </table:table-cell>
          <table:table-cell table:style-name="ce30" table:formula="of:=([.B9]+[.C10])/([.B9]+[.B10]+[.C9]+[.C10])" office:value-type="float" office:value="0.984315846403461" calcext:value-type="float">
            <text:p>0,984315846403461</text:p>
          </table:table-cell>
          <table:table-cell table:style-name="ce26" office:value-type="float" office:value="60" calcext:value-type="float">
            <text:p>60</text:p>
          </table:table-cell>
          <table:table-cell table:style-name="ce29" office:value-type="float" office:value="915" calcext:value-type="float">
            <text:p>915</text:p>
          </table:table-cell>
          <table:table-cell table:style-name="ce30" table:formula="of:=([.E9]+[.F10])/([.E9]+[.E10]+[.F9]+[.F10])" office:value-type="float" office:value="0.966468361276366" calcext:value-type="float">
            <text:p>0,966468361276366</text:p>
          </table:table-cell>
          <table:table-cell table:style-name="ce13" office:value-type="float" office:value="59" calcext:value-type="float">
            <text:p>59</text:p>
          </table:table-cell>
          <table:table-cell table:style-name="ce16" office:value-type="float" office:value="954" calcext:value-type="float">
            <text:p>954</text:p>
          </table:table-cell>
          <table:table-cell table:style-name="ce30" table:formula="of:=([.H9]+[.I10])/([.H9]+[.H10]+[.I9]+[.I10])" office:value-type="float" office:value="0.965927528393726" calcext:value-type="float">
            <text:p>0,965927528393726</text:p>
          </table:table-cell>
          <table:table-cell table:style-name="ce13" office:value-type="float" office:value="661" calcext:value-type="float">
            <text:p>661</text:p>
          </table:table-cell>
          <table:table-cell table:style-name="ce16" office:value-type="float" office:value="865" calcext:value-type="float">
            <text:p>865</text:p>
          </table:table-cell>
          <table:table-cell table:style-name="ce30" table:formula="of:=([.K9]+[.L10])/([.K9]+[.K10]+[.L9]+[.L10])" office:value-type="float" office:value="0.611681990265008" calcext:value-type="float">
            <text:p>0,611681990265008</text:p>
          </table:table-cell>
          <table:table-cell table:number-columns-repeated="3"/>
        </table:table-row>
        <table:table-row table:style-name="ro1" table:number-rows-repeated="9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/00/0000</text:date>, <text:time style:data-style-name="N2" text:time-value="16:46:58.40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08:21:00.483000000</meta:creation-date>
    <dc:date>2023-12-21T09:30:46.071000000</dc:date>
    <meta:editing-duration>P30DT9H40M31S</meta:editing-duration>
    <meta:editing-cycles>28</meta:editing-cycles>
    <meta:generator>LibreOffice/7.6.2.1$Windows_X86_64 LibreOffice_project/56f7684011345957bbf33a7ee678afaf4d2ba333</meta:generator>
    <meta:document-statistic meta:table-count="21" meta:cell-count="2621" meta:object-count="0"/>
  </office:meta>
</office:document-meta>
</file>